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7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39092" calcext:value-type="float">
            <text:p>8,339,092</text:p>
          </table:table-cell>
          <table:table-cell table:style-name="ce18" office:value-type="float" office:value="23398263" calcext:value-type="float">
            <text:p>23,398,263</text:p>
          </table:table-cell>
          <table:table-cell table:style-name="ce26" office:value-type="float" office:value="11687050" calcext:value-type="float">
            <text:p>11,687,050</text:p>
          </table:table-cell>
          <table:table-cell table:style-name="ce30" office:value-type="float" office:value="11711213" calcext:value-type="float">
            <text:p>11,711,21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88509" calcext:value-type="float">
            <text:p>1,488,509</text:p>
          </table:table-cell>
          <table:table-cell table:style-name="ce19" office:value-type="float" office:value="3957965" calcext:value-type="float">
            <text:p>3,957,965</text:p>
          </table:table-cell>
          <table:table-cell table:style-name="ce27" office:value-type="float" office:value="1949110" calcext:value-type="float">
            <text:p>1,949,110</text:p>
          </table:table-cell>
          <table:table-cell table:style-name="ce30" office:value-type="float" office:value="2008855" calcext:value-type="float">
            <text:p>2,008,85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2751" calcext:value-type="float">
            <text:p>1,032,751</text:p>
          </table:table-cell>
          <table:table-cell table:style-name="ce19" office:value-type="float" office:value="2695027" calcext:value-type="float">
            <text:p>2,695,027</text:p>
          </table:table-cell>
          <table:table-cell table:style-name="ce27" office:value-type="float" office:value="1292989" calcext:value-type="float">
            <text:p>1,292,989</text:p>
          </table:table-cell>
          <table:table-cell table:style-name="ce30" office:value-type="float" office:value="1402038" calcext:value-type="float">
            <text:p>1,402,03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05613" calcext:value-type="float">
            <text:p>905,613</text:p>
          </table:table-cell>
          <table:table-cell table:style-name="ce19" office:value-type="float" office:value="2709764" calcext:value-type="float">
            <text:p>2,709,764</text:p>
          </table:table-cell>
          <table:table-cell table:style-name="ce27" office:value-type="float" office:value="1342757" calcext:value-type="float">
            <text:p>1,342,757</text:p>
          </table:table-cell>
          <table:table-cell table:style-name="ce30" office:value-type="float" office:value="1367007" calcext:value-type="float">
            <text:p>1,367,00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5829" calcext:value-type="float">
            <text:p>665,829</text:p>
          </table:table-cell>
          <table:table-cell table:style-name="ce19" office:value-type="float" office:value="1882946" calcext:value-type="float">
            <text:p>1,882,946</text:p>
          </table:table-cell>
          <table:table-cell table:style-name="ce27" office:value-type="float" office:value="943722" calcext:value-type="float">
            <text:p>943,722</text:p>
          </table:table-cell>
          <table:table-cell table:style-name="ce30" office:value-type="float" office:value="939224" calcext:value-type="float">
            <text:p>939,22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60315" calcext:value-type="float">
            <text:p>1,060,315</text:p>
          </table:table-cell>
          <table:table-cell table:style-name="ce19" office:value-type="float" office:value="2777240" calcext:value-type="float">
            <text:p>2,777,240</text:p>
          </table:table-cell>
          <table:table-cell table:style-name="ce27" office:value-type="float" office:value="1383208" calcext:value-type="float">
            <text:p>1,383,208</text:p>
          </table:table-cell>
          <table:table-cell table:style-name="ce30" office:value-type="float" office:value="1394032" calcext:value-type="float">
            <text:p>1,394,03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46351" calcext:value-type="float">
            <text:p>3,146,351</text:p>
          </table:table-cell>
          <table:table-cell table:style-name="ce19" office:value-type="float" office:value="9238244" calcext:value-type="float">
            <text:p>9,238,244</text:p>
          </table:table-cell>
          <table:table-cell table:style-name="ce27" office:value-type="float" office:value="4705573" calcext:value-type="float">
            <text:p>4,705,573</text:p>
          </table:table-cell>
          <table:table-cell table:style-name="ce30" office:value-type="float" office:value="4532671" calcext:value-type="float">
            <text:p>4,532,67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1966" calcext:value-type="float">
            <text:p>161,966</text:p>
          </table:table-cell>
          <table:table-cell table:style-name="ce20" office:value-type="float" office:value="458786" calcext:value-type="float">
            <text:p>458,786</text:p>
          </table:table-cell>
          <table:table-cell table:style-name="ce20" office:value-type="float" office:value="232833" calcext:value-type="float">
            <text:p>232,833</text:p>
          </table:table-cell>
          <table:table-cell table:style-name="ce20" office:value-type="float" office:value="225953" calcext:value-type="float">
            <text:p>225,9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25512" calcext:value-type="float">
            <text:p>725,512</text:p>
          </table:table-cell>
          <table:table-cell table:style-name="ce20" office:value-type="float" office:value="2050600" calcext:value-type="float">
            <text:p>2,050,600</text:p>
          </table:table-cell>
          <table:table-cell table:style-name="ce20" office:value-type="float" office:value="1029302" calcext:value-type="float">
            <text:p>1,029,302</text:p>
          </table:table-cell>
          <table:table-cell table:style-name="ce20" office:value-type="float" office:value="1021298" calcext:value-type="float">
            <text:p>1,021,2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7244" calcext:value-type="float">
            <text:p>177,244</text:p>
          </table:table-cell>
          <table:table-cell table:style-name="ce20" office:value-type="float" office:value="534493" calcext:value-type="float">
            <text:p>534,493</text:p>
          </table:table-cell>
          <table:table-cell table:style-name="ce20" office:value-type="float" office:value="273816" calcext:value-type="float">
            <text:p>273,816</text:p>
          </table:table-cell>
          <table:table-cell table:style-name="ce20" office:value-type="float" office:value="260677" calcext:value-type="float">
            <text:p>260,6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2187" calcext:value-type="float">
            <text:p>182,187</text:p>
          </table:table-cell>
          <table:table-cell table:style-name="ce20" office:value-type="float" office:value="566704" calcext:value-type="float">
            <text:p>566,704</text:p>
          </table:table-cell>
          <table:table-cell table:style-name="ce20" office:value-type="float" office:value="292200" calcext:value-type="float">
            <text:p>292,200</text:p>
          </table:table-cell>
          <table:table-cell table:style-name="ce20" office:value-type="float" office:value="274504" calcext:value-type="float">
            <text:p>274,5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7421" calcext:value-type="float">
            <text:p>377,421</text:p>
          </table:table-cell>
          <table:table-cell table:style-name="ce20" office:value-type="float" office:value="1293129" calcext:value-type="float">
            <text:p>1,293,129</text:p>
          </table:table-cell>
          <table:table-cell table:style-name="ce20" office:value-type="float" office:value="661734" calcext:value-type="float">
            <text:p>661,734</text:p>
          </table:table-cell>
          <table:table-cell table:style-name="ce20" office:value-type="float" office:value="631395" calcext:value-type="float">
            <text:p>631,3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872" calcext:value-type="float">
            <text:p>175,872</text:p>
          </table:table-cell>
          <table:table-cell table:style-name="ce20" office:value-type="float" office:value="515564" calcext:value-type="float">
            <text:p>515,564</text:p>
          </table:table-cell>
          <table:table-cell table:style-name="ce20" office:value-type="float" office:value="264562" calcext:value-type="float">
            <text:p>264,562</text:p>
          </table:table-cell>
          <table:table-cell table:style-name="ce20" office:value-type="float" office:value="251002" calcext:value-type="float">
            <text:p>251,00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326" calcext:value-type="float">
            <text:p>237,326</text:p>
          </table:table-cell>
          <table:table-cell table:style-name="ce20" office:value-type="float" office:value="707199" calcext:value-type="float">
            <text:p>707,199</text:p>
          </table:table-cell>
          <table:table-cell table:style-name="ce20" office:value-type="float" office:value="367999" calcext:value-type="float">
            <text:p>367,999</text:p>
          </table:table-cell>
          <table:table-cell table:style-name="ce20" office:value-type="float" office:value="339200" calcext:value-type="float">
            <text:p>339,2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999" calcext:value-type="float">
            <text:p>180,999</text:p>
          </table:table-cell>
          <table:table-cell table:style-name="ce20" office:value-type="float" office:value="526735" calcext:value-type="float">
            <text:p>526,735</text:p>
          </table:table-cell>
          <table:table-cell table:style-name="ce20" office:value-type="float" office:value="274374" calcext:value-type="float">
            <text:p>274,374</text:p>
          </table:table-cell>
          <table:table-cell table:style-name="ce20" office:value-type="float" office:value="252361" calcext:value-type="float">
            <text:p>252,3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694" calcext:value-type="float">
            <text:p>282,694</text:p>
          </table:table-cell>
          <table:table-cell table:style-name="ce20" office:value-type="float" office:value="850166" calcext:value-type="float">
            <text:p>850,166</text:p>
          </table:table-cell>
          <table:table-cell table:style-name="ce20" office:value-type="float" office:value="435783" calcext:value-type="float">
            <text:p>435,783</text:p>
          </table:table-cell>
          <table:table-cell table:style-name="ce20" office:value-type="float" office:value="414383" calcext:value-type="float">
            <text:p>414,3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968" calcext:value-type="float">
            <text:p>81,968</text:p>
          </table:table-cell>
          <table:table-cell table:style-name="ce21" office:value-type="float" office:value="225170" calcext:value-type="float">
            <text:p>225,170</text:p>
          </table:table-cell>
          <table:table-cell table:style-name="ce20" office:value-type="float" office:value="116851" calcext:value-type="float">
            <text:p>116,851</text:p>
          </table:table-cell>
          <table:table-cell table:style-name="ce20" office:value-type="float" office:value="108319" calcext:value-type="float">
            <text:p>108,3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873" calcext:value-type="float">
            <text:p>123,873</text:p>
          </table:table-cell>
          <table:table-cell table:style-name="ce20" office:value-type="float" office:value="333707" calcext:value-type="float">
            <text:p>333,707</text:p>
          </table:table-cell>
          <table:table-cell table:style-name="ce20" office:value-type="float" office:value="170628" calcext:value-type="float">
            <text:p>170,628</text:p>
          </table:table-cell>
          <table:table-cell table:style-name="ce20" office:value-type="float" office:value="163079" calcext:value-type="float">
            <text:p>163,0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365" calcext:value-type="float">
            <text:p>37,365</text:p>
          </table:table-cell>
          <table:table-cell table:style-name="ce20" office:value-type="float" office:value="101176" calcext:value-type="float">
            <text:p>101,176</text:p>
          </table:table-cell>
          <table:table-cell table:style-name="ce20" office:value-type="float" office:value="52077" calcext:value-type="float">
            <text:p>52,077</text:p>
          </table:table-cell>
          <table:table-cell table:style-name="ce20" office:value-type="float" office:value="49099" calcext:value-type="float">
            <text:p>49,09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50135" calcext:value-type="float">
            <text:p>150,135</text:p>
          </table:table-cell>
          <table:table-cell table:style-name="ce20" office:value-type="float" office:value="373702" calcext:value-type="float">
            <text:p>373,702</text:p>
          </table:table-cell>
          <table:table-cell table:style-name="ce20" office:value-type="float" office:value="187941" calcext:value-type="float">
            <text:p>187,941</text:p>
          </table:table-cell>
          <table:table-cell table:style-name="ce20" office:value-type="float" office:value="185761" calcext:value-type="float">
            <text:p>185,7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3849" calcext:value-type="float">
            <text:p>153,849</text:p>
          </table:table-cell>
          <table:table-cell table:style-name="ce20" office:value-type="float" office:value="430295" calcext:value-type="float">
            <text:p>430,295</text:p>
          </table:table-cell>
          <table:table-cell table:style-name="ce20" office:value-type="float" office:value="213046" calcext:value-type="float">
            <text:p>213,046</text:p>
          </table:table-cell>
          <table:table-cell table:style-name="ce20" office:value-type="float" office:value="217249" calcext:value-type="float">
            <text:p>217,2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940" calcext:value-type="float">
            <text:p>97,940</text:p>
          </table:table-cell>
          <table:table-cell table:style-name="ce20" office:value-type="float" office:value="270818" calcext:value-type="float">
            <text:p>270,818</text:p>
          </table:table-cell>
          <table:table-cell table:style-name="ce20" office:value-type="float" office:value="132427" calcext:value-type="float">
            <text:p>132,427</text:p>
          </table:table-cell>
          <table:table-cell table:style-name="ce20" office:value-type="float" office:value="138391" calcext:value-type="float">
            <text:p>138,391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724" calcext:value-type="float">
            <text:p>39,724</text:p>
          </table:table-cell>
          <table:table-cell table:style-name="ce19" office:value-type="float" office:value="137077" calcext:value-type="float">
            <text:p>137,077</text:p>
          </table:table-cell>
          <table:table-cell table:style-name="ce19" office:value-type="float" office:value="69691" calcext:value-type="float">
            <text:p>69,691</text:p>
          </table:table-cell>
          <table:table-cell table:style-name="ce19" office:value-type="float" office:value="67386" calcext:value-type="float">
            <text:p>67,3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266" calcext:value-type="float">
            <text:p>37,266</text:p>
          </table:table-cell>
          <table:table-cell table:style-name="ce20" office:value-type="float" office:value="124616" calcext:value-type="float">
            <text:p>124,616</text:p>
          </table:table-cell>
          <table:table-cell table:style-name="ce20" office:value-type="float" office:value="62562" calcext:value-type="float">
            <text:p>62,562</text:p>
          </table:table-cell>
          <table:table-cell table:style-name="ce20" office:value-type="float" office:value="62054" calcext:value-type="float">
            <text:p>62,054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58" calcext:value-type="float">
            <text:p>2,458</text:p>
          </table:table-cell>
          <table:table-cell table:style-name="ce22" office:value-type="float" office:value="12461" calcext:value-type="float">
            <text:p>12,461</text:p>
          </table:table-cell>
          <table:table-cell table:style-name="ce22" office:value-type="float" office:value="7129" calcext:value-type="float">
            <text:p>7,129</text:p>
          </table:table-cell>
          <table:table-cell table:style-name="ce22" office:value-type="float" office:value="5332" calcext:value-type="float">
            <text:p>5,33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8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7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88509" calcext:value-type="float">
            <text:p>1,488,509</text:p>
          </table:table-cell>
          <table:table-cell table:style-name="ce42" office:value-type="float" office:value="3957965" calcext:value-type="float">
            <text:p>3,957,965</text:p>
          </table:table-cell>
          <table:table-cell table:style-name="ce42" office:value-type="float" office:value="1949110" calcext:value-type="float">
            <text:p>1,949,110</text:p>
          </table:table-cell>
          <table:table-cell table:style-name="ce46" office:value-type="float" office:value="2008855" calcext:value-type="float">
            <text:p>2,008,8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280" calcext:value-type="float">
            <text:p>204,280</text:p>
          </table:table-cell>
          <table:table-cell table:style-name="ce43" office:value-type="float" office:value="556078" calcext:value-type="float">
            <text:p>556,078</text:p>
          </table:table-cell>
          <table:table-cell table:style-name="ce43" office:value-type="float" office:value="272690" calcext:value-type="float">
            <text:p>272,690</text:p>
          </table:table-cell>
          <table:table-cell table:style-name="ce47" office:value-type="float" office:value="283388" calcext:value-type="float">
            <text:p>283,38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6664" calcext:value-type="float">
            <text:p>146,664</text:p>
          </table:table-cell>
          <table:table-cell table:style-name="ce43" office:value-type="float" office:value="389212" calcext:value-type="float">
            <text:p>389,212</text:p>
          </table:table-cell>
          <table:table-cell table:style-name="ce43" office:value-type="float" office:value="192596" calcext:value-type="float">
            <text:p>192,596</text:p>
          </table:table-cell>
          <table:table-cell table:style-name="ce47" office:value-type="float" office:value="196616" calcext:value-type="float">
            <text:p>196,61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1712" calcext:value-type="float">
            <text:p>161,712</text:p>
          </table:table-cell>
          <table:table-cell table:style-name="ce43" office:value-type="float" office:value="414889" calcext:value-type="float">
            <text:p>414,889</text:p>
          </table:table-cell>
          <table:table-cell table:style-name="ce43" office:value-type="float" office:value="203007" calcext:value-type="float">
            <text:p>203,007</text:p>
          </table:table-cell>
          <table:table-cell table:style-name="ce47" office:value-type="float" office:value="211882" calcext:value-type="float">
            <text:p>211,8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57" calcext:value-type="float">
            <text:p>90,757</text:p>
          </table:table-cell>
          <table:table-cell table:style-name="ce43" office:value-type="float" office:value="228204" calcext:value-type="float">
            <text:p>228,204</text:p>
          </table:table-cell>
          <table:table-cell table:style-name="ce43" office:value-type="float" office:value="108745" calcext:value-type="float">
            <text:p>108,745</text:p>
          </table:table-cell>
          <table:table-cell table:style-name="ce47" office:value-type="float" office:value="119459" calcext:value-type="float">
            <text:p>119,45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5999" calcext:value-type="float">
            <text:p>145,999</text:p>
          </table:table-cell>
          <table:table-cell table:style-name="ce43" office:value-type="float" office:value="410436" calcext:value-type="float">
            <text:p>410,436</text:p>
          </table:table-cell>
          <table:table-cell table:style-name="ce43" office:value-type="float" office:value="201469" calcext:value-type="float">
            <text:p>201,469</text:p>
          </table:table-cell>
          <table:table-cell table:style-name="ce47" office:value-type="float" office:value="208967" calcext:value-type="float">
            <text:p>208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032" calcext:value-type="float">
            <text:p>122,032</text:p>
          </table:table-cell>
          <table:table-cell table:style-name="ce43" office:value-type="float" office:value="298938" calcext:value-type="float">
            <text:p>298,938</text:p>
          </table:table-cell>
          <table:table-cell table:style-name="ce43" office:value-type="float" office:value="144897" calcext:value-type="float">
            <text:p>144,897</text:p>
          </table:table-cell>
          <table:table-cell table:style-name="ce47" office:value-type="float" office:value="154041" calcext:value-type="float">
            <text:p>154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4775" calcext:value-type="float">
            <text:p>64,775</text:p>
          </table:table-cell>
          <table:table-cell table:style-name="ce43" office:value-type="float" office:value="183724" calcext:value-type="float">
            <text:p>183,724</text:p>
          </table:table-cell>
          <table:table-cell table:style-name="ce43" office:value-type="float" office:value="91959" calcext:value-type="float">
            <text:p>91,959</text:p>
          </table:table-cell>
          <table:table-cell table:style-name="ce47" office:value-type="float" office:value="91765" calcext:value-type="float">
            <text:p>91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110" calcext:value-type="float">
            <text:p>29,110</text:p>
          </table:table-cell>
          <table:table-cell table:style-name="ce43" office:value-type="float" office:value="88847" calcext:value-type="float">
            <text:p>88,847</text:p>
          </table:table-cell>
          <table:table-cell table:style-name="ce43" office:value-type="float" office:value="44503" calcext:value-type="float">
            <text:p>44,503</text:p>
          </table:table-cell>
          <table:table-cell table:style-name="ce47" office:value-type="float" office:value="44344" calcext:value-type="float">
            <text:p>44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39957" calcext:value-type="float">
            <text:p>39,957</text:p>
          </table:table-cell>
          <table:table-cell table:style-name="ce43" office:value-type="float" office:value="110757" calcext:value-type="float">
            <text:p>110,757</text:p>
          </table:table-cell>
          <table:table-cell table:style-name="ce43" office:value-type="float" office:value="55926" calcext:value-type="float">
            <text:p>55,926</text:p>
          </table:table-cell>
          <table:table-cell table:style-name="ce47" office:value-type="float" office:value="54831" calcext:value-type="float">
            <text:p>54,8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7094" calcext:value-type="float">
            <text:p>67,094</text:p>
          </table:table-cell>
          <table:table-cell table:style-name="ce43" office:value-type="float" office:value="157390" calcext:value-type="float">
            <text:p>157,390</text:p>
          </table:table-cell>
          <table:table-cell table:style-name="ce43" office:value-type="float" office:value="75885" calcext:value-type="float">
            <text:p>75,885</text:p>
          </table:table-cell>
          <table:table-cell table:style-name="ce47" office:value-type="float" office:value="81505" calcext:value-type="float">
            <text:p>81,5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3692" calcext:value-type="float">
            <text:p>83,692</text:p>
          </table:table-cell>
          <table:table-cell table:style-name="ce43" office:value-type="float" office:value="194467" calcext:value-type="float">
            <text:p>194,467</text:p>
          </table:table-cell>
          <table:table-cell table:style-name="ce43" office:value-type="float" office:value="95583" calcext:value-type="float">
            <text:p>95,583</text:p>
          </table:table-cell>
          <table:table-cell table:style-name="ce47" office:value-type="float" office:value="98884" calcext:value-type="float">
            <text:p>98,8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36" calcext:value-type="float">
            <text:p>16,036</text:p>
          </table:table-cell>
          <table:table-cell table:style-name="ce43" office:value-type="float" office:value="41418" calcext:value-type="float">
            <text:p>41,418</text:p>
          </table:table-cell>
          <table:table-cell table:style-name="ce43" office:value-type="float" office:value="20927" calcext:value-type="float">
            <text:p>20,927</text:p>
          </table:table-cell>
          <table:table-cell table:style-name="ce47" office:value-type="float" office:value="20491" calcext:value-type="float">
            <text:p>20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295" calcext:value-type="float">
            <text:p>85,295</text:p>
          </table:table-cell>
          <table:table-cell table:style-name="ce43" office:value-type="float" office:value="238918" calcext:value-type="float">
            <text:p>238,918</text:p>
          </table:table-cell>
          <table:table-cell table:style-name="ce43" office:value-type="float" office:value="118453" calcext:value-type="float">
            <text:p>118,453</text:p>
          </table:table-cell>
          <table:table-cell table:style-name="ce47" office:value-type="float" office:value="120465" calcext:value-type="float">
            <text:p>120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578" calcext:value-type="float">
            <text:p>68,578</text:p>
          </table:table-cell>
          <table:table-cell table:style-name="ce43" office:value-type="float" office:value="199289" calcext:value-type="float">
            <text:p>199,289</text:p>
          </table:table-cell>
          <table:table-cell table:style-name="ce43" office:value-type="float" office:value="98138" calcext:value-type="float">
            <text:p>98,138</text:p>
          </table:table-cell>
          <table:table-cell table:style-name="ce47" office:value-type="float" office:value="101151" calcext:value-type="float">
            <text:p>101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066" calcext:value-type="float">
            <text:p>29,066</text:p>
          </table:table-cell>
          <table:table-cell table:style-name="ce43" office:value-type="float" office:value="81936" calcext:value-type="float">
            <text:p>81,936</text:p>
          </table:table-cell>
          <table:table-cell table:style-name="ce43" office:value-type="float" office:value="41380" calcext:value-type="float">
            <text:p>41,380</text:p>
          </table:table-cell>
          <table:table-cell table:style-name="ce47" office:value-type="float" office:value="40556" calcext:value-type="float">
            <text:p>40,5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461" calcext:value-type="float">
            <text:p>27,461</text:p>
          </table:table-cell>
          <table:table-cell table:style-name="ce43" office:value-type="float" office:value="78142" calcext:value-type="float">
            <text:p>78,142</text:p>
          </table:table-cell>
          <table:table-cell table:style-name="ce43" office:value-type="float" office:value="38922" calcext:value-type="float">
            <text:p>38,922</text:p>
          </table:table-cell>
          <table:table-cell table:style-name="ce47" office:value-type="float" office:value="39220" calcext:value-type="float">
            <text:p>39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030" calcext:value-type="float">
            <text:p>37,030</text:p>
          </table:table-cell>
          <table:table-cell table:style-name="ce43" office:value-type="float" office:value="95958" calcext:value-type="float">
            <text:p>95,958</text:p>
          </table:table-cell>
          <table:table-cell table:style-name="ce43" office:value-type="float" office:value="47029" calcext:value-type="float">
            <text:p>47,029</text:p>
          </table:table-cell>
          <table:table-cell table:style-name="ce47" office:value-type="float" office:value="48929" calcext:value-type="float">
            <text:p>48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286" calcext:value-type="float">
            <text:p>9,286</text:p>
          </table:table-cell>
          <table:table-cell table:style-name="ce43" office:value-type="float" office:value="23548" calcext:value-type="float">
            <text:p>23,548</text:p>
          </table:table-cell>
          <table:table-cell table:style-name="ce43" office:value-type="float" office:value="11810" calcext:value-type="float">
            <text:p>11,810</text:p>
          </table:table-cell>
          <table:table-cell table:style-name="ce47" office:value-type="float" office:value="11738" calcext:value-type="float">
            <text:p>11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84" calcext:value-type="float">
            <text:p>3,384</text:p>
          </table:table-cell>
          <table:table-cell table:style-name="ce43" office:value-type="float" office:value="7905" calcext:value-type="float">
            <text:p>7,905</text:p>
          </table:table-cell>
          <table:table-cell table:style-name="ce43" office:value-type="float" office:value="4352" calcext:value-type="float">
            <text:p>4,352</text:p>
          </table:table-cell>
          <table:table-cell table:style-name="ce47" office:value-type="float" office:value="3553" calcext:value-type="float">
            <text:p>3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65" calcext:value-type="float">
            <text:p>2,465</text:p>
          </table:table-cell>
          <table:table-cell table:style-name="ce43" office:value-type="float" office:value="6418" calcext:value-type="float">
            <text:p>6,418</text:p>
          </table:table-cell>
          <table:table-cell table:style-name="ce43" office:value-type="float" office:value="3591" calcext:value-type="float">
            <text:p>3,591</text:p>
          </table:table-cell>
          <table:table-cell table:style-name="ce47" office:value-type="float" office:value="2827" calcext:value-type="float">
            <text:p>2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40" calcext:value-type="float">
            <text:p>9,240</text:p>
          </table:table-cell>
          <table:table-cell table:style-name="ce43" office:value-type="float" office:value="23472" calcext:value-type="float">
            <text:p>23,472</text:p>
          </table:table-cell>
          <table:table-cell table:style-name="ce43" office:value-type="float" office:value="12087" calcext:value-type="float">
            <text:p>12,087</text:p>
          </table:table-cell>
          <table:table-cell table:style-name="ce47" office:value-type="float" office:value="11385" calcext:value-type="float">
            <text:p>11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61" calcext:value-type="float">
            <text:p>4,261</text:p>
          </table:table-cell>
          <table:table-cell table:style-name="ce43" office:value-type="float" office:value="12662" calcext:value-type="float">
            <text:p>12,662</text:p>
          </table:table-cell>
          <table:table-cell table:style-name="ce43" office:value-type="float" office:value="6585" calcext:value-type="float">
            <text:p>6,585</text:p>
          </table:table-cell>
          <table:table-cell table:style-name="ce47" office:value-type="float" office:value="6077" calcext:value-type="float">
            <text:p>6,0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573" calcext:value-type="float">
            <text:p>13,573</text:p>
          </table:table-cell>
          <table:table-cell table:style-name="ce43" office:value-type="float" office:value="36676" calcext:value-type="float">
            <text:p>36,676</text:p>
          </table:table-cell>
          <table:table-cell table:style-name="ce43" office:value-type="float" office:value="18427" calcext:value-type="float">
            <text:p>18,427</text:p>
          </table:table-cell>
          <table:table-cell table:style-name="ce47" office:value-type="float" office:value="18249" calcext:value-type="float">
            <text:p>18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68" calcext:value-type="float">
            <text:p>2,368</text:p>
          </table:table-cell>
          <table:table-cell table:style-name="ce43" office:value-type="float" office:value="4994" calcext:value-type="float">
            <text:p>4,994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7" office:value-type="float" office:value="2240" calcext:value-type="float">
            <text:p>2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47" calcext:value-type="float">
            <text:p>3,847</text:p>
          </table:table-cell>
          <table:table-cell table:style-name="ce43" office:value-type="float" office:value="9433" calcext:value-type="float">
            <text:p>9,433</text:p>
          </table:table-cell>
          <table:table-cell table:style-name="ce43" office:value-type="float" office:value="5075" calcext:value-type="float">
            <text:p>5,075</text:p>
          </table:table-cell>
          <table:table-cell table:style-name="ce47" office:value-type="float" office:value="4358" calcext:value-type="float">
            <text:p>4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44" calcext:value-type="float">
            <text:p>4,444</text:p>
          </table:table-cell>
          <table:table-cell table:style-name="ce43" office:value-type="float" office:value="13202" calcext:value-type="float">
            <text:p>13,202</text:p>
          </table:table-cell>
          <table:table-cell table:style-name="ce43" office:value-type="float" office:value="6765" calcext:value-type="float">
            <text:p>6,765</text:p>
          </table:table-cell>
          <table:table-cell table:style-name="ce47" office:value-type="float" office:value="6437" calcext:value-type="float">
            <text:p>6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6991" calcext:value-type="float">
            <text:p>6,991</text:p>
          </table:table-cell>
          <table:table-cell table:style-name="ce43" office:value-type="float" office:value="22378" calcext:value-type="float">
            <text:p>22,378</text:p>
          </table:table-cell>
          <table:table-cell table:style-name="ce43" office:value-type="float" office:value="11105" calcext:value-type="float">
            <text:p>11,105</text:p>
          </table:table-cell>
          <table:table-cell table:style-name="ce47" office:value-type="float" office:value="11273" calcext:value-type="float">
            <text:p>11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37" calcext:value-type="float">
            <text:p>7,337</text:p>
          </table:table-cell>
          <table:table-cell table:style-name="ce43" office:value-type="float" office:value="22552" calcext:value-type="float">
            <text:p>22,552</text:p>
          </table:table-cell>
          <table:table-cell table:style-name="ce43" office:value-type="float" office:value="11401" calcext:value-type="float">
            <text:p>11,401</text:p>
          </table:table-cell>
          <table:table-cell table:style-name="ce47" office:value-type="float" office:value="11151" calcext:value-type="float">
            <text:p>11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5" calcext:value-type="float">
            <text:p>1,775</text:p>
          </table:table-cell>
          <table:table-cell table:style-name="ce44" office:value-type="float" office:value="6122" calcext:value-type="float">
            <text:p>6,122</text:p>
          </table:table-cell>
          <table:table-cell table:style-name="ce44" office:value-type="float" office:value="3049" calcext:value-type="float">
            <text:p>3,049</text:p>
          </table:table-cell>
          <table:table-cell table:style-name="ce48" office:value-type="float" office:value="3073" calcext:value-type="float">
            <text:p>3,07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2751" calcext:value-type="float">
            <text:p>1,032,751</text:p>
          </table:table-cell>
          <table:table-cell table:style-name="ce42" office:value-type="float" office:value="2695027" calcext:value-type="float">
            <text:p>2,695,027</text:p>
          </table:table-cell>
          <table:table-cell table:style-name="ce42" office:value-type="float" office:value="1292989" calcext:value-type="float">
            <text:p>1,292,989</text:p>
          </table:table-cell>
          <table:table-cell table:style-name="ce58" office:value-type="float" office:value="1402038" calcext:value-type="float">
            <text:p>1,402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79987" calcext:value-type="float">
            <text:p>79,987</text:p>
          </table:table-cell>
          <table:table-cell table:style-name="ce43" office:value-type="float" office:value="210559" calcext:value-type="float">
            <text:p>210,559</text:p>
          </table:table-cell>
          <table:table-cell table:style-name="ce43" office:value-type="float" office:value="99526" calcext:value-type="float">
            <text:p>99,526</text:p>
          </table:table-cell>
          <table:table-cell table:style-name="ce59" office:value-type="float" office:value="111033" calcext:value-type="float">
            <text:p>111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8782" calcext:value-type="float">
            <text:p>88,782</text:p>
          </table:table-cell>
          <table:table-cell table:style-name="ce43" office:value-type="float" office:value="229049" calcext:value-type="float">
            <text:p>229,049</text:p>
          </table:table-cell>
          <table:table-cell table:style-name="ce43" office:value-type="float" office:value="109904" calcext:value-type="float">
            <text:p>109,904</text:p>
          </table:table-cell>
          <table:table-cell table:style-name="ce59" office:value-type="float" office:value="119145" calcext:value-type="float">
            <text:p>119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19927" calcext:value-type="float">
            <text:p>119,927</text:p>
          </table:table-cell>
          <table:table-cell table:style-name="ce43" office:value-type="float" office:value="313728" calcext:value-type="float">
            <text:p>313,728</text:p>
          </table:table-cell>
          <table:table-cell table:style-name="ce43" office:value-type="float" office:value="147074" calcext:value-type="float">
            <text:p>147,074</text:p>
          </table:table-cell>
          <table:table-cell table:style-name="ce59" office:value-type="float" office:value="166654" calcext:value-type="float">
            <text:p>166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7735" calcext:value-type="float">
            <text:p>97,735</text:p>
          </table:table-cell>
          <table:table-cell table:style-name="ce43" office:value-type="float" office:value="229546" calcext:value-type="float">
            <text:p>229,546</text:p>
          </table:table-cell>
          <table:table-cell table:style-name="ce43" office:value-type="float" office:value="107278" calcext:value-type="float">
            <text:p>107,278</text:p>
          </table:table-cell>
          <table:table-cell table:style-name="ce59" office:value-type="float" office:value="122268" calcext:value-type="float">
            <text:p>122,2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4964" calcext:value-type="float">
            <text:p>64,964</text:p>
          </table:table-cell>
          <table:table-cell table:style-name="ce43" office:value-type="float" office:value="163689" calcext:value-type="float">
            <text:p>163,689</text:p>
          </table:table-cell>
          <table:table-cell table:style-name="ce43" office:value-type="float" office:value="78326" calcext:value-type="float">
            <text:p>78,326</text:p>
          </table:table-cell>
          <table:table-cell table:style-name="ce59" office:value-type="float" office:value="85363" calcext:value-type="float">
            <text:p>85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0981" calcext:value-type="float">
            <text:p>50,981</text:p>
          </table:table-cell>
          <table:table-cell table:style-name="ce43" office:value-type="float" office:value="130516" calcext:value-type="float">
            <text:p>130,516</text:p>
          </table:table-cell>
          <table:table-cell table:style-name="ce43" office:value-type="float" office:value="63854" calcext:value-type="float">
            <text:p>63,854</text:p>
          </table:table-cell>
          <table:table-cell table:style-name="ce59" office:value-type="float" office:value="66662" calcext:value-type="float">
            <text:p>66,6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7742" calcext:value-type="float">
            <text:p>77,742</text:p>
          </table:table-cell>
          <table:table-cell table:style-name="ce43" office:value-type="float" office:value="193729" calcext:value-type="float">
            <text:p>193,729</text:p>
          </table:table-cell>
          <table:table-cell table:style-name="ce43" office:value-type="float" office:value="95863" calcext:value-type="float">
            <text:p>95,863</text:p>
          </table:table-cell>
          <table:table-cell table:style-name="ce59" office:value-type="float" office:value="97866" calcext:value-type="float">
            <text:p>97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2624" calcext:value-type="float">
            <text:p>102,624</text:p>
          </table:table-cell>
          <table:table-cell table:style-name="ce43" office:value-type="float" office:value="272653" calcext:value-type="float">
            <text:p>272,653</text:p>
          </table:table-cell>
          <table:table-cell table:style-name="ce43" office:value-type="float" office:value="131439" calcext:value-type="float">
            <text:p>131,439</text:p>
          </table:table-cell>
          <table:table-cell table:style-name="ce59" office:value-type="float" office:value="141214" calcext:value-type="float">
            <text:p>141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429" calcext:value-type="float">
            <text:p>45,429</text:p>
          </table:table-cell>
          <table:table-cell table:style-name="ce43" office:value-type="float" office:value="120366" calcext:value-type="float">
            <text:p>120,366</text:p>
          </table:table-cell>
          <table:table-cell table:style-name="ce43" office:value-type="float" office:value="58809" calcext:value-type="float">
            <text:p>58,809</text:p>
          </table:table-cell>
          <table:table-cell table:style-name="ce59" office:value-type="float" office:value="61557" calcext:value-type="float">
            <text:p>61,5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4770" calcext:value-type="float">
            <text:p>104,770</text:p>
          </table:table-cell>
          <table:table-cell table:style-name="ce43" office:value-type="float" office:value="284479" calcext:value-type="float">
            <text:p>284,479</text:p>
          </table:table-cell>
          <table:table-cell table:style-name="ce43" office:value-type="float" office:value="136346" calcext:value-type="float">
            <text:p>136,346</text:p>
          </table:table-cell>
          <table:table-cell table:style-name="ce59" office:value-type="float" office:value="148133" calcext:value-type="float">
            <text:p>148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201" calcext:value-type="float">
            <text:p>105,201</text:p>
          </table:table-cell>
          <table:table-cell table:style-name="ce43" office:value-type="float" office:value="290115" calcext:value-type="float">
            <text:p>290,115</text:p>
          </table:table-cell>
          <table:table-cell table:style-name="ce43" office:value-type="float" office:value="140457" calcext:value-type="float">
            <text:p>140,457</text:p>
          </table:table-cell>
          <table:table-cell table:style-name="ce59" office:value-type="float" office:value="149658" calcext:value-type="float">
            <text:p>149,65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4609" calcext:value-type="float">
            <text:p>94,609</text:p>
          </table:table-cell>
          <table:table-cell table:style-name="ce44" office:value-type="float" office:value="256598" calcext:value-type="float">
            <text:p>256,598</text:p>
          </table:table-cell>
          <table:table-cell table:style-name="ce44" office:value-type="float" office:value="124113" calcext:value-type="float">
            <text:p>124,113</text:p>
          </table:table-cell>
          <table:table-cell table:style-name="ce60" office:value-type="float" office:value="132485" calcext:value-type="float">
            <text:p>132,48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7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05613" calcext:value-type="float">
            <text:p>905,613</text:p>
          </table:table-cell>
          <table:table-cell table:style-name="ce42" office:value-type="float" office:value="2709764" calcext:value-type="float">
            <text:p>2,709,764</text:p>
          </table:table-cell>
          <table:table-cell table:style-name="ce42" office:value-type="float" office:value="1342757" calcext:value-type="float">
            <text:p>1,342,757</text:p>
          </table:table-cell>
          <table:table-cell table:style-name="ce58" office:value-type="float" office:value="1367007" calcext:value-type="float">
            <text:p>1,367,00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916" calcext:value-type="float">
            <text:p>7,916</text:p>
          </table:table-cell>
          <table:table-cell table:style-name="ce43" office:value-type="float" office:value="19642" calcext:value-type="float">
            <text:p>19,642</text:p>
          </table:table-cell>
          <table:table-cell table:style-name="ce43" office:value-type="float" office:value="9774" calcext:value-type="float">
            <text:p>9,774</text:p>
          </table:table-cell>
          <table:table-cell table:style-name="ce59" office:value-type="float" office:value="9868" calcext:value-type="float">
            <text:p>9,86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6955" calcext:value-type="float">
            <text:p>26,955</text:p>
          </table:table-cell>
          <table:table-cell table:style-name="ce43" office:value-type="float" office:value="74658" calcext:value-type="float">
            <text:p>74,658</text:p>
          </table:table-cell>
          <table:table-cell table:style-name="ce43" office:value-type="float" office:value="37339" calcext:value-type="float">
            <text:p>37,339</text:p>
          </table:table-cell>
          <table:table-cell table:style-name="ce59" office:value-type="float" office:value="37319" calcext:value-type="float">
            <text:p>37,31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450" calcext:value-type="float">
            <text:p>45,450</text:p>
          </table:table-cell>
          <table:table-cell table:style-name="ce43" office:value-type="float" office:value="119224" calcext:value-type="float">
            <text:p>119,224</text:p>
          </table:table-cell>
          <table:table-cell table:style-name="ce43" office:value-type="float" office:value="57591" calcext:value-type="float">
            <text:p>57,591</text:p>
          </table:table-cell>
          <table:table-cell table:style-name="ce59" office:value-type="float" office:value="61633" calcext:value-type="float">
            <text:p>61,63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645" calcext:value-type="float">
            <text:p>44,645</text:p>
          </table:table-cell>
          <table:table-cell table:style-name="ce43" office:value-type="float" office:value="115955" calcext:value-type="float">
            <text:p>115,955</text:p>
          </table:table-cell>
          <table:table-cell table:style-name="ce43" office:value-type="float" office:value="55226" calcext:value-type="float">
            <text:p>55,226</text:p>
          </table:table-cell>
          <table:table-cell table:style-name="ce59" office:value-type="float" office:value="60729" calcext:value-type="float">
            <text:p>60,72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8021" calcext:value-type="float">
            <text:p>58,021</text:p>
          </table:table-cell>
          <table:table-cell table:style-name="ce43" office:value-type="float" office:value="147411" calcext:value-type="float">
            <text:p>147,411</text:p>
          </table:table-cell>
          <table:table-cell table:style-name="ce43" office:value-type="float" office:value="70998" calcext:value-type="float">
            <text:p>70,998</text:p>
          </table:table-cell>
          <table:table-cell table:style-name="ce59" office:value-type="float" office:value="76413" calcext:value-type="float">
            <text:p>76,413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79657" calcext:value-type="float">
            <text:p>79,657</text:p>
          </table:table-cell>
          <table:table-cell table:style-name="ce43" office:value-type="float" office:value="217066" calcext:value-type="float">
            <text:p>217,066</text:p>
          </table:table-cell>
          <table:table-cell table:style-name="ce43" office:value-type="float" office:value="104603" calcext:value-type="float">
            <text:p>104,603</text:p>
          </table:table-cell>
          <table:table-cell table:style-name="ce59" office:value-type="float" office:value="112463" calcext:value-type="float">
            <text:p>112,463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7914" calcext:value-type="float">
            <text:p>57,914</text:p>
          </table:table-cell>
          <table:table-cell table:style-name="ce43" office:value-type="float" office:value="161104" calcext:value-type="float">
            <text:p>161,104</text:p>
          </table:table-cell>
          <table:table-cell table:style-name="ce43" office:value-type="float" office:value="77410" calcext:value-type="float">
            <text:p>77,410</text:p>
          </table:table-cell>
          <table:table-cell table:style-name="ce59" office:value-type="float" office:value="83694" calcext:value-type="float">
            <text:p>83,69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1076" calcext:value-type="float">
            <text:p>91,076</text:p>
          </table:table-cell>
          <table:table-cell table:style-name="ce43" office:value-type="float" office:value="258106" calcext:value-type="float">
            <text:p>258,106</text:p>
          </table:table-cell>
          <table:table-cell table:style-name="ce43" office:value-type="float" office:value="124596" calcext:value-type="float">
            <text:p>124,596</text:p>
          </table:table-cell>
          <table:table-cell table:style-name="ce59" office:value-type="float" office:value="133510" calcext:value-type="float">
            <text:p>133,51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1907" calcext:value-type="float">
            <text:p>51,907</text:p>
          </table:table-cell>
          <table:table-cell table:style-name="ce43" office:value-type="float" office:value="166228" calcext:value-type="float">
            <text:p>166,228</text:p>
          </table:table-cell>
          <table:table-cell table:style-name="ce43" office:value-type="float" office:value="82359" calcext:value-type="float">
            <text:p>82,359</text:p>
          </table:table-cell>
          <table:table-cell table:style-name="ce59" office:value-type="float" office:value="83869" calcext:value-type="float">
            <text:p>83,8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36" calcext:value-type="float">
            <text:p>17,236</text:p>
          </table:table-cell>
          <table:table-cell table:style-name="ce43" office:value-type="float" office:value="51690" calcext:value-type="float">
            <text:p>51,690</text:p>
          </table:table-cell>
          <table:table-cell table:style-name="ce43" office:value-type="float" office:value="26735" calcext:value-type="float">
            <text:p>26,735</text:p>
          </table:table-cell>
          <table:table-cell table:style-name="ce59" office:value-type="float" office:value="24955" calcext:value-type="float">
            <text:p>24,9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397" calcext:value-type="float">
            <text:p>22,397</text:p>
          </table:table-cell>
          <table:table-cell table:style-name="ce43" office:value-type="float" office:value="77648" calcext:value-type="float">
            <text:p>77,648</text:p>
          </table:table-cell>
          <table:table-cell table:style-name="ce43" office:value-type="float" office:value="39323" calcext:value-type="float">
            <text:p>39,323</text:p>
          </table:table-cell>
          <table:table-cell table:style-name="ce59" office:value-type="float" office:value="38325" calcext:value-type="float">
            <text:p>38,32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5929" calcext:value-type="float">
            <text:p>25,929</text:p>
          </table:table-cell>
          <table:table-cell table:style-name="ce43" office:value-type="float" office:value="85944" calcext:value-type="float">
            <text:p>85,944</text:p>
          </table:table-cell>
          <table:table-cell table:style-name="ce43" office:value-type="float" office:value="44230" calcext:value-type="float">
            <text:p>44,230</text:p>
          </table:table-cell>
          <table:table-cell table:style-name="ce59" office:value-type="float" office:value="41714" calcext:value-type="float">
            <text:p>41,7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779" calcext:value-type="float">
            <text:p>26,779</text:p>
          </table:table-cell>
          <table:table-cell table:style-name="ce43" office:value-type="float" office:value="87158" calcext:value-type="float">
            <text:p>87,158</text:p>
          </table:table-cell>
          <table:table-cell table:style-name="ce43" office:value-type="float" office:value="44269" calcext:value-type="float">
            <text:p>44,269</text:p>
          </table:table-cell>
          <table:table-cell table:style-name="ce59" office:value-type="float" office:value="42889" calcext:value-type="float">
            <text:p>42,8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677" calcext:value-type="float">
            <text:p>16,677</text:p>
          </table:table-cell>
          <table:table-cell table:style-name="ce43" office:value-type="float" office:value="56311" calcext:value-type="float">
            <text:p>56,311</text:p>
          </table:table-cell>
          <table:table-cell table:style-name="ce43" office:value-type="float" office:value="28365" calcext:value-type="float">
            <text:p>28,365</text:p>
          </table:table-cell>
          <table:table-cell table:style-name="ce59" office:value-type="float" office:value="27946" calcext:value-type="float">
            <text:p>27,94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351" calcext:value-type="float">
            <text:p>15,351</text:p>
          </table:table-cell>
          <table:table-cell table:style-name="ce43" office:value-type="float" office:value="54030" calcext:value-type="float">
            <text:p>54,030</text:p>
          </table:table-cell>
          <table:table-cell table:style-name="ce43" office:value-type="float" office:value="27555" calcext:value-type="float">
            <text:p>27,555</text:p>
          </table:table-cell>
          <table:table-cell table:style-name="ce59" office:value-type="float" office:value="26475" calcext:value-type="float">
            <text:p>26,4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586" calcext:value-type="float">
            <text:p>18,586</text:p>
          </table:table-cell>
          <table:table-cell table:style-name="ce43" office:value-type="float" office:value="64918" calcext:value-type="float">
            <text:p>64,918</text:p>
          </table:table-cell>
          <table:table-cell table:style-name="ce43" office:value-type="float" office:value="33287" calcext:value-type="float">
            <text:p>33,287</text:p>
          </table:table-cell>
          <table:table-cell table:style-name="ce59" office:value-type="float" office:value="31631" calcext:value-type="float">
            <text:p>31,63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441" calcext:value-type="float">
            <text:p>34,441</text:p>
          </table:table-cell>
          <table:table-cell table:style-name="ce43" office:value-type="float" office:value="104675" calcext:value-type="float">
            <text:p>104,675</text:p>
          </table:table-cell>
          <table:table-cell table:style-name="ce43" office:value-type="float" office:value="51961" calcext:value-type="float">
            <text:p>51,961</text:p>
          </table:table-cell>
          <table:table-cell table:style-name="ce59" office:value-type="float" office:value="52714" calcext:value-type="float">
            <text:p>52,7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722" calcext:value-type="float">
            <text:p>27,722</text:p>
          </table:table-cell>
          <table:table-cell table:style-name="ce43" office:value-type="float" office:value="92191" calcext:value-type="float">
            <text:p>92,191</text:p>
          </table:table-cell>
          <table:table-cell table:style-name="ce43" office:value-type="float" office:value="46179" calcext:value-type="float">
            <text:p>46,179</text:p>
          </table:table-cell>
          <table:table-cell table:style-name="ce59" office:value-type="float" office:value="46012" calcext:value-type="float">
            <text:p>46,01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72" calcext:value-type="float">
            <text:p>7,472</text:p>
          </table:table-cell>
          <table:table-cell table:style-name="ce43" office:value-type="float" office:value="25244" calcext:value-type="float">
            <text:p>25,244</text:p>
          </table:table-cell>
          <table:table-cell table:style-name="ce43" office:value-type="float" office:value="13131" calcext:value-type="float">
            <text:p>13,131</text:p>
          </table:table-cell>
          <table:table-cell table:style-name="ce59" office:value-type="float" office:value="12113" calcext:value-type="float">
            <text:p>12,1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8" calcext:value-type="float">
            <text:p>4,908</text:p>
          </table:table-cell>
          <table:table-cell table:style-name="ce43" office:value-type="float" office:value="15499" calcext:value-type="float">
            <text:p>15,499</text:p>
          </table:table-cell>
          <table:table-cell table:style-name="ce43" office:value-type="float" office:value="8072" calcext:value-type="float">
            <text:p>8,072</text:p>
          </table:table-cell>
          <table:table-cell table:style-name="ce59" office:value-type="float" office:value="7427" calcext:value-type="float">
            <text:p>7,42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40" calcext:value-type="float">
            <text:p>9,240</text:p>
          </table:table-cell>
          <table:table-cell table:style-name="ce43" office:value-type="float" office:value="31764" calcext:value-type="float">
            <text:p>31,764</text:p>
          </table:table-cell>
          <table:table-cell table:style-name="ce43" office:value-type="float" office:value="16333" calcext:value-type="float">
            <text:p>16,333</text:p>
          </table:table-cell>
          <table:table-cell table:style-name="ce59" office:value-type="float" office:value="15431" calcext:value-type="float">
            <text:p>15,43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34" calcext:value-type="float">
            <text:p>5,334</text:p>
          </table:table-cell>
          <table:table-cell table:style-name="ce43" office:value-type="float" office:value="19656" calcext:value-type="float">
            <text:p>19,656</text:p>
          </table:table-cell>
          <table:table-cell table:style-name="ce43" office:value-type="float" office:value="10357" calcext:value-type="float">
            <text:p>10,357</text:p>
          </table:table-cell>
          <table:table-cell table:style-name="ce59" office:value-type="float" office:value="9299" calcext:value-type="float">
            <text:p>9,29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313" calcext:value-type="float">
            <text:p>22,313</text:p>
          </table:table-cell>
          <table:table-cell table:style-name="ce43" office:value-type="float" office:value="71020" calcext:value-type="float">
            <text:p>71,020</text:p>
          </table:table-cell>
          <table:table-cell table:style-name="ce43" office:value-type="float" office:value="35866" calcext:value-type="float">
            <text:p>35,866</text:p>
          </table:table-cell>
          <table:table-cell table:style-name="ce59" office:value-type="float" office:value="35154" calcext:value-type="float">
            <text:p>35,15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589" calcext:value-type="float">
            <text:p>16,589</text:p>
          </table:table-cell>
          <table:table-cell table:style-name="ce43" office:value-type="float" office:value="56191" calcext:value-type="float">
            <text:p>56,191</text:p>
          </table:table-cell>
          <table:table-cell table:style-name="ce43" office:value-type="float" office:value="28781" calcext:value-type="float">
            <text:p>28,781</text:p>
          </table:table-cell>
          <table:table-cell table:style-name="ce59" office:value-type="float" office:value="27410" calcext:value-type="float">
            <text:p>27,4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855" calcext:value-type="float">
            <text:p>21,855</text:p>
          </table:table-cell>
          <table:table-cell table:style-name="ce43" office:value-type="float" office:value="75711" calcext:value-type="float">
            <text:p>75,711</text:p>
          </table:table-cell>
          <table:table-cell table:style-name="ce43" office:value-type="float" office:value="38428" calcext:value-type="float">
            <text:p>38,428</text:p>
          </table:table-cell>
          <table:table-cell table:style-name="ce59" office:value-type="float" office:value="37283" calcext:value-type="float">
            <text:p>37,28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455" calcext:value-type="float">
            <text:p>19,455</text:p>
          </table:table-cell>
          <table:table-cell table:style-name="ce43" office:value-type="float" office:value="64413" calcext:value-type="float">
            <text:p>64,413</text:p>
          </table:table-cell>
          <table:table-cell table:style-name="ce43" office:value-type="float" office:value="32924" calcext:value-type="float">
            <text:p>32,924</text:p>
          </table:table-cell>
          <table:table-cell table:style-name="ce59" office:value-type="float" office:value="31489" calcext:value-type="float">
            <text:p>31,4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209" calcext:value-type="float">
            <text:p>59,209</text:p>
          </table:table-cell>
          <table:table-cell table:style-name="ce43" office:value-type="float" office:value="180147" calcext:value-type="float">
            <text:p>180,147</text:p>
          </table:table-cell>
          <table:table-cell table:style-name="ce43" office:value-type="float" office:value="89817" calcext:value-type="float">
            <text:p>89,817</text:p>
          </table:table-cell>
          <table:table-cell table:style-name="ce59" office:value-type="float" office:value="90330" calcext:value-type="float">
            <text:p>90,33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157" calcext:value-type="float">
            <text:p>66,157</text:p>
          </table:table-cell>
          <table:table-cell table:style-name="ce43" office:value-type="float" office:value="205344" calcext:value-type="float">
            <text:p>205,344</text:p>
          </table:table-cell>
          <table:table-cell table:style-name="ce43" office:value-type="float" office:value="101440" calcext:value-type="float">
            <text:p>101,440</text:p>
          </table:table-cell>
          <table:table-cell table:style-name="ce59" office:value-type="float" office:value="103904" calcext:value-type="float">
            <text:p>103,90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22" calcext:value-type="float">
            <text:p>4,422</text:p>
          </table:table-cell>
          <table:table-cell table:style-name="ce44" office:value-type="float" office:value="10816" calcext:value-type="float">
            <text:p>10,816</text:p>
          </table:table-cell>
          <table:table-cell table:style-name="ce44" office:value-type="float" office:value="5808" calcext:value-type="float">
            <text:p>5,808</text:p>
          </table:table-cell>
          <table:table-cell table:style-name="ce60" office:value-type="float" office:value="5008" calcext:value-type="float">
            <text:p>5,00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5829" calcext:value-type="float">
            <text:p>665,829</text:p>
          </table:table-cell>
          <table:table-cell table:style-name="ce42" office:value-type="float" office:value="1882946" calcext:value-type="float">
            <text:p>1,882,946</text:p>
          </table:table-cell>
          <table:table-cell table:style-name="ce42" office:value-type="float" office:value="943722" calcext:value-type="float">
            <text:p>943,722</text:p>
          </table:table-cell>
          <table:table-cell table:style-name="ce58" office:value-type="float" office:value="939224" calcext:value-type="float">
            <text:p>939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360" calcext:value-type="float">
            <text:p>28,360</text:p>
          </table:table-cell>
          <table:table-cell table:style-name="ce43" office:value-type="float" office:value="78343" calcext:value-type="float">
            <text:p>78,343</text:p>
          </table:table-cell>
          <table:table-cell table:style-name="ce43" office:value-type="float" office:value="38823" calcext:value-type="float">
            <text:p>38,823</text:p>
          </table:table-cell>
          <table:table-cell table:style-name="ce59" office:value-type="float" office:value="39520" calcext:value-type="float">
            <text:p>39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43" calcext:value-type="float">
            <text:p>10,043</text:p>
          </table:table-cell>
          <table:table-cell table:style-name="ce43" office:value-type="float" office:value="26398" calcext:value-type="float">
            <text:p>26,398</text:p>
          </table:table-cell>
          <table:table-cell table:style-name="ce43" office:value-type="float" office:value="13766" calcext:value-type="float">
            <text:p>13,766</text:p>
          </table:table-cell>
          <table:table-cell table:style-name="ce59" office:value-type="float" office:value="12632" calcext:value-type="float">
            <text:p>12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77" calcext:value-type="float">
            <text:p>10,977</text:p>
          </table:table-cell>
          <table:table-cell table:style-name="ce43" office:value-type="float" office:value="29896" calcext:value-type="float">
            <text:p>29,896</text:p>
          </table:table-cell>
          <table:table-cell table:style-name="ce43" office:value-type="float" office:value="15667" calcext:value-type="float">
            <text:p>15,667</text:p>
          </table:table-cell>
          <table:table-cell table:style-name="ce59" office:value-type="float" office:value="14229" calcext:value-type="float">
            <text:p>14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27" calcext:value-type="float">
            <text:p>7,827</text:p>
          </table:table-cell>
          <table:table-cell table:style-name="ce43" office:value-type="float" office:value="21881" calcext:value-type="float">
            <text:p>21,881</text:p>
          </table:table-cell>
          <table:table-cell table:style-name="ce43" office:value-type="float" office:value="11413" calcext:value-type="float">
            <text:p>11,413</text:p>
          </table:table-cell>
          <table:table-cell table:style-name="ce59" office:value-type="float" office:value="10468" calcext:value-type="float">
            <text:p>10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1" calcext:value-type="float">
            <text:p>8,901</text:p>
          </table:table-cell>
          <table:table-cell table:style-name="ce43" office:value-type="float" office:value="24664" calcext:value-type="float">
            <text:p>24,664</text:p>
          </table:table-cell>
          <table:table-cell table:style-name="ce43" office:value-type="float" office:value="12841" calcext:value-type="float">
            <text:p>12,841</text:p>
          </table:table-cell>
          <table:table-cell table:style-name="ce59" office:value-type="float" office:value="11823" calcext:value-type="float">
            <text:p>11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8" calcext:value-type="float">
            <text:p>8,288</text:p>
          </table:table-cell>
          <table:table-cell table:style-name="ce43" office:value-type="float" office:value="21997" calcext:value-type="float">
            <text:p>21,997</text:p>
          </table:table-cell>
          <table:table-cell table:style-name="ce43" office:value-type="float" office:value="11673" calcext:value-type="float">
            <text:p>11,673</text:p>
          </table:table-cell>
          <table:table-cell table:style-name="ce59" office:value-type="float" office:value="10324" calcext:value-type="float">
            <text:p>10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13" calcext:value-type="float">
            <text:p>15,413</text:p>
          </table:table-cell>
          <table:table-cell table:style-name="ce43" office:value-type="float" office:value="45115" calcext:value-type="float">
            <text:p>45,115</text:p>
          </table:table-cell>
          <table:table-cell table:style-name="ce43" office:value-type="float" office:value="22919" calcext:value-type="float">
            <text:p>22,919</text:p>
          </table:table-cell>
          <table:table-cell table:style-name="ce59" office:value-type="float" office:value="22196" calcext:value-type="float">
            <text:p>22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26" calcext:value-type="float">
            <text:p>9,126</text:p>
          </table:table-cell>
          <table:table-cell table:style-name="ce43" office:value-type="float" office:value="25193" calcext:value-type="float">
            <text:p>25,193</text:p>
          </table:table-cell>
          <table:table-cell table:style-name="ce43" office:value-type="float" office:value="12995" calcext:value-type="float">
            <text:p>12,995</text:p>
          </table:table-cell>
          <table:table-cell table:style-name="ce59" office:value-type="float" office:value="12198" calcext:value-type="float">
            <text:p>12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9" calcext:value-type="float">
            <text:p>7,739</text:p>
          </table:table-cell>
          <table:table-cell table:style-name="ce43" office:value-type="float" office:value="22993" calcext:value-type="float">
            <text:p>22,993</text:p>
          </table:table-cell>
          <table:table-cell table:style-name="ce43" office:value-type="float" office:value="11904" calcext:value-type="float">
            <text:p>11,904</text:p>
          </table:table-cell>
          <table:table-cell table:style-name="ce59" office:value-type="float" office:value="11089" calcext:value-type="float">
            <text:p>11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60" calcext:value-type="float">
            <text:p>7,760</text:p>
          </table:table-cell>
          <table:table-cell table:style-name="ce43" office:value-type="float" office:value="21748" calcext:value-type="float">
            <text:p>21,748</text:p>
          </table:table-cell>
          <table:table-cell table:style-name="ce43" office:value-type="float" office:value="11119" calcext:value-type="float">
            <text:p>11,119</text:p>
          </table:table-cell>
          <table:table-cell table:style-name="ce59" office:value-type="float" office:value="10629" calcext:value-type="float">
            <text:p>10,6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79" calcext:value-type="float">
            <text:p>3,979</text:p>
          </table:table-cell>
          <table:table-cell table:style-name="ce43" office:value-type="float" office:value="10283" calcext:value-type="float">
            <text:p>10,283</text:p>
          </table:table-cell>
          <table:table-cell table:style-name="ce43" office:value-type="float" office:value="5470" calcext:value-type="float">
            <text:p>5,470</text:p>
          </table:table-cell>
          <table:table-cell table:style-name="ce59" office:value-type="float" office:value="4813" calcext:value-type="float">
            <text:p>4,8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161" calcext:value-type="float">
            <text:p>20,161</text:p>
          </table:table-cell>
          <table:table-cell table:style-name="ce43" office:value-type="float" office:value="59479" calcext:value-type="float">
            <text:p>59,479</text:p>
          </table:table-cell>
          <table:table-cell table:style-name="ce43" office:value-type="float" office:value="29525" calcext:value-type="float">
            <text:p>29,525</text:p>
          </table:table-cell>
          <table:table-cell table:style-name="ce59" office:value-type="float" office:value="29954" calcext:value-type="float">
            <text:p>29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1" calcext:value-type="float">
            <text:p>9,661</text:p>
          </table:table-cell>
          <table:table-cell table:style-name="ce43" office:value-type="float" office:value="27015" calcext:value-type="float">
            <text:p>27,015</text:p>
          </table:table-cell>
          <table:table-cell table:style-name="ce43" office:value-type="float" office:value="13824" calcext:value-type="float">
            <text:p>13,824</text:p>
          </table:table-cell>
          <table:table-cell table:style-name="ce59" office:value-type="float" office:value="13191" calcext:value-type="float">
            <text:p>1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7994" calcext:value-type="float">
            <text:p>7,994</text:p>
          </table:table-cell>
          <table:table-cell table:style-name="ce43" office:value-type="float" office:value="24857" calcext:value-type="float">
            <text:p>24,857</text:p>
          </table:table-cell>
          <table:table-cell table:style-name="ce43" office:value-type="float" office:value="12603" calcext:value-type="float">
            <text:p>12,603</text:p>
          </table:table-cell>
          <table:table-cell table:style-name="ce59" office:value-type="float" office:value="12254" calcext:value-type="float">
            <text:p>12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11" calcext:value-type="float">
            <text:p>8,111</text:p>
          </table:table-cell>
          <table:table-cell table:style-name="ce43" office:value-type="float" office:value="23629" calcext:value-type="float">
            <text:p>23,629</text:p>
          </table:table-cell>
          <table:table-cell table:style-name="ce43" office:value-type="float" office:value="12300" calcext:value-type="float">
            <text:p>12,300</text:p>
          </table:table-cell>
          <table:table-cell table:style-name="ce59" office:value-type="float" office:value="11329" calcext:value-type="float">
            <text:p>11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53" calcext:value-type="float">
            <text:p>7,353</text:p>
          </table:table-cell>
          <table:table-cell table:style-name="ce43" office:value-type="float" office:value="20644" calcext:value-type="float">
            <text:p>20,644</text:p>
          </table:table-cell>
          <table:table-cell table:style-name="ce43" office:value-type="float" office:value="10510" calcext:value-type="float">
            <text:p>10,510</text:p>
          </table:table-cell>
          <table:table-cell table:style-name="ce59" office:value-type="float" office:value="10134" calcext:value-type="float">
            <text:p>10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81" calcext:value-type="float">
            <text:p>4,381</text:p>
          </table:table-cell>
          <table:table-cell table:style-name="ce43" office:value-type="float" office:value="11749" calcext:value-type="float">
            <text:p>11,749</text:p>
          </table:table-cell>
          <table:table-cell table:style-name="ce43" office:value-type="float" office:value="5918" calcext:value-type="float">
            <text:p>5,918</text:p>
          </table:table-cell>
          <table:table-cell table:style-name="ce59" office:value-type="float" office:value="5831" calcext:value-type="float">
            <text:p>5,8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19" calcext:value-type="float">
            <text:p>14,119</text:p>
          </table:table-cell>
          <table:table-cell table:style-name="ce43" office:value-type="float" office:value="43836" calcext:value-type="float">
            <text:p>43,836</text:p>
          </table:table-cell>
          <table:table-cell table:style-name="ce43" office:value-type="float" office:value="22398" calcext:value-type="float">
            <text:p>22,398</text:p>
          </table:table-cell>
          <table:table-cell table:style-name="ce59" office:value-type="float" office:value="21438" calcext:value-type="float">
            <text:p>21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5976" calcext:value-type="float">
            <text:p>15,976</text:p>
          </table:table-cell>
          <table:table-cell table:style-name="ce43" office:value-type="float" office:value="45628" calcext:value-type="float">
            <text:p>45,628</text:p>
          </table:table-cell>
          <table:table-cell table:style-name="ce43" office:value-type="float" office:value="23059" calcext:value-type="float">
            <text:p>23,059</text:p>
          </table:table-cell>
          <table:table-cell table:style-name="ce59" office:value-type="float" office:value="22569" calcext:value-type="float">
            <text:p>22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58" calcext:value-type="float">
            <text:p>11,458</text:p>
          </table:table-cell>
          <table:table-cell table:style-name="ce43" office:value-type="float" office:value="35431" calcext:value-type="float">
            <text:p>35,431</text:p>
          </table:table-cell>
          <table:table-cell table:style-name="ce43" office:value-type="float" office:value="17821" calcext:value-type="float">
            <text:p>17,821</text:p>
          </table:table-cell>
          <table:table-cell table:style-name="ce59" office:value-type="float" office:value="17610" calcext:value-type="float">
            <text:p>17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19" calcext:value-type="float">
            <text:p>9,719</text:p>
          </table:table-cell>
          <table:table-cell table:style-name="ce43" office:value-type="float" office:value="30283" calcext:value-type="float">
            <text:p>30,283</text:p>
          </table:table-cell>
          <table:table-cell table:style-name="ce43" office:value-type="float" office:value="15561" calcext:value-type="float">
            <text:p>15,561</text:p>
          </table:table-cell>
          <table:table-cell table:style-name="ce59" office:value-type="float" office:value="14722" calcext:value-type="float">
            <text:p>14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8" calcext:value-type="float">
            <text:p>2,698</text:p>
          </table:table-cell>
          <table:table-cell table:style-name="ce43" office:value-type="float" office:value="7537" calcext:value-type="float">
            <text:p>7,537</text:p>
          </table:table-cell>
          <table:table-cell table:style-name="ce43" office:value-type="float" office:value="3941" calcext:value-type="float">
            <text:p>3,941</text:p>
          </table:table-cell>
          <table:table-cell table:style-name="ce59" office:value-type="float" office:value="3596" calcext:value-type="float">
            <text:p>3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25" calcext:value-type="float">
            <text:p>5,125</text:p>
          </table:table-cell>
          <table:table-cell table:style-name="ce43" office:value-type="float" office:value="14642" calcext:value-type="float">
            <text:p>14,642</text:p>
          </table:table-cell>
          <table:table-cell table:style-name="ce43" office:value-type="float" office:value="7627" calcext:value-type="float">
            <text:p>7,627</text:p>
          </table:table-cell>
          <table:table-cell table:style-name="ce59" office:value-type="float" office:value="7015" calcext:value-type="float">
            <text:p>7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7" calcext:value-type="float">
            <text:p>3,547</text:p>
          </table:table-cell>
          <table:table-cell table:style-name="ce43" office:value-type="float" office:value="10135" calcext:value-type="float">
            <text:p>10,135</text:p>
          </table:table-cell>
          <table:table-cell table:style-name="ce43" office:value-type="float" office:value="5383" calcext:value-type="float">
            <text:p>5,383</text:p>
          </table:table-cell>
          <table:table-cell table:style-name="ce59" office:value-type="float" office:value="4752" calcext:value-type="float">
            <text:p>4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889" calcext:value-type="float">
            <text:p>8,889</text:p>
          </table:table-cell>
          <table:table-cell table:style-name="ce43" office:value-type="float" office:value="4827" calcext:value-type="float">
            <text:p>4,827</text:p>
          </table:table-cell>
          <table:table-cell table:style-name="ce59" office:value-type="float" office:value="4062" calcext:value-type="float">
            <text:p>4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89" calcext:value-type="float">
            <text:p>1,989</text:p>
          </table:table-cell>
          <table:table-cell table:style-name="ce43" office:value-type="float" office:value="5201" calcext:value-type="float">
            <text:p>5,201</text:p>
          </table:table-cell>
          <table:table-cell table:style-name="ce43" office:value-type="float" office:value="2907" calcext:value-type="float">
            <text:p>2,907</text:p>
          </table:table-cell>
          <table:table-cell table:style-name="ce59" office:value-type="float" office:value="2294" calcext:value-type="float">
            <text:p>2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404" calcext:value-type="float">
            <text:p>26,404</text:p>
          </table:table-cell>
          <table:table-cell table:style-name="ce43" office:value-type="float" office:value="72739" calcext:value-type="float">
            <text:p>72,739</text:p>
          </table:table-cell>
          <table:table-cell table:style-name="ce43" office:value-type="float" office:value="37068" calcext:value-type="float">
            <text:p>37,068</text:p>
          </table:table-cell>
          <table:table-cell table:style-name="ce59" office:value-type="float" office:value="35671" calcext:value-type="float">
            <text:p>35,6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859" calcext:value-type="float">
            <text:p>21,859</text:p>
          </table:table-cell>
          <table:table-cell table:style-name="ce43" office:value-type="float" office:value="67334" calcext:value-type="float">
            <text:p>67,334</text:p>
          </table:table-cell>
          <table:table-cell table:style-name="ce43" office:value-type="float" office:value="34209" calcext:value-type="float">
            <text:p>34,209</text:p>
          </table:table-cell>
          <table:table-cell table:style-name="ce59" office:value-type="float" office:value="33125" calcext:value-type="float">
            <text:p>33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75" calcext:value-type="float">
            <text:p>10,875</text:p>
          </table:table-cell>
          <table:table-cell table:style-name="ce43" office:value-type="float" office:value="34943" calcext:value-type="float">
            <text:p>34,943</text:p>
          </table:table-cell>
          <table:table-cell table:style-name="ce43" office:value-type="float" office:value="18077" calcext:value-type="float">
            <text:p>18,077</text:p>
          </table:table-cell>
          <table:table-cell table:style-name="ce59" office:value-type="float" office:value="16866" calcext:value-type="float">
            <text:p>16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82" calcext:value-type="float">
            <text:p>1,582</text:p>
          </table:table-cell>
          <table:table-cell table:style-name="ce43" office:value-type="float" office:value="4299" calcext:value-type="float">
            <text:p>4,299</text:p>
          </table:table-cell>
          <table:table-cell table:style-name="ce43" office:value-type="float" office:value="2331" calcext:value-type="float">
            <text:p>2,331</text:p>
          </table:table-cell>
          <table:table-cell table:style-name="ce59" office:value-type="float" office:value="1968" calcext:value-type="float">
            <text:p>1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686" calcext:value-type="float">
            <text:p>80,686</text:p>
          </table:table-cell>
          <table:table-cell table:style-name="ce43" office:value-type="float" office:value="227703" calcext:value-type="float">
            <text:p>227,703</text:p>
          </table:table-cell>
          <table:table-cell table:style-name="ce43" office:value-type="float" office:value="112556" calcext:value-type="float">
            <text:p>112,556</text:p>
          </table:table-cell>
          <table:table-cell table:style-name="ce59" office:value-type="float" office:value="115147" calcext:value-type="float">
            <text:p>115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45" calcext:value-type="float">
            <text:p>71,945</text:p>
          </table:table-cell>
          <table:table-cell table:style-name="ce43" office:value-type="float" office:value="190855" calcext:value-type="float">
            <text:p>190,855</text:p>
          </table:table-cell>
          <table:table-cell table:style-name="ce43" office:value-type="float" office:value="91875" calcext:value-type="float">
            <text:p>91,875</text:p>
          </table:table-cell>
          <table:table-cell table:style-name="ce59" office:value-type="float" office:value="98980" calcext:value-type="float">
            <text:p>98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543" calcext:value-type="float">
            <text:p>44,543</text:p>
          </table:table-cell>
          <table:table-cell table:style-name="ce43" office:value-type="float" office:value="125605" calcext:value-type="float">
            <text:p>125,605</text:p>
          </table:table-cell>
          <table:table-cell table:style-name="ce43" office:value-type="float" office:value="62497" calcext:value-type="float">
            <text:p>62,497</text:p>
          </table:table-cell>
          <table:table-cell table:style-name="ce59" office:value-type="float" office:value="63108" calcext:value-type="float">
            <text:p>63,1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570" calcext:value-type="float">
            <text:p>49,570</text:p>
          </table:table-cell>
          <table:table-cell table:style-name="ce43" office:value-type="float" office:value="132438" calcext:value-type="float">
            <text:p>132,438</text:p>
          </table:table-cell>
          <table:table-cell table:style-name="ce43" office:value-type="float" office:value="64879" calcext:value-type="float">
            <text:p>64,879</text:p>
          </table:table-cell>
          <table:table-cell table:style-name="ce59" office:value-type="float" office:value="67559" calcext:value-type="float">
            <text:p>67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616" calcext:value-type="float">
            <text:p>59,616</text:p>
          </table:table-cell>
          <table:table-cell table:style-name="ce43" office:value-type="float" office:value="186739" calcext:value-type="float">
            <text:p>186,739</text:p>
          </table:table-cell>
          <table:table-cell table:style-name="ce43" office:value-type="float" office:value="94497" calcext:value-type="float">
            <text:p>94,497</text:p>
          </table:table-cell>
          <table:table-cell table:style-name="ce59" office:value-type="float" office:value="92242" calcext:value-type="float">
            <text:p>92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369" calcext:value-type="float">
            <text:p>24,369</text:p>
          </table:table-cell>
          <table:table-cell table:style-name="ce43" office:value-type="float" office:value="64611" calcext:value-type="float">
            <text:p>64,611</text:p>
          </table:table-cell>
          <table:table-cell table:style-name="ce43" office:value-type="float" office:value="30828" calcext:value-type="float">
            <text:p>30,828</text:p>
          </table:table-cell>
          <table:table-cell table:style-name="ce59" office:value-type="float" office:value="33783" calcext:value-type="float">
            <text:p>33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12" calcext:value-type="float">
            <text:p>30,812</text:p>
          </table:table-cell>
          <table:table-cell table:style-name="ce44" office:value-type="float" office:value="78214" calcext:value-type="float">
            <text:p>78,214</text:p>
          </table:table-cell>
          <table:table-cell table:style-name="ce44" office:value-type="float" office:value="38111" calcext:value-type="float">
            <text:p>38,111</text:p>
          </table:table-cell>
          <table:table-cell table:style-name="ce60" office:value-type="float" office:value="40103" calcext:value-type="float">
            <text:p>40,10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60315" calcext:value-type="float">
            <text:p>1,060,315</text:p>
          </table:table-cell>
          <table:table-cell table:style-name="ce42" office:value-type="float" office:value="2777240" calcext:value-type="float">
            <text:p>2,777,240</text:p>
          </table:table-cell>
          <table:table-cell table:style-name="ce71" office:value-type="float" office:value="1383208" calcext:value-type="float">
            <text:p>1,383,208</text:p>
          </table:table-cell>
          <table:table-cell table:style-name="ce72" office:value-type="float" office:value="1394032" calcext:value-type="float">
            <text:p>1,394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10" calcext:value-type="float">
            <text:p>10,910</text:p>
          </table:table-cell>
          <table:table-cell table:style-name="ce43" office:value-type="float" office:value="25571" calcext:value-type="float">
            <text:p>25,571</text:p>
          </table:table-cell>
          <table:table-cell table:style-name="ce38" office:value-type="float" office:value="12770" calcext:value-type="float">
            <text:p>12,770</text:p>
          </table:table-cell>
          <table:table-cell table:style-name="ce38" office:value-type="float" office:value="12801" calcext:value-type="float">
            <text:p>12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161" calcext:value-type="float">
            <text:p>55,161</text:p>
          </table:table-cell>
          <table:table-cell table:style-name="ce43" office:value-type="float" office:value="135288" calcext:value-type="float">
            <text:p>135,288</text:p>
          </table:table-cell>
          <table:table-cell table:style-name="ce38" office:value-type="float" office:value="65724" calcext:value-type="float">
            <text:p>65,724</text:p>
          </table:table-cell>
          <table:table-cell table:style-name="ce38" office:value-type="float" office:value="69564" calcext:value-type="float">
            <text:p>69,5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6715" calcext:value-type="float">
            <text:p>76,715</text:p>
          </table:table-cell>
          <table:table-cell table:style-name="ce43" office:value-type="float" office:value="195351" calcext:value-type="float">
            <text:p>195,351</text:p>
          </table:table-cell>
          <table:table-cell table:style-name="ce38" office:value-type="float" office:value="94867" calcext:value-type="float">
            <text:p>94,867</text:p>
          </table:table-cell>
          <table:table-cell table:style-name="ce38" office:value-type="float" office:value="100484" calcext:value-type="float">
            <text:p>100,4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5677" calcext:value-type="float">
            <text:p>65,677</text:p>
          </table:table-cell>
          <table:table-cell table:style-name="ce43" office:value-type="float" office:value="178129" calcext:value-type="float">
            <text:p>178,129</text:p>
          </table:table-cell>
          <table:table-cell table:style-name="ce38" office:value-type="float" office:value="88049" calcext:value-type="float">
            <text:p>88,049</text:p>
          </table:table-cell>
          <table:table-cell table:style-name="ce38" office:value-type="float" office:value="90080" calcext:value-type="float">
            <text:p>90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441" calcext:value-type="float">
            <text:p>134,441</text:p>
          </table:table-cell>
          <table:table-cell table:style-name="ce43" office:value-type="float" office:value="347606" calcext:value-type="float">
            <text:p>347,606</text:p>
          </table:table-cell>
          <table:table-cell table:style-name="ce38" office:value-type="float" office:value="169047" calcext:value-type="float">
            <text:p>169,047</text:p>
          </table:table-cell>
          <table:table-cell table:style-name="ce38" office:value-type="float" office:value="178559" calcext:value-type="float">
            <text:p>178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31" calcext:value-type="float">
            <text:p>22,731</text:p>
          </table:table-cell>
          <table:table-cell table:style-name="ce43" office:value-type="float" office:value="52745" calcext:value-type="float">
            <text:p>52,745</text:p>
          </table:table-cell>
          <table:table-cell table:style-name="ce38" office:value-type="float" office:value="25428" calcext:value-type="float">
            <text:p>25,428</text:p>
          </table:table-cell>
          <table:table-cell table:style-name="ce38" office:value-type="float" office:value="27317" calcext:value-type="float">
            <text:p>27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16" calcext:value-type="float">
            <text:p>12,516</text:p>
          </table:table-cell>
          <table:table-cell table:style-name="ce43" office:value-type="float" office:value="27884" calcext:value-type="float">
            <text:p>27,884</text:p>
          </table:table-cell>
          <table:table-cell table:style-name="ce38" office:value-type="float" office:value="13424" calcext:value-type="float">
            <text:p>13,424</text:p>
          </table:table-cell>
          <table:table-cell table:style-name="ce38" office:value-type="float" office:value="14460" calcext:value-type="float">
            <text:p>14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076" calcext:value-type="float">
            <text:p>72,076</text:p>
          </table:table-cell>
          <table:table-cell table:style-name="ce43" office:value-type="float" office:value="176368" calcext:value-type="float">
            <text:p>176,368</text:p>
          </table:table-cell>
          <table:table-cell table:style-name="ce38" office:value-type="float" office:value="85381" calcext:value-type="float">
            <text:p>85,381</text:p>
          </table:table-cell>
          <table:table-cell table:style-name="ce38" office:value-type="float" office:value="90987" calcext:value-type="float">
            <text:p>90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7806" calcext:value-type="float">
            <text:p>77,806</text:p>
          </table:table-cell>
          <table:table-cell table:style-name="ce43" office:value-type="float" office:value="194144" calcext:value-type="float">
            <text:p>194,144</text:p>
          </table:table-cell>
          <table:table-cell table:style-name="ce38" office:value-type="float" office:value="95941" calcext:value-type="float">
            <text:p>95,941</text:p>
          </table:table-cell>
          <table:table-cell table:style-name="ce38" office:value-type="float" office:value="98203" calcext:value-type="float">
            <text:p>98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26" calcext:value-type="float">
            <text:p>10,926</text:p>
          </table:table-cell>
          <table:table-cell table:style-name="ce43" office:value-type="float" office:value="28978" calcext:value-type="float">
            <text:p>28,978</text:p>
          </table:table-cell>
          <table:table-cell table:style-name="ce38" office:value-type="float" office:value="15023" calcext:value-type="float">
            <text:p>15,023</text:p>
          </table:table-cell>
          <table:table-cell table:style-name="ce38" office:value-type="float" office:value="13955" calcext:value-type="float">
            <text:p>13,95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644" calcext:value-type="float">
            <text:p>65,644</text:p>
          </table:table-cell>
          <table:table-cell table:style-name="ce43" office:value-type="float" office:value="155879" calcext:value-type="float">
            <text:p>155,879</text:p>
          </table:table-cell>
          <table:table-cell table:style-name="ce38" office:value-type="float" office:value="77783" calcext:value-type="float">
            <text:p>77,783</text:p>
          </table:table-cell>
          <table:table-cell table:style-name="ce38" office:value-type="float" office:value="78096" calcext:value-type="float">
            <text:p>78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4886" calcext:value-type="float">
            <text:p>134,886</text:p>
          </table:table-cell>
          <table:table-cell table:style-name="ce43" office:value-type="float" office:value="353294" calcext:value-type="float">
            <text:p>353,294</text:p>
          </table:table-cell>
          <table:table-cell table:style-name="ce38" office:value-type="float" office:value="174217" calcext:value-type="float">
            <text:p>174,217</text:p>
          </table:table-cell>
          <table:table-cell table:style-name="ce38" office:value-type="float" office:value="179077" calcext:value-type="float">
            <text:p>179,0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35" calcext:value-type="float">
            <text:p>25,335</text:p>
          </table:table-cell>
          <table:table-cell table:style-name="ce43" office:value-type="float" office:value="70508" calcext:value-type="float">
            <text:p>70,508</text:p>
          </table:table-cell>
          <table:table-cell table:style-name="ce38" office:value-type="float" office:value="35891" calcext:value-type="float">
            <text:p>35,891</text:p>
          </table:table-cell>
          <table:table-cell table:style-name="ce38" office:value-type="float" office:value="34617" calcext:value-type="float">
            <text:p>34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615" calcext:value-type="float">
            <text:p>40,615</text:p>
          </table:table-cell>
          <table:table-cell table:style-name="ce43" office:value-type="float" office:value="110779" calcext:value-type="float">
            <text:p>110,779</text:p>
          </table:table-cell>
          <table:table-cell table:style-name="ce38" office:value-type="float" office:value="57109" calcext:value-type="float">
            <text:p>57,109</text:p>
          </table:table-cell>
          <table:table-cell table:style-name="ce38" office:value-type="float" office:value="53670" calcext:value-type="float">
            <text:p>53,6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36" calcext:value-type="float">
            <text:p>13,236</text:p>
          </table:table-cell>
          <table:table-cell table:style-name="ce43" office:value-type="float" office:value="43198" calcext:value-type="float">
            <text:p>43,198</text:p>
          </table:table-cell>
          <table:table-cell table:style-name="ce38" office:value-type="float" office:value="22211" calcext:value-type="float">
            <text:p>22,211</text:p>
          </table:table-cell>
          <table:table-cell table:style-name="ce38" office:value-type="float" office:value="20987" calcext:value-type="float">
            <text:p>20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568" calcext:value-type="float">
            <text:p>12,568</text:p>
          </table:table-cell>
          <table:table-cell table:style-name="ce43" office:value-type="float" office:value="34251" calcext:value-type="float">
            <text:p>34,251</text:p>
          </table:table-cell>
          <table:table-cell table:style-name="ce38" office:value-type="float" office:value="17468" calcext:value-type="float">
            <text:p>17,468</text:p>
          </table:table-cell>
          <table:table-cell table:style-name="ce38" office:value-type="float" office:value="16783" calcext:value-type="float">
            <text:p>16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29944" calcext:value-type="float">
            <text:p>29,944</text:p>
          </table:table-cell>
          <table:table-cell table:style-name="ce43" office:value-type="float" office:value="80330" calcext:value-type="float">
            <text:p>80,330</text:p>
          </table:table-cell>
          <table:table-cell table:style-name="ce38" office:value-type="float" office:value="41113" calcext:value-type="float">
            <text:p>41,113</text:p>
          </table:table-cell>
          <table:table-cell table:style-name="ce38" office:value-type="float" office:value="39217" calcext:value-type="float">
            <text:p>39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417" calcext:value-type="float">
            <text:p>17,417</text:p>
          </table:table-cell>
          <table:table-cell table:style-name="ce43" office:value-type="float" office:value="43611" calcext:value-type="float">
            <text:p>43,611</text:p>
          </table:table-cell>
          <table:table-cell table:style-name="ce38" office:value-type="float" office:value="22165" calcext:value-type="float">
            <text:p>22,165</text:p>
          </table:table-cell>
          <table:table-cell table:style-name="ce38" office:value-type="float" office:value="21446" calcext:value-type="float">
            <text:p>21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328" calcext:value-type="float">
            <text:p>34,328</text:p>
          </table:table-cell>
          <table:table-cell table:style-name="ce43" office:value-type="float" office:value="97741" calcext:value-type="float">
            <text:p>97,741</text:p>
          </table:table-cell>
          <table:table-cell table:style-name="ce38" office:value-type="float" office:value="48649" calcext:value-type="float">
            <text:p>48,649</text:p>
          </table:table-cell>
          <table:table-cell table:style-name="ce38" office:value-type="float" office:value="49092" calcext:value-type="float">
            <text:p>49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17" calcext:value-type="float">
            <text:p>13,117</text:p>
          </table:table-cell>
          <table:table-cell table:style-name="ce43" office:value-type="float" office:value="37081" calcext:value-type="float">
            <text:p>37,081</text:p>
          </table:table-cell>
          <table:table-cell table:style-name="ce38" office:value-type="float" office:value="18923" calcext:value-type="float">
            <text:p>18,923</text:p>
          </table:table-cell>
          <table:table-cell table:style-name="ce38" office:value-type="float" office:value="18158" calcext:value-type="float">
            <text:p>18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33" calcext:value-type="float">
            <text:p>10,333</text:p>
          </table:table-cell>
          <table:table-cell table:style-name="ce43" office:value-type="float" office:value="30484" calcext:value-type="float">
            <text:p>30,484</text:p>
          </table:table-cell>
          <table:table-cell table:style-name="ce38" office:value-type="float" office:value="16180" calcext:value-type="float">
            <text:p>16,180</text:p>
          </table:table-cell>
          <table:table-cell table:style-name="ce38" office:value-type="float" office:value="14304" calcext:value-type="float">
            <text:p>14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30" calcext:value-type="float">
            <text:p>3,430</text:p>
          </table:table-cell>
          <table:table-cell table:style-name="ce43" office:value-type="float" office:value="7697" calcext:value-type="float">
            <text:p>7,697</text:p>
          </table:table-cell>
          <table:table-cell table:style-name="ce38" office:value-type="float" office:value="4285" calcext:value-type="float">
            <text:p>4,285</text:p>
          </table:table-cell>
          <table:table-cell table:style-name="ce38" office:value-type="float" office:value="3412" calcext:value-type="float">
            <text:p>3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2" calcext:value-type="float">
            <text:p>9,362</text:p>
          </table:table-cell>
          <table:table-cell table:style-name="ce43" office:value-type="float" office:value="29606" calcext:value-type="float">
            <text:p>29,606</text:p>
          </table:table-cell>
          <table:table-cell table:style-name="ce38" office:value-type="float" office:value="14935" calcext:value-type="float">
            <text:p>14,935</text:p>
          </table:table-cell>
          <table:table-cell table:style-name="ce38" office:value-type="float" office:value="14671" calcext:value-type="float">
            <text:p>14,6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552" calcext:value-type="float">
            <text:p>16,552</text:p>
          </table:table-cell>
          <table:table-cell table:style-name="ce43" office:value-type="float" office:value="53004" calcext:value-type="float">
            <text:p>53,004</text:p>
          </table:table-cell>
          <table:table-cell table:style-name="ce38" office:value-type="float" office:value="27079" calcext:value-type="float">
            <text:p>27,079</text:p>
          </table:table-cell>
          <table:table-cell table:style-name="ce38" office:value-type="float" office:value="25925" calcext:value-type="float">
            <text:p>25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269" calcext:value-type="float">
            <text:p>10,269</text:p>
          </table:table-cell>
          <table:table-cell table:style-name="ce43" office:value-type="float" office:value="29337" calcext:value-type="float">
            <text:p>29,337</text:p>
          </table:table-cell>
          <table:table-cell table:style-name="ce38" office:value-type="float" office:value="15031" calcext:value-type="float">
            <text:p>15,031</text:p>
          </table:table-cell>
          <table:table-cell table:style-name="ce38" office:value-type="float" office:value="14306" calcext:value-type="float">
            <text:p>14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70" calcext:value-type="float">
            <text:p>10,370</text:p>
          </table:table-cell>
          <table:table-cell table:style-name="ce43" office:value-type="float" office:value="30721" calcext:value-type="float">
            <text:p>30,721</text:p>
          </table:table-cell>
          <table:table-cell table:style-name="ce38" office:value-type="float" office:value="15904" calcext:value-type="float">
            <text:p>15,904</text:p>
          </table:table-cell>
          <table:table-cell table:style-name="ce38" office:value-type="float" office:value="14817" calcext:value-type="float">
            <text:p>14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16" calcext:value-type="float">
            <text:p>5,816</text:p>
          </table:table-cell>
          <table:table-cell table:style-name="ce43" office:value-type="float" office:value="14127" calcext:value-type="float">
            <text:p>14,127</text:p>
          </table:table-cell>
          <table:table-cell table:style-name="ce38" office:value-type="float" office:value="7103" calcext:value-type="float">
            <text:p>7,103</text:p>
          </table:table-cell>
          <table:table-cell table:style-name="ce38" office:value-type="float" office:value="7024" calcext:value-type="float">
            <text:p>7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05" calcext:value-type="float">
            <text:p>6,705</text:p>
          </table:table-cell>
          <table:table-cell table:style-name="ce43" office:value-type="float" office:value="19925" calcext:value-type="float">
            <text:p>19,925</text:p>
          </table:table-cell>
          <table:table-cell table:style-name="ce38" office:value-type="float" office:value="10304" calcext:value-type="float">
            <text:p>10,304</text:p>
          </table:table-cell>
          <table:table-cell table:style-name="ce38" office:value-type="float" office:value="9621" calcext:value-type="float">
            <text:p>9,6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03" calcext:value-type="float">
            <text:p>12,403</text:p>
          </table:table-cell>
          <table:table-cell table:style-name="ce43" office:value-type="float" office:value="36357" calcext:value-type="float">
            <text:p>36,357</text:p>
          </table:table-cell>
          <table:table-cell table:style-name="ce38" office:value-type="float" office:value="18785" calcext:value-type="float">
            <text:p>18,785</text:p>
          </table:table-cell>
          <table:table-cell table:style-name="ce38" office:value-type="float" office:value="17572" calcext:value-type="float">
            <text:p>17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77" calcext:value-type="float">
            <text:p>13,877</text:p>
          </table:table-cell>
          <table:table-cell table:style-name="ce43" office:value-type="float" office:value="38304" calcext:value-type="float">
            <text:p>38,304</text:p>
          </table:table-cell>
          <table:table-cell table:style-name="ce38" office:value-type="float" office:value="19867" calcext:value-type="float">
            <text:p>19,867</text:p>
          </table:table-cell>
          <table:table-cell table:style-name="ce38" office:value-type="float" office:value="18437" calcext:value-type="float">
            <text:p>18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61" calcext:value-type="float">
            <text:p>14,461</text:p>
          </table:table-cell>
          <table:table-cell table:style-name="ce43" office:value-type="float" office:value="41445" calcext:value-type="float">
            <text:p>41,445</text:p>
          </table:table-cell>
          <table:table-cell table:style-name="ce38" office:value-type="float" office:value="21666" calcext:value-type="float">
            <text:p>21,666</text:p>
          </table:table-cell>
          <table:table-cell table:style-name="ce38" office:value-type="float" office:value="19779" calcext:value-type="float">
            <text:p>19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66" calcext:value-type="float">
            <text:p>5,666</text:p>
          </table:table-cell>
          <table:table-cell table:style-name="ce43" office:value-type="float" office:value="13783" calcext:value-type="float">
            <text:p>13,783</text:p>
          </table:table-cell>
          <table:table-cell table:style-name="ce38" office:value-type="float" office:value="7437" calcext:value-type="float">
            <text:p>7,437</text:p>
          </table:table-cell>
          <table:table-cell table:style-name="ce38" office:value-type="float" office:value="6346" calcext:value-type="float">
            <text:p>6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1" calcext:value-type="float">
            <text:p>2,371</text:p>
          </table:table-cell>
          <table:table-cell table:style-name="ce43" office:value-type="float" office:value="6427" calcext:value-type="float">
            <text:p>6,427</text:p>
          </table:table-cell>
          <table:table-cell table:style-name="ce38" office:value-type="float" office:value="3416" calcext:value-type="float">
            <text:p>3,416</text:p>
          </table:table-cell>
          <table:table-cell table:style-name="ce38" office:value-type="float" office:value="3011" calcext:value-type="float">
            <text:p>3,01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27" calcext:value-type="float">
            <text:p>4,827</text:p>
          </table:table-cell>
          <table:table-cell table:style-name="ce43" office:value-type="float" office:value="12605" calcext:value-type="float">
            <text:p>12,605</text:p>
          </table:table-cell>
          <table:table-cell table:style-name="ce38" office:value-type="float" office:value="6863" calcext:value-type="float">
            <text:p>6,863</text:p>
          </table:table-cell>
          <table:table-cell table:style-name="ce38" office:value-type="float" office:value="5742" calcext:value-type="float">
            <text:p>5,74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3" calcext:value-type="float">
            <text:p>5,063</text:p>
          </table:table-cell>
          <table:table-cell table:style-name="ce43" office:value-type="float" office:value="15256" calcext:value-type="float">
            <text:p>15,256</text:p>
          </table:table-cell>
          <table:table-cell table:style-name="ce38" office:value-type="float" office:value="8281" calcext:value-type="float">
            <text:p>8,281</text:p>
          </table:table-cell>
          <table:table-cell table:style-name="ce38" office:value-type="float" office:value="6975" calcext:value-type="float">
            <text:p>6,97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894" calcext:value-type="float">
            <text:p>1,894</text:p>
          </table:table-cell>
          <table:table-cell table:style-name="ce38" office:value-type="float" office:value="939" calcext:value-type="float">
            <text:p>939</text:p>
          </table:table-cell>
          <table:table-cell table:style-name="ce38" office:value-type="float" office:value="955" calcext:value-type="float">
            <text:p>95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14" calcext:value-type="float">
            <text:p>1,314</text:p>
          </table:table-cell>
          <table:table-cell table:style-name="ce43" office:value-type="float" office:value="4317" calcext:value-type="float">
            <text:p>4,317</text:p>
          </table:table-cell>
          <table:table-cell table:style-name="ce38" office:value-type="float" office:value="2276" calcext:value-type="float">
            <text:p>2,276</text:p>
          </table:table-cell>
          <table:table-cell table:style-name="ce38" office:value-type="float" office:value="2041" calcext:value-type="float">
            <text:p>2,041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3" calcext:value-type="float">
            <text:p>863</text:p>
          </table:table-cell>
          <table:table-cell table:style-name="ce44" office:value-type="float" office:value="3215" calcext:value-type="float">
            <text:p>3,215</text:p>
          </table:table-cell>
          <table:table-cell table:style-name="ce38" office:value-type="float" office:value="1674" calcext:value-type="float">
            <text:p>1,674</text:p>
          </table:table-cell>
          <table:table-cell table:style-name="ce38" office:value-type="float" office:value="1541" calcext:value-type="float">
            <text:p>1,54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1966" calcext:value-type="float">
            <text:p>161,966</text:p>
          </table:table-cell>
          <table:table-cell table:style-name="ce42" office:value-type="float" office:value="458786" calcext:value-type="float">
            <text:p>458,786</text:p>
          </table:table-cell>
          <table:table-cell table:style-name="ce42" office:value-type="float" office:value="232833" calcext:value-type="float">
            <text:p>232,833</text:p>
          </table:table-cell>
          <table:table-cell table:style-name="ce58" office:value-type="float" office:value="225953" calcext:value-type="float">
            <text:p>225,9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035" calcext:value-type="float">
            <text:p>35,035</text:p>
          </table:table-cell>
          <table:table-cell table:style-name="ce43" office:value-type="float" office:value="95768" calcext:value-type="float">
            <text:p>95,768</text:p>
          </table:table-cell>
          <table:table-cell table:style-name="ce43" office:value-type="float" office:value="46852" calcext:value-type="float">
            <text:p>46,852</text:p>
          </table:table-cell>
          <table:table-cell table:style-name="ce59" office:value-type="float" office:value="48916" calcext:value-type="float">
            <text:p>48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694" calcext:value-type="float">
            <text:p>25,694</text:p>
          </table:table-cell>
          <table:table-cell table:style-name="ce43" office:value-type="float" office:value="72277" calcext:value-type="float">
            <text:p>72,277</text:p>
          </table:table-cell>
          <table:table-cell table:style-name="ce43" office:value-type="float" office:value="34507" calcext:value-type="float">
            <text:p>34,507</text:p>
          </table:table-cell>
          <table:table-cell table:style-name="ce59" office:value-type="float" office:value="37770" calcext:value-type="float">
            <text:p>37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49" calcext:value-type="float">
            <text:p>13,949</text:p>
          </table:table-cell>
          <table:table-cell table:style-name="ce43" office:value-type="float" office:value="41256" calcext:value-type="float">
            <text:p>41,256</text:p>
          </table:table-cell>
          <table:table-cell table:style-name="ce43" office:value-type="float" office:value="21058" calcext:value-type="float">
            <text:p>21,058</text:p>
          </table:table-cell>
          <table:table-cell table:style-name="ce59" office:value-type="float" office:value="20198" calcext:value-type="float">
            <text:p>20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44" calcext:value-type="float">
            <text:p>10,044</text:p>
          </table:table-cell>
          <table:table-cell table:style-name="ce43" office:value-type="float" office:value="29957" calcext:value-type="float">
            <text:p>29,957</text:p>
          </table:table-cell>
          <table:table-cell table:style-name="ce43" office:value-type="float" office:value="15458" calcext:value-type="float">
            <text:p>15,458</text:p>
          </table:table-cell>
          <table:table-cell table:style-name="ce59" office:value-type="float" office:value="14499" calcext:value-type="float">
            <text:p>14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255" calcext:value-type="float">
            <text:p>13,255</text:p>
          </table:table-cell>
          <table:table-cell table:style-name="ce43" office:value-type="float" office:value="36037" calcext:value-type="float">
            <text:p>36,037</text:p>
          </table:table-cell>
          <table:table-cell table:style-name="ce43" office:value-type="float" office:value="18837" calcext:value-type="float">
            <text:p>18,837</text:p>
          </table:table-cell>
          <table:table-cell table:style-name="ce59" office:value-type="float" office:value="17200" calcext:value-type="float">
            <text:p>17,2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04" calcext:value-type="float">
            <text:p>8,404</text:p>
          </table:table-cell>
          <table:table-cell table:style-name="ce43" office:value-type="float" office:value="24487" calcext:value-type="float">
            <text:p>24,487</text:p>
          </table:table-cell>
          <table:table-cell table:style-name="ce43" office:value-type="float" office:value="12955" calcext:value-type="float">
            <text:p>12,955</text:p>
          </table:table-cell>
          <table:table-cell table:style-name="ce59" office:value-type="float" office:value="11532" calcext:value-type="float">
            <text:p>11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295" calcext:value-type="float">
            <text:p>11,295</text:p>
          </table:table-cell>
          <table:table-cell table:style-name="ce43" office:value-type="float" office:value="32302" calcext:value-type="float">
            <text:p>32,302</text:p>
          </table:table-cell>
          <table:table-cell table:style-name="ce43" office:value-type="float" office:value="17146" calcext:value-type="float">
            <text:p>17,146</text:p>
          </table:table-cell>
          <table:table-cell table:style-name="ce59" office:value-type="float" office:value="15156" calcext:value-type="float">
            <text:p>15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13" calcext:value-type="float">
            <text:p>18,513</text:p>
          </table:table-cell>
          <table:table-cell table:style-name="ce43" office:value-type="float" office:value="53675" calcext:value-type="float">
            <text:p>53,675</text:p>
          </table:table-cell>
          <table:table-cell table:style-name="ce43" office:value-type="float" office:value="27537" calcext:value-type="float">
            <text:p>27,537</text:p>
          </table:table-cell>
          <table:table-cell table:style-name="ce59" office:value-type="float" office:value="26138" calcext:value-type="float">
            <text:p>26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3921" calcext:value-type="float">
            <text:p>13,921</text:p>
          </table:table-cell>
          <table:table-cell table:style-name="ce43" office:value-type="float" office:value="39322" calcext:value-type="float">
            <text:p>39,322</text:p>
          </table:table-cell>
          <table:table-cell table:style-name="ce43" office:value-type="float" office:value="20359" calcext:value-type="float">
            <text:p>20,359</text:p>
          </table:table-cell>
          <table:table-cell table:style-name="ce59" office:value-type="float" office:value="18963" calcext:value-type="float">
            <text:p>18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082" calcext:value-type="float">
            <text:p>8,082</text:p>
          </table:table-cell>
          <table:table-cell table:style-name="ce43" office:value-type="float" office:value="21419" calcext:value-type="float">
            <text:p>21,419</text:p>
          </table:table-cell>
          <table:table-cell table:style-name="ce43" office:value-type="float" office:value="11563" calcext:value-type="float">
            <text:p>11,563</text:p>
          </table:table-cell>
          <table:table-cell table:style-name="ce59" office:value-type="float" office:value="9856" calcext:value-type="float">
            <text:p>9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3" office:value-type="float" office:value="6132" calcext:value-type="float">
            <text:p>6,132</text:p>
          </table:table-cell>
          <table:table-cell table:style-name="ce43" office:value-type="float" office:value="3334" calcext:value-type="float">
            <text:p>3,334</text:p>
          </table:table-cell>
          <table:table-cell table:style-name="ce59" office:value-type="float" office:value="2798" calcext:value-type="float">
            <text:p>2,79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5" calcext:value-type="float">
            <text:p>1,895</text:p>
          </table:table-cell>
          <table:table-cell table:style-name="ce44" office:value-type="float" office:value="6154" calcext:value-type="float">
            <text:p>6,154</text:p>
          </table:table-cell>
          <table:table-cell table:style-name="ce44" office:value-type="float" office:value="3227" calcext:value-type="float">
            <text:p>3,227</text:p>
          </table:table-cell>
          <table:table-cell table:style-name="ce60" office:value-type="float" office:value="2927" calcext:value-type="float">
            <text:p>2,92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25512" calcext:value-type="float">
            <text:p>725,512</text:p>
          </table:table-cell>
          <table:table-cell table:style-name="ce42" office:value-type="float" office:value="2050600" calcext:value-type="float">
            <text:p>2,050,600</text:p>
          </table:table-cell>
          <table:table-cell table:style-name="ce42" office:value-type="float" office:value="1029302" calcext:value-type="float">
            <text:p>1,029,302</text:p>
          </table:table-cell>
          <table:table-cell table:style-name="ce58" office:value-type="float" office:value="1021298" calcext:value-type="float">
            <text:p>1,021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4703" calcext:value-type="float">
            <text:p>154,703</text:p>
          </table:table-cell>
          <table:table-cell table:style-name="ce43" office:value-type="float" office:value="416123" calcext:value-type="float">
            <text:p>416,123</text:p>
          </table:table-cell>
          <table:table-cell table:style-name="ce43" office:value-type="float" office:value="203366" calcext:value-type="float">
            <text:p>203,366</text:p>
          </table:table-cell>
          <table:table-cell table:style-name="ce59" office:value-type="float" office:value="212757" calcext:value-type="float">
            <text:p>212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7585" calcext:value-type="float">
            <text:p>137,585</text:p>
          </table:table-cell>
          <table:table-cell table:style-name="ce43" office:value-type="float" office:value="380403" calcext:value-type="float">
            <text:p>380,403</text:p>
          </table:table-cell>
          <table:table-cell table:style-name="ce43" office:value-type="float" office:value="188899" calcext:value-type="float">
            <text:p>188,899</text:p>
          </table:table-cell>
          <table:table-cell table:style-name="ce59" office:value-type="float" office:value="191504" calcext:value-type="float">
            <text:p>191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1560" calcext:value-type="float">
            <text:p>71,560</text:p>
          </table:table-cell>
          <table:table-cell table:style-name="ce43" office:value-type="float" office:value="211595" calcext:value-type="float">
            <text:p>211,595</text:p>
          </table:table-cell>
          <table:table-cell table:style-name="ce43" office:value-type="float" office:value="105965" calcext:value-type="float">
            <text:p>105,965</text:p>
          </table:table-cell>
          <table:table-cell table:style-name="ce59" office:value-type="float" office:value="105630" calcext:value-type="float">
            <text:p>105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2886" calcext:value-type="float">
            <text:p>62,886</text:p>
          </table:table-cell>
          <table:table-cell table:style-name="ce43" office:value-type="float" office:value="180427" calcext:value-type="float">
            <text:p>180,427</text:p>
          </table:table-cell>
          <table:table-cell table:style-name="ce43" office:value-type="float" office:value="91263" calcext:value-type="float">
            <text:p>91,263</text:p>
          </table:table-cell>
          <table:table-cell table:style-name="ce59" office:value-type="float" office:value="89164" calcext:value-type="float">
            <text:p>89,1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3197" calcext:value-type="float">
            <text:p>53,197</text:p>
          </table:table-cell>
          <table:table-cell table:style-name="ce43" office:value-type="float" office:value="156464" calcext:value-type="float">
            <text:p>156,464</text:p>
          </table:table-cell>
          <table:table-cell table:style-name="ce43" office:value-type="float" office:value="79419" calcext:value-type="float">
            <text:p>79,419</text:p>
          </table:table-cell>
          <table:table-cell table:style-name="ce59" office:value-type="float" office:value="77045" calcext:value-type="float">
            <text:p>77,045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631" calcext:value-type="float">
            <text:p>30,631</text:p>
          </table:table-cell>
          <table:table-cell table:style-name="ce43" office:value-type="float" office:value="91878" calcext:value-type="float">
            <text:p>91,878</text:p>
          </table:table-cell>
          <table:table-cell table:style-name="ce43" office:value-type="float" office:value="47277" calcext:value-type="float">
            <text:p>47,277</text:p>
          </table:table-cell>
          <table:table-cell table:style-name="ce59" office:value-type="float" office:value="44601" calcext:value-type="float">
            <text:p>44,6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市</text:p>
          </table:table-cell>
          <table:table-cell table:style-name="ce52" office:value-type="float" office:value="53517" calcext:value-type="float">
            <text:p>53,517</text:p>
          </table:table-cell>
          <table:table-cell table:style-name="ce43" office:value-type="float" office:value="150574" calcext:value-type="float">
            <text:p>150,574</text:p>
          </table:table-cell>
          <table:table-cell table:style-name="ce43" office:value-type="float" office:value="75265" calcext:value-type="float">
            <text:p>75,265</text:p>
          </table:table-cell>
          <table:table-cell table:style-name="ce59" office:value-type="float" office:value="75309" calcext:value-type="float">
            <text:p>75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8907" calcext:value-type="float">
            <text:p>28,907</text:p>
          </table:table-cell>
          <table:table-cell table:style-name="ce43" office:value-type="float" office:value="83970" calcext:value-type="float">
            <text:p>83,970</text:p>
          </table:table-cell>
          <table:table-cell table:style-name="ce43" office:value-type="float" office:value="43256" calcext:value-type="float">
            <text:p>43,256</text:p>
          </table:table-cell>
          <table:table-cell table:style-name="ce59" office:value-type="float" office:value="40714" calcext:value-type="float">
            <text:p>40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3652" calcext:value-type="float">
            <text:p>53,652</text:p>
          </table:table-cell>
          <table:table-cell table:style-name="ce43" office:value-type="float" office:value="140818" calcext:value-type="float">
            <text:p>140,818</text:p>
          </table:table-cell>
          <table:table-cell table:style-name="ce43" office:value-type="float" office:value="70900" calcext:value-type="float">
            <text:p>70,900</text:p>
          </table:table-cell>
          <table:table-cell table:style-name="ce59" office:value-type="float" office:value="69918" calcext:value-type="float">
            <text:p>69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8921" calcext:value-type="float">
            <text:p>38,921</text:p>
          </table:table-cell>
          <table:table-cell table:style-name="ce43" office:value-type="float" office:value="116067" calcext:value-type="float">
            <text:p>116,067</text:p>
          </table:table-cell>
          <table:table-cell table:style-name="ce43" office:value-type="float" office:value="58723" calcext:value-type="float">
            <text:p>58,723</text:p>
          </table:table-cell>
          <table:table-cell table:style-name="ce59" office:value-type="float" office:value="57344" calcext:value-type="float">
            <text:p>57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450" calcext:value-type="float">
            <text:p>15,450</text:p>
          </table:table-cell>
          <table:table-cell table:style-name="ce43" office:value-type="float" office:value="48063" calcext:value-type="float">
            <text:p>48,063</text:p>
          </table:table-cell>
          <table:table-cell table:style-name="ce43" office:value-type="float" office:value="25749" calcext:value-type="float">
            <text:p>25,749</text:p>
          </table:table-cell>
          <table:table-cell table:style-name="ce59" office:value-type="float" office:value="22314" calcext:value-type="float">
            <text:p>22,3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786" calcext:value-type="float">
            <text:p>20,786</text:p>
          </table:table-cell>
          <table:table-cell table:style-name="ce43" office:value-type="float" office:value="63342" calcext:value-type="float">
            <text:p>63,342</text:p>
          </table:table-cell>
          <table:table-cell table:style-name="ce43" office:value-type="float" office:value="33213" calcext:value-type="float">
            <text:p>33,213</text:p>
          </table:table-cell>
          <table:table-cell table:style-name="ce59" office:value-type="float" office:value="30129" calcext:value-type="float">
            <text:p>30,1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17" calcext:value-type="float">
            <text:p>3,717</text:p>
          </table:table-cell>
          <table:table-cell table:style-name="ce44" office:value-type="float" office:value="10876" calcext:value-type="float">
            <text:p>10,876</text:p>
          </table:table-cell>
          <table:table-cell table:style-name="ce44" office:value-type="float" office:value="6007" calcext:value-type="float">
            <text:p>6,007</text:p>
          </table:table-cell>
          <table:table-cell table:style-name="ce60" office:value-type="float" office:value="4869" calcext:value-type="float">
            <text:p>4,86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7244" calcext:value-type="float">
            <text:p>177,244</text:p>
          </table:table-cell>
          <table:table-cell table:style-name="ce42" office:value-type="float" office:value="534493" calcext:value-type="float">
            <text:p>534,493</text:p>
          </table:table-cell>
          <table:table-cell table:style-name="ce42" office:value-type="float" office:value="273816" calcext:value-type="float">
            <text:p>273,816</text:p>
          </table:table-cell>
          <table:table-cell table:style-name="ce58" office:value-type="float" office:value="260677" calcext:value-type="float">
            <text:p>260,67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6826" calcext:value-type="float">
            <text:p>56,826</text:p>
          </table:table-cell>
          <table:table-cell table:style-name="ce43" office:value-type="float" office:value="162248" calcext:value-type="float">
            <text:p>162,248</text:p>
          </table:table-cell>
          <table:table-cell table:style-name="ce43" office:value-type="float" office:value="80986" calcext:value-type="float">
            <text:p>80,986</text:p>
          </table:table-cell>
          <table:table-cell table:style-name="ce59" office:value-type="float" office:value="81262" calcext:value-type="float">
            <text:p>81,26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20" calcext:value-type="float">
            <text:p>9,520</text:p>
          </table:table-cell>
          <table:table-cell table:style-name="ce82" office:value-type="float" office:value="30814" calcext:value-type="float">
            <text:p>30,814</text:p>
          </table:table-cell>
          <table:table-cell table:style-name="ce43" office:value-type="float" office:value="16406" calcext:value-type="float">
            <text:p>16,406</text:p>
          </table:table-cell>
          <table:table-cell table:style-name="ce59" office:value-type="float" office:value="14408" calcext:value-type="float">
            <text:p>14,40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29" calcext:value-type="float">
            <text:p>10,629</text:p>
          </table:table-cell>
          <table:table-cell table:style-name="ce82" office:value-type="float" office:value="34596" calcext:value-type="float">
            <text:p>34,596</text:p>
          </table:table-cell>
          <table:table-cell table:style-name="ce43" office:value-type="float" office:value="18387" calcext:value-type="float">
            <text:p>18,387</text:p>
          </table:table-cell>
          <table:table-cell table:style-name="ce59" office:value-type="float" office:value="16209" calcext:value-type="float">
            <text:p>16,20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112" calcext:value-type="float">
            <text:p>32,112</text:p>
          </table:table-cell>
          <table:table-cell table:style-name="ce82" office:value-type="float" office:value="95959" calcext:value-type="float">
            <text:p>95,959</text:p>
          </table:table-cell>
          <table:table-cell table:style-name="ce43" office:value-type="float" office:value="48256" calcext:value-type="float">
            <text:p>48,256</text:p>
          </table:table-cell>
          <table:table-cell table:style-name="ce59" office:value-type="float" office:value="47703" calcext:value-type="float">
            <text:p>47,70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5035" calcext:value-type="float">
            <text:p>25,035</text:p>
          </table:table-cell>
          <table:table-cell table:style-name="ce82" office:value-type="float" office:value="76969" calcext:value-type="float">
            <text:p>76,969</text:p>
          </table:table-cell>
          <table:table-cell table:style-name="ce43" office:value-type="float" office:value="39151" calcext:value-type="float">
            <text:p>39,151</text:p>
          </table:table-cell>
          <table:table-cell table:style-name="ce59" office:value-type="float" office:value="37818" calcext:value-type="float">
            <text:p>37,81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26" calcext:value-type="float">
            <text:p>4,526</text:p>
          </table:table-cell>
          <table:table-cell table:style-name="ce82" office:value-type="float" office:value="13898" calcext:value-type="float">
            <text:p>13,898</text:p>
          </table:table-cell>
          <table:table-cell table:style-name="ce43" office:value-type="float" office:value="7529" calcext:value-type="float">
            <text:p>7,529</text:p>
          </table:table-cell>
          <table:table-cell table:style-name="ce59" office:value-type="float" office:value="6369" calcext:value-type="float">
            <text:p>6,36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301" calcext:value-type="float">
            <text:p>17,301</text:p>
          </table:table-cell>
          <table:table-cell table:style-name="ce82" office:value-type="float" office:value="55605" calcext:value-type="float">
            <text:p>55,605</text:p>
          </table:table-cell>
          <table:table-cell table:style-name="ce43" office:value-type="float" office:value="28553" calcext:value-type="float">
            <text:p>28,553</text:p>
          </table:table-cell>
          <table:table-cell table:style-name="ce59" office:value-type="float" office:value="27052" calcext:value-type="float">
            <text:p>27,05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34" calcext:value-type="float">
            <text:p>6,434</text:p>
          </table:table-cell>
          <table:table-cell table:style-name="ce82" office:value-type="float" office:value="20310" calcext:value-type="float">
            <text:p>20,310</text:p>
          </table:table-cell>
          <table:table-cell table:style-name="ce43" office:value-type="float" office:value="10734" calcext:value-type="float">
            <text:p>10,734</text:p>
          </table:table-cell>
          <table:table-cell table:style-name="ce59" office:value-type="float" office:value="9576" calcext:value-type="float">
            <text:p>9,576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079" calcext:value-type="float">
            <text:p>5,079</text:p>
          </table:table-cell>
          <table:table-cell table:style-name="ce82" office:value-type="float" office:value="14339" calcext:value-type="float">
            <text:p>14,339</text:p>
          </table:table-cell>
          <table:table-cell table:style-name="ce43" office:value-type="float" office:value="7740" calcext:value-type="float">
            <text:p>7,740</text:p>
          </table:table-cell>
          <table:table-cell table:style-name="ce59" office:value-type="float" office:value="6599" calcext:value-type="float">
            <text:p>6,59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4" calcext:value-type="float">
            <text:p>3,144</text:p>
          </table:table-cell>
          <table:table-cell table:style-name="ce82" office:value-type="float" office:value="9813" calcext:value-type="float">
            <text:p>9,813</text:p>
          </table:table-cell>
          <table:table-cell table:style-name="ce43" office:value-type="float" office:value="5282" calcext:value-type="float">
            <text:p>5,282</text:p>
          </table:table-cell>
          <table:table-cell table:style-name="ce59" office:value-type="float" office:value="4531" calcext:value-type="float">
            <text:p>4,53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4" calcext:value-type="float">
            <text:p>2,074</text:p>
          </table:table-cell>
          <table:table-cell table:style-name="ce82" office:value-type="float" office:value="5794" calcext:value-type="float">
            <text:p>5,794</text:p>
          </table:table-cell>
          <table:table-cell table:style-name="ce43" office:value-type="float" office:value="3203" calcext:value-type="float">
            <text:p>3,203</text:p>
          </table:table-cell>
          <table:table-cell table:style-name="ce59" office:value-type="float" office:value="2591" calcext:value-type="float">
            <text:p>2,59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11" calcext:value-type="float">
            <text:p>2,811</text:p>
          </table:table-cell>
          <table:table-cell table:style-name="ce82" office:value-type="float" office:value="9395" calcext:value-type="float">
            <text:p>9,395</text:p>
          </table:table-cell>
          <table:table-cell table:style-name="ce43" office:value-type="float" office:value="5000" calcext:value-type="float">
            <text:p>5,000</text:p>
          </table:table-cell>
          <table:table-cell table:style-name="ce59" office:value-type="float" office:value="4395" calcext:value-type="float">
            <text:p>4,39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53" calcext:value-type="float">
            <text:p>1,753</text:p>
          </table:table-cell>
          <table:table-cell table:style-name="ce83" office:value-type="float" office:value="4753" calcext:value-type="float">
            <text:p>4,753</text:p>
          </table:table-cell>
          <table:table-cell table:style-name="ce44" office:value-type="float" office:value="2589" calcext:value-type="float">
            <text:p>2,589</text:p>
          </table:table-cell>
          <table:table-cell table:style-name="ce60" office:value-type="float" office:value="2164" calcext:value-type="float">
            <text:p>2,16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2187" calcext:value-type="float">
            <text:p>182,187</text:p>
          </table:table-cell>
          <table:table-cell table:style-name="ce42" office:value-type="float" office:value="566704" calcext:value-type="float">
            <text:p>566,704</text:p>
          </table:table-cell>
          <table:table-cell table:style-name="ce42" office:value-type="float" office:value="292200" calcext:value-type="float">
            <text:p>292,200</text:p>
          </table:table-cell>
          <table:table-cell table:style-name="ce58" office:value-type="float" office:value="274504" calcext:value-type="float">
            <text:p>274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417" calcext:value-type="float">
            <text:p>30,417</text:p>
          </table:table-cell>
          <table:table-cell table:style-name="ce43" office:value-type="float" office:value="90990" calcext:value-type="float">
            <text:p>90,990</text:p>
          </table:table-cell>
          <table:table-cell table:style-name="ce43" office:value-type="float" office:value="45533" calcext:value-type="float">
            <text:p>45,533</text:p>
          </table:table-cell>
          <table:table-cell table:style-name="ce59" office:value-type="float" office:value="45457" calcext:value-type="float">
            <text:p>45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38" calcext:value-type="float">
            <text:p>14,338</text:p>
          </table:table-cell>
          <table:table-cell table:style-name="ce43" office:value-type="float" office:value="48601" calcext:value-type="float">
            <text:p>48,601</text:p>
          </table:table-cell>
          <table:table-cell table:style-name="ce43" office:value-type="float" office:value="25161" calcext:value-type="float">
            <text:p>25,161</text:p>
          </table:table-cell>
          <table:table-cell table:style-name="ce59" office:value-type="float" office:value="23440" calcext:value-type="float">
            <text:p>23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35" calcext:value-type="float">
            <text:p>11,535</text:p>
          </table:table-cell>
          <table:table-cell table:style-name="ce43" office:value-type="float" office:value="37057" calcext:value-type="float">
            <text:p>37,057</text:p>
          </table:table-cell>
          <table:table-cell table:style-name="ce43" office:value-type="float" office:value="19551" calcext:value-type="float">
            <text:p>19,551</text:p>
          </table:table-cell>
          <table:table-cell table:style-name="ce59" office:value-type="float" office:value="17506" calcext:value-type="float">
            <text:p>17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6911" calcext:value-type="float">
            <text:p>26,911</text:p>
          </table:table-cell>
          <table:table-cell table:style-name="ce43" office:value-type="float" office:value="83185" calcext:value-type="float">
            <text:p>83,185</text:p>
          </table:table-cell>
          <table:table-cell table:style-name="ce43" office:value-type="float" office:value="42072" calcext:value-type="float">
            <text:p>42,072</text:p>
          </table:table-cell>
          <table:table-cell table:style-name="ce59" office:value-type="float" office:value="41113" calcext:value-type="float">
            <text:p>41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717" calcext:value-type="float">
            <text:p>32,717</text:p>
          </table:table-cell>
          <table:table-cell table:style-name="ce43" office:value-type="float" office:value="101982" calcext:value-type="float">
            <text:p>101,982</text:p>
          </table:table-cell>
          <table:table-cell table:style-name="ce43" office:value-type="float" office:value="51545" calcext:value-type="float">
            <text:p>51,545</text:p>
          </table:table-cell>
          <table:table-cell table:style-name="ce59" office:value-type="float" office:value="50437" calcext:value-type="float">
            <text:p>50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96" calcext:value-type="float">
            <text:p>11,896</text:p>
          </table:table-cell>
          <table:table-cell table:style-name="ce43" office:value-type="float" office:value="38579" calcext:value-type="float">
            <text:p>38,579</text:p>
          </table:table-cell>
          <table:table-cell table:style-name="ce43" office:value-type="float" office:value="20288" calcext:value-type="float">
            <text:p>20,288</text:p>
          </table:table-cell>
          <table:table-cell table:style-name="ce59" office:value-type="float" office:value="18291" calcext:value-type="float">
            <text:p>18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66" calcext:value-type="float">
            <text:p>6,166</text:p>
          </table:table-cell>
          <table:table-cell table:style-name="ce43" office:value-type="float" office:value="18374" calcext:value-type="float">
            <text:p>18,374</text:p>
          </table:table-cell>
          <table:table-cell table:style-name="ce43" office:value-type="float" office:value="9618" calcext:value-type="float">
            <text:p>9,618</text:p>
          </table:table-cell>
          <table:table-cell table:style-name="ce59" office:value-type="float" office:value="8756" calcext:value-type="float">
            <text:p>8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6" calcext:value-type="float">
            <text:p>5,436</text:p>
          </table:table-cell>
          <table:table-cell table:style-name="ce43" office:value-type="float" office:value="15595" calcext:value-type="float">
            <text:p>15,595</text:p>
          </table:table-cell>
          <table:table-cell table:style-name="ce43" office:value-type="float" office:value="8261" calcext:value-type="float">
            <text:p>8,261</text:p>
          </table:table-cell>
          <table:table-cell table:style-name="ce59" office:value-type="float" office:value="7334" calcext:value-type="float">
            <text:p>7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569" calcext:value-type="float">
            <text:p>10,569</text:p>
          </table:table-cell>
          <table:table-cell table:style-name="ce43" office:value-type="float" office:value="34761" calcext:value-type="float">
            <text:p>34,761</text:p>
          </table:table-cell>
          <table:table-cell table:style-name="ce43" office:value-type="float" office:value="18039" calcext:value-type="float">
            <text:p>18,039</text:p>
          </table:table-cell>
          <table:table-cell table:style-name="ce59" office:value-type="float" office:value="16722" calcext:value-type="float">
            <text:p>16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24" calcext:value-type="float">
            <text:p>6,124</text:p>
          </table:table-cell>
          <table:table-cell table:style-name="ce43" office:value-type="float" office:value="18972" calcext:value-type="float">
            <text:p>18,972</text:p>
          </table:table-cell>
          <table:table-cell table:style-name="ce43" office:value-type="float" office:value="10071" calcext:value-type="float">
            <text:p>10,071</text:p>
          </table:table-cell>
          <table:table-cell table:style-name="ce59" office:value-type="float" office:value="8901" calcext:value-type="float">
            <text:p>8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8" calcext:value-type="float">
            <text:p>3,978</text:p>
          </table:table-cell>
          <table:table-cell table:style-name="ce43" office:value-type="float" office:value="10673" calcext:value-type="float">
            <text:p>10,673</text:p>
          </table:table-cell>
          <table:table-cell table:style-name="ce43" office:value-type="float" office:value="5858" calcext:value-type="float">
            <text:p>5,858</text:p>
          </table:table-cell>
          <table:table-cell table:style-name="ce59" office:value-type="float" office:value="4815" calcext:value-type="float">
            <text:p>4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8" calcext:value-type="float">
            <text:p>3,638</text:p>
          </table:table-cell>
          <table:table-cell table:style-name="ce43" office:value-type="float" office:value="11386" calcext:value-type="float">
            <text:p>11,386</text:p>
          </table:table-cell>
          <table:table-cell table:style-name="ce43" office:value-type="float" office:value="5971" calcext:value-type="float">
            <text:p>5,971</text:p>
          </table:table-cell>
          <table:table-cell table:style-name="ce59" office:value-type="float" office:value="5415" calcext:value-type="float">
            <text:p>5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5" calcext:value-type="float">
            <text:p>5,475</text:p>
          </table:table-cell>
          <table:table-cell table:style-name="ce43" office:value-type="float" office:value="17328" calcext:value-type="float">
            <text:p>17,328</text:p>
          </table:table-cell>
          <table:table-cell table:style-name="ce43" office:value-type="float" office:value="9077" calcext:value-type="float">
            <text:p>9,077</text:p>
          </table:table-cell>
          <table:table-cell table:style-name="ce59" office:value-type="float" office:value="8251" calcext:value-type="float">
            <text:p>8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700" calcext:value-type="float">
            <text:p>2,700</text:p>
          </table:table-cell>
          <table:table-cell table:style-name="ce43" office:value-type="float" office:value="7606" calcext:value-type="float">
            <text:p>7,606</text:p>
          </table:table-cell>
          <table:table-cell table:style-name="ce43" office:value-type="float" office:value="4222" calcext:value-type="float">
            <text:p>4,222</text:p>
          </table:table-cell>
          <table:table-cell table:style-name="ce59" office:value-type="float" office:value="3384" calcext:value-type="float">
            <text:p>3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5" calcext:value-type="float">
            <text:p>4,135</text:p>
          </table:table-cell>
          <table:table-cell table:style-name="ce43" office:value-type="float" office:value="13494" calcext:value-type="float">
            <text:p>13,494</text:p>
          </table:table-cell>
          <table:table-cell table:style-name="ce43" office:value-type="float" office:value="7082" calcext:value-type="float">
            <text:p>7,082</text:p>
          </table:table-cell>
          <table:table-cell table:style-name="ce59" office:value-type="float" office:value="6412" calcext:value-type="float">
            <text:p>6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36" calcext:value-type="float">
            <text:p>2,436</text:p>
          </table:table-cell>
          <table:table-cell table:style-name="ce43" office:value-type="float" office:value="7182" calcext:value-type="float">
            <text:p>7,182</text:p>
          </table:table-cell>
          <table:table-cell table:style-name="ce43" office:value-type="float" office:value="3908" calcext:value-type="float">
            <text:p>3,908</text:p>
          </table:table-cell>
          <table:table-cell table:style-name="ce59" office:value-type="float" office:value="3274" calcext:value-type="float">
            <text:p>3,2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8" calcext:value-type="float">
            <text:p>1,738</text:p>
          </table:table-cell>
          <table:table-cell table:style-name="ce43" office:value-type="float" office:value="4758" calcext:value-type="float">
            <text:p>4,758</text:p>
          </table:table-cell>
          <table:table-cell table:style-name="ce43" office:value-type="float" office:value="2652" calcext:value-type="float">
            <text:p>2,652</text:p>
          </table:table-cell>
          <table:table-cell table:style-name="ce59" office:value-type="float" office:value="2106" calcext:value-type="float">
            <text:p>2,1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8" calcext:value-type="float">
            <text:p>1,978</text:p>
          </table:table-cell>
          <table:table-cell table:style-name="ce44" office:value-type="float" office:value="6181" calcext:value-type="float">
            <text:p>6,181</text:p>
          </table:table-cell>
          <table:table-cell table:style-name="ce44" office:value-type="float" office:value="3291" calcext:value-type="float">
            <text:p>3,291</text:p>
          </table:table-cell>
          <table:table-cell table:style-name="ce60" office:value-type="float" office:value="2890" calcext:value-type="float">
            <text:p>2,89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7421" calcext:value-type="float">
            <text:p>377,421</text:p>
          </table:table-cell>
          <table:table-cell table:style-name="ce42" office:value-type="float" office:value="1293129" calcext:value-type="float">
            <text:p>1,293,129</text:p>
          </table:table-cell>
          <table:table-cell table:style-name="ce42" office:value-type="float" office:value="661734" calcext:value-type="float">
            <text:p>661,734</text:p>
          </table:table-cell>
          <table:table-cell table:style-name="ce58" office:value-type="float" office:value="631395" calcext:value-type="float">
            <text:p>631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648" calcext:value-type="float">
            <text:p>74,648</text:p>
          </table:table-cell>
          <table:table-cell table:style-name="ce43" office:value-type="float" office:value="235389" calcext:value-type="float">
            <text:p>235,389</text:p>
          </table:table-cell>
          <table:table-cell table:style-name="ce43" office:value-type="float" office:value="116749" calcext:value-type="float">
            <text:p>116,749</text:p>
          </table:table-cell>
          <table:table-cell table:style-name="ce59" office:value-type="float" office:value="118640" calcext:value-type="float">
            <text:p>118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521" calcext:value-type="float">
            <text:p>23,521</text:p>
          </table:table-cell>
          <table:table-cell table:style-name="ce43" office:value-type="float" office:value="86002" calcext:value-type="float">
            <text:p>86,002</text:p>
          </table:table-cell>
          <table:table-cell table:style-name="ce43" office:value-type="float" office:value="43883" calcext:value-type="float">
            <text:p>43,883</text:p>
          </table:table-cell>
          <table:table-cell table:style-name="ce59" office:value-type="float" office:value="42119" calcext:value-type="float">
            <text:p>42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781" calcext:value-type="float">
            <text:p>25,781</text:p>
          </table:table-cell>
          <table:table-cell table:style-name="ce43" office:value-type="float" office:value="90641" calcext:value-type="float">
            <text:p>90,641</text:p>
          </table:table-cell>
          <table:table-cell table:style-name="ce43" office:value-type="float" office:value="46360" calcext:value-type="float">
            <text:p>46,360</text:p>
          </table:table-cell>
          <table:table-cell table:style-name="ce59" office:value-type="float" office:value="44281" calcext:value-type="float">
            <text:p>44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39" calcext:value-type="float">
            <text:p>10,339</text:p>
          </table:table-cell>
          <table:table-cell table:style-name="ce43" office:value-type="float" office:value="33165" calcext:value-type="float">
            <text:p>33,165</text:p>
          </table:table-cell>
          <table:table-cell table:style-name="ce43" office:value-type="float" office:value="16743" calcext:value-type="float">
            <text:p>16,743</text:p>
          </table:table-cell>
          <table:table-cell table:style-name="ce59" office:value-type="float" office:value="16422" calcext:value-type="float">
            <text:p>16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212" calcext:value-type="float">
            <text:p>38,212</text:p>
          </table:table-cell>
          <table:table-cell table:style-name="ce43" office:value-type="float" office:value="124921" calcext:value-type="float">
            <text:p>124,921</text:p>
          </table:table-cell>
          <table:table-cell table:style-name="ce43" office:value-type="float" office:value="62554" calcext:value-type="float">
            <text:p>62,554</text:p>
          </table:table-cell>
          <table:table-cell table:style-name="ce59" office:value-type="float" office:value="62367" calcext:value-type="float">
            <text:p>62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04" calcext:value-type="float">
            <text:p>15,904</text:p>
          </table:table-cell>
          <table:table-cell table:style-name="ce43" office:value-type="float" office:value="55762" calcext:value-type="float">
            <text:p>55,762</text:p>
          </table:table-cell>
          <table:table-cell table:style-name="ce43" office:value-type="float" office:value="28420" calcext:value-type="float">
            <text:p>28,420</text:p>
          </table:table-cell>
          <table:table-cell table:style-name="ce59" office:value-type="float" office:value="27342" calcext:value-type="float">
            <text:p>27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62" calcext:value-type="float">
            <text:p>12,862</text:p>
          </table:table-cell>
          <table:table-cell table:style-name="ce43" office:value-type="float" office:value="42895" calcext:value-type="float">
            <text:p>42,895</text:p>
          </table:table-cell>
          <table:table-cell table:style-name="ce43" office:value-type="float" office:value="22185" calcext:value-type="float">
            <text:p>22,185</text:p>
          </table:table-cell>
          <table:table-cell table:style-name="ce59" office:value-type="float" office:value="20710" calcext:value-type="float">
            <text:p>20,7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82" calcext:value-type="float">
            <text:p>14,782</text:p>
          </table:table-cell>
          <table:table-cell table:style-name="ce43" office:value-type="float" office:value="52561" calcext:value-type="float">
            <text:p>52,561</text:p>
          </table:table-cell>
          <table:table-cell table:style-name="ce43" office:value-type="float" office:value="27105" calcext:value-type="float">
            <text:p>27,105</text:p>
          </table:table-cell>
          <table:table-cell table:style-name="ce59" office:value-type="float" office:value="25456" calcext:value-type="float">
            <text:p>25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86" calcext:value-type="float">
            <text:p>4,286</text:p>
          </table:table-cell>
          <table:table-cell table:style-name="ce43" office:value-type="float" office:value="17152" calcext:value-type="float">
            <text:p>17,152</text:p>
          </table:table-cell>
          <table:table-cell table:style-name="ce43" office:value-type="float" office:value="8879" calcext:value-type="float">
            <text:p>8,879</text:p>
          </table:table-cell>
          <table:table-cell table:style-name="ce59" office:value-type="float" office:value="8273" calcext:value-type="float">
            <text:p>8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29" calcext:value-type="float">
            <text:p>9,429</text:p>
          </table:table-cell>
          <table:table-cell table:style-name="ce43" office:value-type="float" office:value="36139" calcext:value-type="float">
            <text:p>36,139</text:p>
          </table:table-cell>
          <table:table-cell table:style-name="ce43" office:value-type="float" office:value="18509" calcext:value-type="float">
            <text:p>18,509</text:p>
          </table:table-cell>
          <table:table-cell table:style-name="ce59" office:value-type="float" office:value="17630" calcext:value-type="float">
            <text:p>17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64" calcext:value-type="float">
            <text:p>12,464</text:p>
          </table:table-cell>
          <table:table-cell table:style-name="ce43" office:value-type="float" office:value="47863" calcext:value-type="float">
            <text:p>47,863</text:p>
          </table:table-cell>
          <table:table-cell table:style-name="ce43" office:value-type="float" office:value="24970" calcext:value-type="float">
            <text:p>24,970</text:p>
          </table:table-cell>
          <table:table-cell table:style-name="ce59" office:value-type="float" office:value="22893" calcext:value-type="float">
            <text:p>22,8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299" calcext:value-type="float">
            <text:p>10,299</text:p>
          </table:table-cell>
          <table:table-cell table:style-name="ce43" office:value-type="float" office:value="39309" calcext:value-type="float">
            <text:p>39,309</text:p>
          </table:table-cell>
          <table:table-cell table:style-name="ce43" office:value-type="float" office:value="20320" calcext:value-type="float">
            <text:p>20,320</text:p>
          </table:table-cell>
          <table:table-cell table:style-name="ce59" office:value-type="float" office:value="18989" calcext:value-type="float">
            <text:p>18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06" calcext:value-type="float">
            <text:p>13,606</text:p>
          </table:table-cell>
          <table:table-cell table:style-name="ce43" office:value-type="float" office:value="45935" calcext:value-type="float">
            <text:p>45,935</text:p>
          </table:table-cell>
          <table:table-cell table:style-name="ce43" office:value-type="float" office:value="23643" calcext:value-type="float">
            <text:p>23,643</text:p>
          </table:table-cell>
          <table:table-cell table:style-name="ce59" office:value-type="float" office:value="22292" calcext:value-type="float">
            <text:p>22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4" calcext:value-type="float">
            <text:p>6,874</text:p>
          </table:table-cell>
          <table:table-cell table:style-name="ce43" office:value-type="float" office:value="24223" calcext:value-type="float">
            <text:p>24,223</text:p>
          </table:table-cell>
          <table:table-cell table:style-name="ce43" office:value-type="float" office:value="12743" calcext:value-type="float">
            <text:p>12,743</text:p>
          </table:table-cell>
          <table:table-cell table:style-name="ce59" office:value-type="float" office:value="11480" calcext:value-type="float">
            <text:p>11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698" calcext:value-type="float">
            <text:p>10,698</text:p>
          </table:table-cell>
          <table:table-cell table:style-name="ce43" office:value-type="float" office:value="36423" calcext:value-type="float">
            <text:p>36,423</text:p>
          </table:table-cell>
          <table:table-cell table:style-name="ce43" office:value-type="float" office:value="18904" calcext:value-type="float">
            <text:p>18,904</text:p>
          </table:table-cell>
          <table:table-cell table:style-name="ce59" office:value-type="float" office:value="17519" calcext:value-type="float">
            <text:p>17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62" calcext:value-type="float">
            <text:p>8,962</text:p>
          </table:table-cell>
          <table:table-cell table:style-name="ce43" office:value-type="float" office:value="33277" calcext:value-type="float">
            <text:p>33,277</text:p>
          </table:table-cell>
          <table:table-cell table:style-name="ce43" office:value-type="float" office:value="17474" calcext:value-type="float">
            <text:p>17,474</text:p>
          </table:table-cell>
          <table:table-cell table:style-name="ce59" office:value-type="float" office:value="15803" calcext:value-type="float">
            <text:p>15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28" calcext:value-type="float">
            <text:p>10,328</text:p>
          </table:table-cell>
          <table:table-cell table:style-name="ce43" office:value-type="float" office:value="34950" calcext:value-type="float">
            <text:p>34,950</text:p>
          </table:table-cell>
          <table:table-cell table:style-name="ce43" office:value-type="float" office:value="18031" calcext:value-type="float">
            <text:p>18,031</text:p>
          </table:table-cell>
          <table:table-cell table:style-name="ce59" office:value-type="float" office:value="16919" calcext:value-type="float">
            <text:p>16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72" calcext:value-type="float">
            <text:p>10,772</text:p>
          </table:table-cell>
          <table:table-cell table:style-name="ce43" office:value-type="float" office:value="38375" calcext:value-type="float">
            <text:p>38,375</text:p>
          </table:table-cell>
          <table:table-cell table:style-name="ce43" office:value-type="float" office:value="19971" calcext:value-type="float">
            <text:p>19,971</text:p>
          </table:table-cell>
          <table:table-cell table:style-name="ce59" office:value-type="float" office:value="18404" calcext:value-type="float">
            <text:p>18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52" calcext:value-type="float">
            <text:p>12,652</text:p>
          </table:table-cell>
          <table:table-cell table:style-name="ce43" office:value-type="float" office:value="43719" calcext:value-type="float">
            <text:p>43,719</text:p>
          </table:table-cell>
          <table:table-cell table:style-name="ce43" office:value-type="float" office:value="22501" calcext:value-type="float">
            <text:p>22,501</text:p>
          </table:table-cell>
          <table:table-cell table:style-name="ce59" office:value-type="float" office:value="21218" calcext:value-type="float">
            <text:p>21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55" calcext:value-type="float">
            <text:p>5,355</text:p>
          </table:table-cell>
          <table:table-cell table:style-name="ce43" office:value-type="float" office:value="15868" calcext:value-type="float">
            <text:p>15,868</text:p>
          </table:table-cell>
          <table:table-cell table:style-name="ce43" office:value-type="float" office:value="8339" calcext:value-type="float">
            <text:p>8,339</text:p>
          </table:table-cell>
          <table:table-cell table:style-name="ce59" office:value-type="float" office:value="7529" calcext:value-type="float">
            <text:p>7,5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31" calcext:value-type="float">
            <text:p>7,831</text:p>
          </table:table-cell>
          <table:table-cell table:style-name="ce43" office:value-type="float" office:value="27849" calcext:value-type="float">
            <text:p>27,849</text:p>
          </table:table-cell>
          <table:table-cell table:style-name="ce43" office:value-type="float" office:value="14464" calcext:value-type="float">
            <text:p>14,464</text:p>
          </table:table-cell>
          <table:table-cell table:style-name="ce59" office:value-type="float" office:value="13385" calcext:value-type="float">
            <text:p>13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63" calcext:value-type="float">
            <text:p>8,863</text:p>
          </table:table-cell>
          <table:table-cell table:style-name="ce43" office:value-type="float" office:value="31110" calcext:value-type="float">
            <text:p>31,110</text:p>
          </table:table-cell>
          <table:table-cell table:style-name="ce43" office:value-type="float" office:value="16191" calcext:value-type="float">
            <text:p>16,191</text:p>
          </table:table-cell>
          <table:table-cell table:style-name="ce59" office:value-type="float" office:value="14919" calcext:value-type="float">
            <text:p>14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01" calcext:value-type="float">
            <text:p>10,101</text:p>
          </table:table-cell>
          <table:table-cell table:style-name="ce43" office:value-type="float" office:value="34877" calcext:value-type="float">
            <text:p>34,877</text:p>
          </table:table-cell>
          <table:table-cell table:style-name="ce43" office:value-type="float" office:value="18485" calcext:value-type="float">
            <text:p>18,485</text:p>
          </table:table-cell>
          <table:table-cell table:style-name="ce59" office:value-type="float" office:value="16392" calcext:value-type="float">
            <text:p>16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47" calcext:value-type="float">
            <text:p>5,347</text:p>
          </table:table-cell>
          <table:table-cell table:style-name="ce43" office:value-type="float" office:value="17930" calcext:value-type="float">
            <text:p>17,930</text:p>
          </table:table-cell>
          <table:table-cell table:style-name="ce43" office:value-type="float" office:value="9721" calcext:value-type="float">
            <text:p>9,721</text:p>
          </table:table-cell>
          <table:table-cell table:style-name="ce59" office:value-type="float" office:value="8209" calcext:value-type="float">
            <text:p>8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32" calcext:value-type="float">
            <text:p>4,632</text:p>
          </table:table-cell>
          <table:table-cell table:style-name="ce43" office:value-type="float" office:value="15975" calcext:value-type="float">
            <text:p>15,975</text:p>
          </table:table-cell>
          <table:table-cell table:style-name="ce43" office:value-type="float" office:value="8421" calcext:value-type="float">
            <text:p>8,421</text:p>
          </table:table-cell>
          <table:table-cell table:style-name="ce59" office:value-type="float" office:value="7554" calcext:value-type="float">
            <text:p>7,5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73" calcext:value-type="float">
            <text:p>8,873</text:p>
          </table:table-cell>
          <table:table-cell table:style-name="ce44" office:value-type="float" office:value="30819" calcext:value-type="float">
            <text:p>30,819</text:p>
          </table:table-cell>
          <table:table-cell table:style-name="ce44" office:value-type="float" office:value="16169" calcext:value-type="float">
            <text:p>16,169</text:p>
          </table:table-cell>
          <table:table-cell table:style-name="ce60" office:value-type="float" office:value="14650" calcext:value-type="float">
            <text:p>14,650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5872" calcext:value-type="float">
            <text:p>175,872</text:p>
          </table:table-cell>
          <table:table-cell table:style-name="ce42" office:value-type="float" office:value="515564" calcext:value-type="float">
            <text:p>515,564</text:p>
          </table:table-cell>
          <table:table-cell table:style-name="ce42" office:value-type="float" office:value="264562" calcext:value-type="float">
            <text:p>264,562</text:p>
          </table:table-cell>
          <table:table-cell table:style-name="ce58" office:value-type="float" office:value="251002" calcext:value-type="float">
            <text:p>251,0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13" calcext:value-type="float">
            <text:p>34,213</text:p>
          </table:table-cell>
          <table:table-cell table:style-name="ce43" office:value-type="float" office:value="102533" calcext:value-type="float">
            <text:p>102,533</text:p>
          </table:table-cell>
          <table:table-cell table:style-name="ce43" office:value-type="float" office:value="51430" calcext:value-type="float">
            <text:p>51,430</text:p>
          </table:table-cell>
          <table:table-cell table:style-name="ce59" office:value-type="float" office:value="51103" calcext:value-type="float">
            <text:p>51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27" calcext:value-type="float">
            <text:p>28,827</text:p>
          </table:table-cell>
          <table:table-cell table:style-name="ce43" office:value-type="float" office:value="83368" calcext:value-type="float">
            <text:p>83,368</text:p>
          </table:table-cell>
          <table:table-cell table:style-name="ce43" office:value-type="float" office:value="41885" calcext:value-type="float">
            <text:p>41,885</text:p>
          </table:table-cell>
          <table:table-cell table:style-name="ce59" office:value-type="float" office:value="41483" calcext:value-type="float">
            <text:p>41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439" calcext:value-type="float">
            <text:p>32,439</text:p>
          </table:table-cell>
          <table:table-cell table:style-name="ce43" office:value-type="float" office:value="99186" calcext:value-type="float">
            <text:p>99,186</text:p>
          </table:table-cell>
          <table:table-cell table:style-name="ce43" office:value-type="float" office:value="50105" calcext:value-type="float">
            <text:p>50,105</text:p>
          </table:table-cell>
          <table:table-cell table:style-name="ce59" office:value-type="float" office:value="49081" calcext:value-type="float">
            <text:p>49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37" calcext:value-type="float">
            <text:p>19,937</text:p>
          </table:table-cell>
          <table:table-cell table:style-name="ce43" office:value-type="float" office:value="56929" calcext:value-type="float">
            <text:p>56,929</text:p>
          </table:table-cell>
          <table:table-cell table:style-name="ce43" office:value-type="float" office:value="29239" calcext:value-type="float">
            <text:p>29,239</text:p>
          </table:table-cell>
          <table:table-cell table:style-name="ce59" office:value-type="float" office:value="27690" calcext:value-type="float">
            <text:p>27,6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6" calcext:value-type="float">
            <text:p>4,376</text:p>
          </table:table-cell>
          <table:table-cell table:style-name="ce43" office:value-type="float" office:value="11478" calcext:value-type="float">
            <text:p>11,478</text:p>
          </table:table-cell>
          <table:table-cell table:style-name="ce43" office:value-type="float" office:value="6013" calcext:value-type="float">
            <text:p>6,013</text:p>
          </table:table-cell>
          <table:table-cell table:style-name="ce59" office:value-type="float" office:value="5465" calcext:value-type="float">
            <text:p>5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11" calcext:value-type="float">
            <text:p>12,511</text:p>
          </table:table-cell>
          <table:table-cell table:style-name="ce43" office:value-type="float" office:value="40051" calcext:value-type="float">
            <text:p>40,051</text:p>
          </table:table-cell>
          <table:table-cell table:style-name="ce43" office:value-type="float" office:value="21045" calcext:value-type="float">
            <text:p>21,045</text:p>
          </table:table-cell>
          <table:table-cell table:style-name="ce59" office:value-type="float" office:value="19006" calcext:value-type="float">
            <text:p>19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420" calcext:value-type="float">
            <text:p>7,420</text:p>
          </table:table-cell>
          <table:table-cell table:style-name="ce43" office:value-type="float" office:value="18557" calcext:value-type="float">
            <text:p>18,557</text:p>
          </table:table-cell>
          <table:table-cell table:style-name="ce43" office:value-type="float" office:value="9858" calcext:value-type="float">
            <text:p>9,858</text:p>
          </table:table-cell>
          <table:table-cell table:style-name="ce59" office:value-type="float" office:value="8699" calcext:value-type="float">
            <text:p>8,6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4" calcext:value-type="float">
            <text:p>5,644</text:p>
          </table:table-cell>
          <table:table-cell table:style-name="ce43" office:value-type="float" office:value="15605" calcext:value-type="float">
            <text:p>15,605</text:p>
          </table:table-cell>
          <table:table-cell table:style-name="ce43" office:value-type="float" office:value="8483" calcext:value-type="float">
            <text:p>8,483</text:p>
          </table:table-cell>
          <table:table-cell table:style-name="ce59" office:value-type="float" office:value="7122" calcext:value-type="float">
            <text:p>7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3" calcext:value-type="float">
            <text:p>5,753</text:p>
          </table:table-cell>
          <table:table-cell table:style-name="ce43" office:value-type="float" office:value="16561" calcext:value-type="float">
            <text:p>16,561</text:p>
          </table:table-cell>
          <table:table-cell table:style-name="ce43" office:value-type="float" office:value="8681" calcext:value-type="float">
            <text:p>8,681</text:p>
          </table:table-cell>
          <table:table-cell table:style-name="ce59" office:value-type="float" office:value="7880" calcext:value-type="float">
            <text:p>7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11" calcext:value-type="float">
            <text:p>7,311</text:p>
          </table:table-cell>
          <table:table-cell table:style-name="ce43" office:value-type="float" office:value="19871" calcext:value-type="float">
            <text:p>19,871</text:p>
          </table:table-cell>
          <table:table-cell table:style-name="ce43" office:value-type="float" office:value="10756" calcext:value-type="float">
            <text:p>10,756</text:p>
          </table:table-cell>
          <table:table-cell table:style-name="ce59" office:value-type="float" office:value="9115" calcext:value-type="float">
            <text:p>9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49" calcext:value-type="float">
            <text:p>7,249</text:p>
          </table:table-cell>
          <table:table-cell table:style-name="ce43" office:value-type="float" office:value="18811" calcext:value-type="float">
            <text:p>18,811</text:p>
          </table:table-cell>
          <table:table-cell table:style-name="ce43" office:value-type="float" office:value="9867" calcext:value-type="float">
            <text:p>9,867</text:p>
          </table:table-cell>
          <table:table-cell table:style-name="ce59" office:value-type="float" office:value="8944" calcext:value-type="float">
            <text:p>8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7" calcext:value-type="float">
            <text:p>5,247</text:p>
          </table:table-cell>
          <table:table-cell table:style-name="ce43" office:value-type="float" office:value="16802" calcext:value-type="float">
            <text:p>16,802</text:p>
          </table:table-cell>
          <table:table-cell table:style-name="ce43" office:value-type="float" office:value="9035" calcext:value-type="float">
            <text:p>9,035</text:p>
          </table:table-cell>
          <table:table-cell table:style-name="ce59" office:value-type="float" office:value="7767" calcext:value-type="float">
            <text:p>7,7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45" calcext:value-type="float">
            <text:p>4,945</text:p>
          </table:table-cell>
          <table:table-cell table:style-name="ce44" office:value-type="float" office:value="15812" calcext:value-type="float">
            <text:p>15,812</text:p>
          </table:table-cell>
          <table:table-cell table:style-name="ce44" office:value-type="float" office:value="8165" calcext:value-type="float">
            <text:p>8,165</text:p>
          </table:table-cell>
          <table:table-cell table:style-name="ce60" office:value-type="float" office:value="7647" calcext:value-type="float">
            <text:p>7,64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326" calcext:value-type="float">
            <text:p>237,326</text:p>
          </table:table-cell>
          <table:table-cell table:style-name="ce42" office:value-type="float" office:value="707199" calcext:value-type="float">
            <text:p>707,199</text:p>
          </table:table-cell>
          <table:table-cell table:style-name="ce42" office:value-type="float" office:value="367999" calcext:value-type="float">
            <text:p>367,999</text:p>
          </table:table-cell>
          <table:table-cell table:style-name="ce58" office:value-type="float" office:value="339200" calcext:value-type="float">
            <text:p>339,2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817" calcext:value-type="float">
            <text:p>36,817</text:p>
          </table:table-cell>
          <table:table-cell table:style-name="ce43" office:value-type="float" office:value="107940" calcext:value-type="float">
            <text:p>107,940</text:p>
          </table:table-cell>
          <table:table-cell table:style-name="ce43" office:value-type="float" office:value="53972" calcext:value-type="float">
            <text:p>53,972</text:p>
          </table:table-cell>
          <table:table-cell table:style-name="ce59" office:value-type="float" office:value="53968" calcext:value-type="float">
            <text:p>53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58" calcext:value-type="float">
            <text:p>15,658</text:p>
          </table:table-cell>
          <table:table-cell table:style-name="ce43" office:value-type="float" office:value="46065" calcext:value-type="float">
            <text:p>46,065</text:p>
          </table:table-cell>
          <table:table-cell table:style-name="ce43" office:value-type="float" office:value="23409" calcext:value-type="float">
            <text:p>23,409</text:p>
          </table:table-cell>
          <table:table-cell table:style-name="ce59" office:value-type="float" office:value="22656" calcext:value-type="float">
            <text:p>22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03" calcext:value-type="float">
            <text:p>23,903</text:p>
          </table:table-cell>
          <table:table-cell table:style-name="ce43" office:value-type="float" office:value="70294" calcext:value-type="float">
            <text:p>70,294</text:p>
          </table:table-cell>
          <table:table-cell table:style-name="ce43" office:value-type="float" office:value="35686" calcext:value-type="float">
            <text:p>35,686</text:p>
          </table:table-cell>
          <table:table-cell table:style-name="ce59" office:value-type="float" office:value="34608" calcext:value-type="float">
            <text:p>34,6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376" calcext:value-type="float">
            <text:p>14,376</text:p>
          </table:table-cell>
          <table:table-cell table:style-name="ce43" office:value-type="float" office:value="47221" calcext:value-type="float">
            <text:p>47,221</text:p>
          </table:table-cell>
          <table:table-cell table:style-name="ce43" office:value-type="float" office:value="24001" calcext:value-type="float">
            <text:p>24,001</text:p>
          </table:table-cell>
          <table:table-cell table:style-name="ce59" office:value-type="float" office:value="23220" calcext:value-type="float">
            <text:p>23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80" calcext:value-type="float">
            <text:p>9,180</text:p>
          </table:table-cell>
          <table:table-cell table:style-name="ce43" office:value-type="float" office:value="29825" calcext:value-type="float">
            <text:p>29,825</text:p>
          </table:table-cell>
          <table:table-cell table:style-name="ce43" office:value-type="float" office:value="15574" calcext:value-type="float">
            <text:p>15,574</text:p>
          </table:table-cell>
          <table:table-cell table:style-name="ce59" office:value-type="float" office:value="14251" calcext:value-type="float">
            <text:p>14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58" calcext:value-type="float">
            <text:p>15,958</text:p>
          </table:table-cell>
          <table:table-cell table:style-name="ce43" office:value-type="float" office:value="41760" calcext:value-type="float">
            <text:p>41,760</text:p>
          </table:table-cell>
          <table:table-cell table:style-name="ce43" office:value-type="float" office:value="21697" calcext:value-type="float">
            <text:p>21,697</text:p>
          </table:table-cell>
          <table:table-cell table:style-name="ce59" office:value-type="float" office:value="20063" calcext:value-type="float">
            <text:p>20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889" calcext:value-type="float">
            <text:p>10,889</text:p>
          </table:table-cell>
          <table:table-cell table:style-name="ce43" office:value-type="float" office:value="32718" calcext:value-type="float">
            <text:p>32,718</text:p>
          </table:table-cell>
          <table:table-cell table:style-name="ce43" office:value-type="float" office:value="17274" calcext:value-type="float">
            <text:p>17,274</text:p>
          </table:table-cell>
          <table:table-cell table:style-name="ce59" office:value-type="float" office:value="15444" calcext:value-type="float">
            <text:p>15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4" calcext:value-type="float">
            <text:p>6,754</text:p>
          </table:table-cell>
          <table:table-cell table:style-name="ce43" office:value-type="float" office:value="20048" calcext:value-type="float">
            <text:p>20,048</text:p>
          </table:table-cell>
          <table:table-cell table:style-name="ce43" office:value-type="float" office:value="10765" calcext:value-type="float">
            <text:p>10,765</text:p>
          </table:table-cell>
          <table:table-cell table:style-name="ce59" office:value-type="float" office:value="9283" calcext:value-type="float">
            <text:p>9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75" calcext:value-type="float">
            <text:p>9,275</text:p>
          </table:table-cell>
          <table:table-cell table:style-name="ce43" office:value-type="float" office:value="29742" calcext:value-type="float">
            <text:p>29,742</text:p>
          </table:table-cell>
          <table:table-cell table:style-name="ce43" office:value-type="float" office:value="15594" calcext:value-type="float">
            <text:p>15,594</text:p>
          </table:table-cell>
          <table:table-cell table:style-name="ce59" office:value-type="float" office:value="14148" calcext:value-type="float">
            <text:p>14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90" calcext:value-type="float">
            <text:p>5,890</text:p>
          </table:table-cell>
          <table:table-cell table:style-name="ce43" office:value-type="float" office:value="19174" calcext:value-type="float">
            <text:p>19,174</text:p>
          </table:table-cell>
          <table:table-cell table:style-name="ce43" office:value-type="float" office:value="10027" calcext:value-type="float">
            <text:p>10,027</text:p>
          </table:table-cell>
          <table:table-cell table:style-name="ce59" office:value-type="float" office:value="9147" calcext:value-type="float">
            <text:p>9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0" calcext:value-type="float">
            <text:p>8,900</text:p>
          </table:table-cell>
          <table:table-cell table:style-name="ce43" office:value-type="float" office:value="28498" calcext:value-type="float">
            <text:p>28,498</text:p>
          </table:table-cell>
          <table:table-cell table:style-name="ce43" office:value-type="float" office:value="15239" calcext:value-type="float">
            <text:p>15,239</text:p>
          </table:table-cell>
          <table:table-cell table:style-name="ce59" office:value-type="float" office:value="13259" calcext:value-type="float">
            <text:p>13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18" calcext:value-type="float">
            <text:p>8,518</text:p>
          </table:table-cell>
          <table:table-cell table:style-name="ce43" office:value-type="float" office:value="26067" calcext:value-type="float">
            <text:p>26,067</text:p>
          </table:table-cell>
          <table:table-cell table:style-name="ce43" office:value-type="float" office:value="13758" calcext:value-type="float">
            <text:p>13,758</text:p>
          </table:table-cell>
          <table:table-cell table:style-name="ce59" office:value-type="float" office:value="12309" calcext:value-type="float">
            <text:p>12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737" calcext:value-type="float">
            <text:p>13,737</text:p>
          </table:table-cell>
          <table:table-cell table:style-name="ce43" office:value-type="float" office:value="43314" calcext:value-type="float">
            <text:p>43,314</text:p>
          </table:table-cell>
          <table:table-cell table:style-name="ce43" office:value-type="float" office:value="22028" calcext:value-type="float">
            <text:p>22,028</text:p>
          </table:table-cell>
          <table:table-cell table:style-name="ce59" office:value-type="float" office:value="21286" calcext:value-type="float">
            <text:p>21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37" calcext:value-type="float">
            <text:p>5,837</text:p>
          </table:table-cell>
          <table:table-cell table:style-name="ce43" office:value-type="float" office:value="16032" calcext:value-type="float">
            <text:p>16,032</text:p>
          </table:table-cell>
          <table:table-cell table:style-name="ce43" office:value-type="float" office:value="8769" calcext:value-type="float">
            <text:p>8,769</text:p>
          </table:table-cell>
          <table:table-cell table:style-name="ce59" office:value-type="float" office:value="7263" calcext:value-type="float">
            <text:p>7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4" calcext:value-type="float">
            <text:p>4,404</text:p>
          </table:table-cell>
          <table:table-cell table:style-name="ce43" office:value-type="float" office:value="13695" calcext:value-type="float">
            <text:p>13,695</text:p>
          </table:table-cell>
          <table:table-cell table:style-name="ce43" office:value-type="float" office:value="7355" calcext:value-type="float">
            <text:p>7,355</text:p>
          </table:table-cell>
          <table:table-cell table:style-name="ce59" office:value-type="float" office:value="6340" calcext:value-type="float">
            <text:p>6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31" calcext:value-type="float">
            <text:p>8,831</text:p>
          </table:table-cell>
          <table:table-cell table:style-name="ce43" office:value-type="float" office:value="25116" calcext:value-type="float">
            <text:p>25,116</text:p>
          </table:table-cell>
          <table:table-cell table:style-name="ce43" office:value-type="float" office:value="13503" calcext:value-type="float">
            <text:p>13,503</text:p>
          </table:table-cell>
          <table:table-cell table:style-name="ce59" office:value-type="float" office:value="11613" calcext:value-type="float">
            <text:p>11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46" calcext:value-type="float">
            <text:p>9,446</text:p>
          </table:table-cell>
          <table:table-cell table:style-name="ce43" office:value-type="float" office:value="27507" calcext:value-type="float">
            <text:p>27,507</text:p>
          </table:table-cell>
          <table:table-cell table:style-name="ce43" office:value-type="float" office:value="14988" calcext:value-type="float">
            <text:p>14,988</text:p>
          </table:table-cell>
          <table:table-cell table:style-name="ce59" office:value-type="float" office:value="12519" calcext:value-type="float">
            <text:p>12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11" calcext:value-type="float">
            <text:p>9,011</text:p>
          </table:table-cell>
          <table:table-cell table:style-name="ce43" office:value-type="float" office:value="25739" calcext:value-type="float">
            <text:p>25,739</text:p>
          </table:table-cell>
          <table:table-cell table:style-name="ce43" office:value-type="float" office:value="13936" calcext:value-type="float">
            <text:p>13,936</text:p>
          </table:table-cell>
          <table:table-cell table:style-name="ce59" office:value-type="float" office:value="11803" calcext:value-type="float">
            <text:p>11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62" calcext:value-type="float">
            <text:p>9,662</text:p>
          </table:table-cell>
          <table:table-cell table:style-name="ce43" office:value-type="float" office:value="29264" calcext:value-type="float">
            <text:p>29,264</text:p>
          </table:table-cell>
          <table:table-cell table:style-name="ce43" office:value-type="float" office:value="15510" calcext:value-type="float">
            <text:p>15,510</text:p>
          </table:table-cell>
          <table:table-cell table:style-name="ce59" office:value-type="float" office:value="13754" calcext:value-type="float">
            <text:p>13,7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80" calcext:value-type="float">
            <text:p>10,280</text:p>
          </table:table-cell>
          <table:table-cell table:style-name="ce44" office:value-type="float" office:value="27180" calcext:value-type="float">
            <text:p>27,180</text:p>
          </table:table-cell>
          <table:table-cell table:style-name="ce44" office:value-type="float" office:value="14914" calcext:value-type="float">
            <text:p>14,914</text:p>
          </table:table-cell>
          <table:table-cell table:style-name="ce60" office:value-type="float" office:value="12266" calcext:value-type="float">
            <text:p>12,26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0999" calcext:value-type="float">
            <text:p>180,999</text:p>
          </table:table-cell>
          <table:table-cell table:style-name="ce42" office:value-type="float" office:value="526735" calcext:value-type="float">
            <text:p>526,735</text:p>
          </table:table-cell>
          <table:table-cell table:style-name="ce42" office:value-type="float" office:value="274374" calcext:value-type="float">
            <text:p>274,374</text:p>
          </table:table-cell>
          <table:table-cell table:style-name="ce58" office:value-type="float" office:value="252361" calcext:value-type="float">
            <text:p>252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065" calcext:value-type="float">
            <text:p>12,065</text:p>
          </table:table-cell>
          <table:table-cell table:style-name="ce43" office:value-type="float" office:value="37000" calcext:value-type="float">
            <text:p>37,000</text:p>
          </table:table-cell>
          <table:table-cell table:style-name="ce43" office:value-type="float" office:value="19101" calcext:value-type="float">
            <text:p>19,101</text:p>
          </table:table-cell>
          <table:table-cell table:style-name="ce59" office:value-type="float" office:value="17899" calcext:value-type="float">
            <text:p>17,8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308" calcext:value-type="float">
            <text:p>15,308</text:p>
          </table:table-cell>
          <table:table-cell table:style-name="ce43" office:value-type="float" office:value="43368" calcext:value-type="float">
            <text:p>43,368</text:p>
          </table:table-cell>
          <table:table-cell table:style-name="ce43" office:value-type="float" office:value="21971" calcext:value-type="float">
            <text:p>21,971</text:p>
          </table:table-cell>
          <table:table-cell table:style-name="ce59" office:value-type="float" office:value="21397" calcext:value-type="float">
            <text:p>21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33" calcext:value-type="float">
            <text:p>10,133</text:p>
          </table:table-cell>
          <table:table-cell table:style-name="ce43" office:value-type="float" office:value="28561" calcext:value-type="float">
            <text:p>28,561</text:p>
          </table:table-cell>
          <table:table-cell table:style-name="ce43" office:value-type="float" office:value="14641" calcext:value-type="float">
            <text:p>14,641</text:p>
          </table:table-cell>
          <table:table-cell table:style-name="ce59" office:value-type="float" office:value="13920" calcext:value-type="float">
            <text:p>13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68" calcext:value-type="float">
            <text:p>11,368</text:p>
          </table:table-cell>
          <table:table-cell table:style-name="ce43" office:value-type="float" office:value="32306" calcext:value-type="float">
            <text:p>32,306</text:p>
          </table:table-cell>
          <table:table-cell table:style-name="ce43" office:value-type="float" office:value="16560" calcext:value-type="float">
            <text:p>16,560</text:p>
          </table:table-cell>
          <table:table-cell table:style-name="ce59" office:value-type="float" office:value="15746" calcext:value-type="float">
            <text:p>15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3919" calcext:value-type="float">
            <text:p>23,919</text:p>
          </table:table-cell>
          <table:table-cell table:style-name="ce43" office:value-type="float" office:value="72007" calcext:value-type="float">
            <text:p>72,007</text:p>
          </table:table-cell>
          <table:table-cell table:style-name="ce43" office:value-type="float" office:value="36896" calcext:value-type="float">
            <text:p>36,896</text:p>
          </table:table-cell>
          <table:table-cell table:style-name="ce59" office:value-type="float" office:value="35111" calcext:value-type="float">
            <text:p>35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8" calcext:value-type="float">
            <text:p>5,448</text:p>
          </table:table-cell>
          <table:table-cell table:style-name="ce43" office:value-type="float" office:value="15555" calcext:value-type="float">
            <text:p>15,555</text:p>
          </table:table-cell>
          <table:table-cell table:style-name="ce43" office:value-type="float" office:value="8291" calcext:value-type="float">
            <text:p>8,291</text:p>
          </table:table-cell>
          <table:table-cell table:style-name="ce59" office:value-type="float" office:value="7264" calcext:value-type="float">
            <text:p>7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69" calcext:value-type="float">
            <text:p>10,569</text:p>
          </table:table-cell>
          <table:table-cell table:style-name="ce43" office:value-type="float" office:value="33332" calcext:value-type="float">
            <text:p>33,332</text:p>
          </table:table-cell>
          <table:table-cell table:style-name="ce43" office:value-type="float" office:value="17636" calcext:value-type="float">
            <text:p>17,636</text:p>
          </table:table-cell>
          <table:table-cell table:style-name="ce59" office:value-type="float" office:value="15696" calcext:value-type="float">
            <text:p>15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4" calcext:value-type="float">
            <text:p>9,034</text:p>
          </table:table-cell>
          <table:table-cell table:style-name="ce43" office:value-type="float" office:value="24767" calcext:value-type="float">
            <text:p>24,767</text:p>
          </table:table-cell>
          <table:table-cell table:style-name="ce43" office:value-type="float" office:value="13124" calcext:value-type="float">
            <text:p>13,124</text:p>
          </table:table-cell>
          <table:table-cell table:style-name="ce59" office:value-type="float" office:value="11643" calcext:value-type="float">
            <text:p>11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65" calcext:value-type="float">
            <text:p>9,465</text:p>
          </table:table-cell>
          <table:table-cell table:style-name="ce43" office:value-type="float" office:value="26357" calcext:value-type="float">
            <text:p>26,357</text:p>
          </table:table-cell>
          <table:table-cell table:style-name="ce43" office:value-type="float" office:value="14013" calcext:value-type="float">
            <text:p>14,013</text:p>
          </table:table-cell>
          <table:table-cell table:style-name="ce59" office:value-type="float" office:value="12344" calcext:value-type="float">
            <text:p>12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2" calcext:value-type="float">
            <text:p>7,552</text:p>
          </table:table-cell>
          <table:table-cell table:style-name="ce43" office:value-type="float" office:value="19689" calcext:value-type="float">
            <text:p>19,689</text:p>
          </table:table-cell>
          <table:table-cell table:style-name="ce43" office:value-type="float" office:value="10241" calcext:value-type="float">
            <text:p>10,241</text:p>
          </table:table-cell>
          <table:table-cell table:style-name="ce59" office:value-type="float" office:value="9448" calcext:value-type="float">
            <text:p>9,4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5" calcext:value-type="float">
            <text:p>5,825</text:p>
          </table:table-cell>
          <table:table-cell table:style-name="ce43" office:value-type="float" office:value="16494" calcext:value-type="float">
            <text:p>16,494</text:p>
          </table:table-cell>
          <table:table-cell table:style-name="ce43" office:value-type="float" office:value="8839" calcext:value-type="float">
            <text:p>8,839</text:p>
          </table:table-cell>
          <table:table-cell table:style-name="ce59" office:value-type="float" office:value="7655" calcext:value-type="float">
            <text:p>7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31" calcext:value-type="float">
            <text:p>17,831</text:p>
          </table:table-cell>
          <table:table-cell table:style-name="ce43" office:value-type="float" office:value="50957" calcext:value-type="float">
            <text:p>50,957</text:p>
          </table:table-cell>
          <table:table-cell table:style-name="ce43" office:value-type="float" office:value="26290" calcext:value-type="float">
            <text:p>26,290</text:p>
          </table:table-cell>
          <table:table-cell table:style-name="ce59" office:value-type="float" office:value="24667" calcext:value-type="float">
            <text:p>24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11" calcext:value-type="float">
            <text:p>15,911</text:p>
          </table:table-cell>
          <table:table-cell table:style-name="ce43" office:value-type="float" office:value="46229" calcext:value-type="float">
            <text:p>46,229</text:p>
          </table:table-cell>
          <table:table-cell table:style-name="ce43" office:value-type="float" office:value="24075" calcext:value-type="float">
            <text:p>24,075</text:p>
          </table:table-cell>
          <table:table-cell table:style-name="ce59" office:value-type="float" office:value="22154" calcext:value-type="float">
            <text:p>22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5" calcext:value-type="float">
            <text:p>11,585</text:p>
          </table:table-cell>
          <table:table-cell table:style-name="ce43" office:value-type="float" office:value="37135" calcext:value-type="float">
            <text:p>37,135</text:p>
          </table:table-cell>
          <table:table-cell table:style-name="ce43" office:value-type="float" office:value="19799" calcext:value-type="float">
            <text:p>19,799</text:p>
          </table:table-cell>
          <table:table-cell table:style-name="ce59" office:value-type="float" office:value="17336" calcext:value-type="float">
            <text:p>17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0" calcext:value-type="float">
            <text:p>6,770</text:p>
          </table:table-cell>
          <table:table-cell table:style-name="ce43" office:value-type="float" office:value="20405" calcext:value-type="float">
            <text:p>20,405</text:p>
          </table:table-cell>
          <table:table-cell table:style-name="ce43" office:value-type="float" office:value="10833" calcext:value-type="float">
            <text:p>10,833</text:p>
          </table:table-cell>
          <table:table-cell table:style-name="ce59" office:value-type="float" office:value="9572" calcext:value-type="float">
            <text:p>9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8" calcext:value-type="float">
            <text:p>4,308</text:p>
          </table:table-cell>
          <table:table-cell table:style-name="ce43" office:value-type="float" office:value="12157" calcext:value-type="float">
            <text:p>12,157</text:p>
          </table:table-cell>
          <table:table-cell table:style-name="ce43" office:value-type="float" office:value="6582" calcext:value-type="float">
            <text:p>6,582</text:p>
          </table:table-cell>
          <table:table-cell table:style-name="ce59" office:value-type="float" office:value="5575" calcext:value-type="float">
            <text:p>5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6" calcext:value-type="float">
            <text:p>1,956</text:p>
          </table:table-cell>
          <table:table-cell table:style-name="ce43" office:value-type="float" office:value="4647" calcext:value-type="float">
            <text:p>4,647</text:p>
          </table:table-cell>
          <table:table-cell table:style-name="ce43" office:value-type="float" office:value="2415" calcext:value-type="float">
            <text:p>2,415</text:p>
          </table:table-cell>
          <table:table-cell table:style-name="ce59" office:value-type="float" office:value="2232" calcext:value-type="float">
            <text:p>2,2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2" calcext:value-type="float">
            <text:p>1,952</text:p>
          </table:table-cell>
          <table:table-cell table:style-name="ce44" office:value-type="float" office:value="5769" calcext:value-type="float">
            <text:p>5,769</text:p>
          </table:table-cell>
          <table:table-cell table:style-name="ce44" office:value-type="float" office:value="3067" calcext:value-type="float">
            <text:p>3,067</text:p>
          </table:table-cell>
          <table:table-cell table:style-name="ce60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2694" calcext:value-type="float">
            <text:p>282,694</text:p>
          </table:table-cell>
          <table:table-cell table:style-name="ce42" office:value-type="float" office:value="850166" calcext:value-type="float">
            <text:p>850,166</text:p>
          </table:table-cell>
          <table:table-cell table:style-name="ce42" office:value-type="float" office:value="435783" calcext:value-type="float">
            <text:p>435,783</text:p>
          </table:table-cell>
          <table:table-cell table:style-name="ce58" office:value-type="float" office:value="414383" calcext:value-type="float">
            <text:p>414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219" calcext:value-type="float">
            <text:p>73,219</text:p>
          </table:table-cell>
          <table:table-cell table:style-name="ce43" office:value-type="float" office:value="204378" calcext:value-type="float">
            <text:p>204,378</text:p>
          </table:table-cell>
          <table:table-cell table:style-name="ce43" office:value-type="float" office:value="101589" calcext:value-type="float">
            <text:p>101,589</text:p>
          </table:table-cell>
          <table:table-cell table:style-name="ce59" office:value-type="float" office:value="102789" calcext:value-type="float">
            <text:p>102,7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20" calcext:value-type="float">
            <text:p>18,920</text:p>
          </table:table-cell>
          <table:table-cell table:style-name="ce43" office:value-type="float" office:value="54766" calcext:value-type="float">
            <text:p>54,766</text:p>
          </table:table-cell>
          <table:table-cell table:style-name="ce43" office:value-type="float" office:value="27477" calcext:value-type="float">
            <text:p>27,477</text:p>
          </table:table-cell>
          <table:table-cell table:style-name="ce59" office:value-type="float" office:value="27289" calcext:value-type="float">
            <text:p>27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195" calcext:value-type="float">
            <text:p>16,195</text:p>
          </table:table-cell>
          <table:table-cell table:style-name="ce43" office:value-type="float" office:value="48420" calcext:value-type="float">
            <text:p>48,420</text:p>
          </table:table-cell>
          <table:table-cell table:style-name="ce43" office:value-type="float" office:value="24498" calcext:value-type="float">
            <text:p>24,498</text:p>
          </table:table-cell>
          <table:table-cell table:style-name="ce59" office:value-type="float" office:value="23922" calcext:value-type="float">
            <text:p>23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79" calcext:value-type="float">
            <text:p>11,179</text:p>
          </table:table-cell>
          <table:table-cell table:style-name="ce43" office:value-type="float" office:value="30827" calcext:value-type="float">
            <text:p>30,827</text:p>
          </table:table-cell>
          <table:table-cell table:style-name="ce43" office:value-type="float" office:value="15765" calcext:value-type="float">
            <text:p>15,765</text:p>
          </table:table-cell>
          <table:table-cell table:style-name="ce59" office:value-type="float" office:value="15062" calcext:value-type="float">
            <text:p>15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60" calcext:value-type="float">
            <text:p>14,660</text:p>
          </table:table-cell>
          <table:table-cell table:style-name="ce43" office:value-type="float" office:value="52246" calcext:value-type="float">
            <text:p>52,246</text:p>
          </table:table-cell>
          <table:table-cell table:style-name="ce43" office:value-type="float" office:value="27051" calcext:value-type="float">
            <text:p>27,051</text:p>
          </table:table-cell>
          <table:table-cell table:style-name="ce59" office:value-type="float" office:value="25195" calcext:value-type="float">
            <text:p>25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41" calcext:value-type="float">
            <text:p>9,941</text:p>
          </table:table-cell>
          <table:table-cell table:style-name="ce43" office:value-type="float" office:value="30398" calcext:value-type="float">
            <text:p>30,398</text:p>
          </table:table-cell>
          <table:table-cell table:style-name="ce43" office:value-type="float" office:value="15882" calcext:value-type="float">
            <text:p>15,882</text:p>
          </table:table-cell>
          <table:table-cell table:style-name="ce59" office:value-type="float" office:value="14516" calcext:value-type="float">
            <text:p>14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11" calcext:value-type="float">
            <text:p>3,711</text:p>
          </table:table-cell>
          <table:table-cell table:style-name="ce43" office:value-type="float" office:value="11341" calcext:value-type="float">
            <text:p>11,341</text:p>
          </table:table-cell>
          <table:table-cell table:style-name="ce43" office:value-type="float" office:value="5865" calcext:value-type="float">
            <text:p>5,865</text:p>
          </table:table-cell>
          <table:table-cell table:style-name="ce59" office:value-type="float" office:value="5476" calcext:value-type="float">
            <text:p>5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60" calcext:value-type="float">
            <text:p>6,760</text:p>
          </table:table-cell>
          <table:table-cell table:style-name="ce43" office:value-type="float" office:value="22297" calcext:value-type="float">
            <text:p>22,297</text:p>
          </table:table-cell>
          <table:table-cell table:style-name="ce43" office:value-type="float" office:value="11525" calcext:value-type="float">
            <text:p>11,525</text:p>
          </table:table-cell>
          <table:table-cell table:style-name="ce59" office:value-type="float" office:value="10772" calcext:value-type="float">
            <text:p>10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79" calcext:value-type="float">
            <text:p>8,079</text:p>
          </table:table-cell>
          <table:table-cell table:style-name="ce43" office:value-type="float" office:value="26718" calcext:value-type="float">
            <text:p>26,718</text:p>
          </table:table-cell>
          <table:table-cell table:style-name="ce43" office:value-type="float" office:value="13582" calcext:value-type="float">
            <text:p>13,582</text:p>
          </table:table-cell>
          <table:table-cell table:style-name="ce59" office:value-type="float" office:value="13136" calcext:value-type="float">
            <text:p>13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3" calcext:value-type="float">
            <text:p>7,843</text:p>
          </table:table-cell>
          <table:table-cell table:style-name="ce43" office:value-type="float" office:value="26687" calcext:value-type="float">
            <text:p>26,687</text:p>
          </table:table-cell>
          <table:table-cell table:style-name="ce43" office:value-type="float" office:value="13852" calcext:value-type="float">
            <text:p>13,852</text:p>
          </table:table-cell>
          <table:table-cell table:style-name="ce59" office:value-type="float" office:value="12835" calcext:value-type="float">
            <text:p>12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30" calcext:value-type="float">
            <text:p>9,430</text:p>
          </table:table-cell>
          <table:table-cell table:style-name="ce43" office:value-type="float" office:value="25687" calcext:value-type="float">
            <text:p>25,687</text:p>
          </table:table-cell>
          <table:table-cell table:style-name="ce43" office:value-type="float" office:value="13686" calcext:value-type="float">
            <text:p>13,686</text:p>
          </table:table-cell>
          <table:table-cell table:style-name="ce59" office:value-type="float" office:value="12001" calcext:value-type="float">
            <text:p>12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44" calcext:value-type="float">
            <text:p>6,444</text:p>
          </table:table-cell>
          <table:table-cell table:style-name="ce43" office:value-type="float" office:value="20985" calcext:value-type="float">
            <text:p>20,985</text:p>
          </table:table-cell>
          <table:table-cell table:style-name="ce43" office:value-type="float" office:value="11018" calcext:value-type="float">
            <text:p>11,018</text:p>
          </table:table-cell>
          <table:table-cell table:style-name="ce59" office:value-type="float" office:value="9967" calcext:value-type="float">
            <text:p>9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341" calcext:value-type="float">
            <text:p>18,341</text:p>
          </table:table-cell>
          <table:table-cell table:style-name="ce43" office:value-type="float" office:value="56301" calcext:value-type="float">
            <text:p>56,301</text:p>
          </table:table-cell>
          <table:table-cell table:style-name="ce43" office:value-type="float" office:value="29204" calcext:value-type="float">
            <text:p>29,204</text:p>
          </table:table-cell>
          <table:table-cell table:style-name="ce59" office:value-type="float" office:value="27097" calcext:value-type="float">
            <text:p>27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3" calcext:value-type="float">
            <text:p>5,643</text:p>
          </table:table-cell>
          <table:table-cell table:style-name="ce43" office:value-type="float" office:value="17763" calcext:value-type="float">
            <text:p>17,763</text:p>
          </table:table-cell>
          <table:table-cell table:style-name="ce43" office:value-type="float" office:value="9427" calcext:value-type="float">
            <text:p>9,427</text:p>
          </table:table-cell>
          <table:table-cell table:style-name="ce59" office:value-type="float" office:value="8336" calcext:value-type="float">
            <text:p>8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50" calcext:value-type="float">
            <text:p>3,450</text:p>
          </table:table-cell>
          <table:table-cell table:style-name="ce43" office:value-type="float" office:value="10331" calcext:value-type="float">
            <text:p>10,331</text:p>
          </table:table-cell>
          <table:table-cell table:style-name="ce43" office:value-type="float" office:value="5476" calcext:value-type="float">
            <text:p>5,476</text:p>
          </table:table-cell>
          <table:table-cell table:style-name="ce59" office:value-type="float" office:value="4855" calcext:value-type="float">
            <text:p>4,8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80" calcext:value-type="float">
            <text:p>8,580</text:p>
          </table:table-cell>
          <table:table-cell table:style-name="ce43" office:value-type="float" office:value="25622" calcext:value-type="float">
            <text:p>25,622</text:p>
          </table:table-cell>
          <table:table-cell table:style-name="ce43" office:value-type="float" office:value="13425" calcext:value-type="float">
            <text:p>13,425</text:p>
          </table:table-cell>
          <table:table-cell table:style-name="ce59" office:value-type="float" office:value="12197" calcext:value-type="float">
            <text:p>12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33" calcext:value-type="float">
            <text:p>11,733</text:p>
          </table:table-cell>
          <table:table-cell table:style-name="ce43" office:value-type="float" office:value="36827" calcext:value-type="float">
            <text:p>36,827</text:p>
          </table:table-cell>
          <table:table-cell table:style-name="ce43" office:value-type="float" office:value="19077" calcext:value-type="float">
            <text:p>19,077</text:p>
          </table:table-cell>
          <table:table-cell table:style-name="ce59" office:value-type="float" office:value="17750" calcext:value-type="float">
            <text:p>17,7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04" calcext:value-type="float">
            <text:p>4,404</text:p>
          </table:table-cell>
          <table:table-cell table:style-name="ce43" office:value-type="float" office:value="16359" calcext:value-type="float">
            <text:p>16,359</text:p>
          </table:table-cell>
          <table:table-cell table:style-name="ce43" office:value-type="float" office:value="8321" calcext:value-type="float">
            <text:p>8,321</text:p>
          </table:table-cell>
          <table:table-cell table:style-name="ce59" office:value-type="float" office:value="8038" calcext:value-type="float">
            <text:p>8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24" calcext:value-type="float">
            <text:p>7,024</text:p>
          </table:table-cell>
          <table:table-cell table:style-name="ce43" office:value-type="float" office:value="19378" calcext:value-type="float">
            <text:p>19,378</text:p>
          </table:table-cell>
          <table:table-cell table:style-name="ce43" office:value-type="float" office:value="9983" calcext:value-type="float">
            <text:p>9,983</text:p>
          </table:table-cell>
          <table:table-cell table:style-name="ce59" office:value-type="float" office:value="9395" calcext:value-type="float">
            <text:p>9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81" calcext:value-type="float">
            <text:p>3,681</text:p>
          </table:table-cell>
          <table:table-cell table:style-name="ce43" office:value-type="float" office:value="11104" calcext:value-type="float">
            <text:p>11,104</text:p>
          </table:table-cell>
          <table:table-cell table:style-name="ce43" office:value-type="float" office:value="5686" calcext:value-type="float">
            <text:p>5,686</text:p>
          </table:table-cell>
          <table:table-cell table:style-name="ce59" office:value-type="float" office:value="5418" calcext:value-type="float">
            <text:p>5,4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50" calcext:value-type="float">
            <text:p>7,050</text:p>
          </table:table-cell>
          <table:table-cell table:style-name="ce43" office:value-type="float" office:value="20332" calcext:value-type="float">
            <text:p>20,332</text:p>
          </table:table-cell>
          <table:table-cell table:style-name="ce43" office:value-type="float" office:value="10573" calcext:value-type="float">
            <text:p>10,573</text:p>
          </table:table-cell>
          <table:table-cell table:style-name="ce59" office:value-type="float" office:value="9759" calcext:value-type="float">
            <text:p>9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48" calcext:value-type="float">
            <text:p>4,248</text:p>
          </table:table-cell>
          <table:table-cell table:style-name="ce43" office:value-type="float" office:value="12692" calcext:value-type="float">
            <text:p>12,692</text:p>
          </table:table-cell>
          <table:table-cell table:style-name="ce43" office:value-type="float" office:value="7003" calcext:value-type="float">
            <text:p>7,003</text:p>
          </table:table-cell>
          <table:table-cell table:style-name="ce59" office:value-type="float" office:value="5689" calcext:value-type="float">
            <text:p>5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95" calcext:value-type="float">
            <text:p>3,495</text:p>
          </table:table-cell>
          <table:table-cell table:style-name="ce43" office:value-type="float" office:value="9189" calcext:value-type="float">
            <text:p>9,189</text:p>
          </table:table-cell>
          <table:table-cell table:style-name="ce43" office:value-type="float" office:value="4936" calcext:value-type="float">
            <text:p>4,936</text:p>
          </table:table-cell>
          <table:table-cell table:style-name="ce59" office:value-type="float" office:value="4253" calcext:value-type="float">
            <text:p>4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6" calcext:value-type="float">
            <text:p>3,036</text:p>
          </table:table-cell>
          <table:table-cell table:style-name="ce43" office:value-type="float" office:value="8193" calcext:value-type="float">
            <text:p>8,193</text:p>
          </table:table-cell>
          <table:table-cell table:style-name="ce43" office:value-type="float" office:value="4488" calcext:value-type="float">
            <text:p>4,488</text:p>
          </table:table-cell>
          <table:table-cell table:style-name="ce59" office:value-type="float" office:value="3705" calcext:value-type="float">
            <text:p>3,7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8" calcext:value-type="float">
            <text:p>2,128</text:p>
          </table:table-cell>
          <table:table-cell table:style-name="ce43" office:value-type="float" office:value="5784" calcext:value-type="float">
            <text:p>5,784</text:p>
          </table:table-cell>
          <table:table-cell table:style-name="ce43" office:value-type="float" office:value="3059" calcext:value-type="float">
            <text:p>3,059</text:p>
          </table:table-cell>
          <table:table-cell table:style-name="ce59" office:value-type="float" office:value="2725" calcext:value-type="float">
            <text:p>2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75" calcext:value-type="float">
            <text:p>2,275</text:p>
          </table:table-cell>
          <table:table-cell table:style-name="ce43" office:value-type="float" office:value="7791" calcext:value-type="float">
            <text:p>7,791</text:p>
          </table:table-cell>
          <table:table-cell table:style-name="ce43" office:value-type="float" office:value="3945" calcext:value-type="float">
            <text:p>3,945</text:p>
          </table:table-cell>
          <table:table-cell table:style-name="ce59" office:value-type="float" office:value="3846" calcext:value-type="float">
            <text:p>3,8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0" calcext:value-type="float">
            <text:p>1,050</text:p>
          </table:table-cell>
          <table:table-cell table:style-name="ce43" office:value-type="float" office:value="3469" calcext:value-type="float">
            <text:p>3,469</text:p>
          </table:table-cell>
          <table:table-cell table:style-name="ce43" office:value-type="float" office:value="1763" calcext:value-type="float">
            <text:p>1,763</text:p>
          </table:table-cell>
          <table:table-cell table:style-name="ce59" office:value-type="float" office:value="1706" calcext:value-type="float">
            <text:p>1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3" calcext:value-type="float">
            <text:p>1,963</text:p>
          </table:table-cell>
          <table:table-cell table:style-name="ce43" office:value-type="float" office:value="6713" calcext:value-type="float">
            <text:p>6,713</text:p>
          </table:table-cell>
          <table:table-cell table:style-name="ce43" office:value-type="float" office:value="3451" calcext:value-type="float">
            <text:p>3,451</text:p>
          </table:table-cell>
          <table:table-cell table:style-name="ce59" office:value-type="float" office:value="3262" calcext:value-type="float">
            <text:p>3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79" calcext:value-type="float">
            <text:p>1,279</text:p>
          </table:table-cell>
          <table:table-cell table:style-name="ce43" office:value-type="float" office:value="5301" calcext:value-type="float">
            <text:p>5,301</text:p>
          </table:table-cell>
          <table:table-cell table:style-name="ce43" office:value-type="float" office:value="2767" calcext:value-type="float">
            <text:p>2,767</text:p>
          </table:table-cell>
          <table:table-cell table:style-name="ce59" office:value-type="float" office:value="2534" calcext:value-type="float">
            <text:p>2,5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18" calcext:value-type="float">
            <text:p>2,218</text:p>
          </table:table-cell>
          <table:table-cell table:style-name="ce43" office:value-type="float" office:value="7627" calcext:value-type="float">
            <text:p>7,627</text:p>
          </table:table-cell>
          <table:table-cell table:style-name="ce43" office:value-type="float" office:value="3887" calcext:value-type="float">
            <text:p>3,887</text:p>
          </table:table-cell>
          <table:table-cell table:style-name="ce59" office:value-type="float" office:value="3740" calcext:value-type="float">
            <text:p>3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2" calcext:value-type="float">
            <text:p>1,342</text:p>
          </table:table-cell>
          <table:table-cell table:style-name="ce43" office:value-type="float" office:value="4874" calcext:value-type="float">
            <text:p>4,874</text:p>
          </table:table-cell>
          <table:table-cell table:style-name="ce43" office:value-type="float" office:value="2497" calcext:value-type="float">
            <text:p>2,497</text:p>
          </table:table-cell>
          <table:table-cell table:style-name="ce59" office:value-type="float" office:value="2377" calcext:value-type="float">
            <text:p>2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4" calcext:value-type="float">
            <text:p>1,504</text:p>
          </table:table-cell>
          <table:table-cell table:style-name="ce43" office:value-type="float" office:value="4906" calcext:value-type="float">
            <text:p>4,906</text:p>
          </table:table-cell>
          <table:table-cell table:style-name="ce43" office:value-type="float" office:value="2526" calcext:value-type="float">
            <text:p>2,526</text:p>
          </table:table-cell>
          <table:table-cell table:style-name="ce59" office:value-type="float" office:value="2380" calcext:value-type="float">
            <text:p>2,38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9" calcext:value-type="float">
            <text:p>1,869</text:p>
          </table:table-cell>
          <table:table-cell table:style-name="ce44" office:value-type="float" office:value="4860" calcext:value-type="float">
            <text:p>4,860</text:p>
          </table:table-cell>
          <table:table-cell table:style-name="ce44" office:value-type="float" office:value="2499" calcext:value-type="float">
            <text:p>2,499</text:p>
          </table:table-cell>
          <table:table-cell table:style-name="ce60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1968" calcext:value-type="float">
            <text:p>81,968</text:p>
          </table:table-cell>
          <table:table-cell table:style-name="ce42" office:value-type="float" office:value="225170" calcext:value-type="float">
            <text:p>225,170</text:p>
          </table:table-cell>
          <table:table-cell table:style-name="ce42" office:value-type="float" office:value="116851" calcext:value-type="float">
            <text:p>116,851</text:p>
          </table:table-cell>
          <table:table-cell table:style-name="ce58" office:value-type="float" office:value="108319" calcext:value-type="float">
            <text:p>108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871" calcext:value-type="float">
            <text:p>38,871</text:p>
          </table:table-cell>
          <table:table-cell table:style-name="ce43" office:value-type="float" office:value="107029" calcext:value-type="float">
            <text:p>107,029</text:p>
          </table:table-cell>
          <table:table-cell table:style-name="ce43" office:value-type="float" office:value="53865" calcext:value-type="float">
            <text:p>53,865</text:p>
          </table:table-cell>
          <table:table-cell table:style-name="ce59" office:value-type="float" office:value="53164" calcext:value-type="float">
            <text:p>53,1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64" calcext:value-type="float">
            <text:p>5,464</text:p>
          </table:table-cell>
          <table:table-cell table:style-name="ce43" office:value-type="float" office:value="15051" calcext:value-type="float">
            <text:p>15,051</text:p>
          </table:table-cell>
          <table:table-cell table:style-name="ce43" office:value-type="float" office:value="7949" calcext:value-type="float">
            <text:p>7,949</text:p>
          </table:table-cell>
          <table:table-cell table:style-name="ce59" office:value-type="float" office:value="7102" calcext:value-type="float">
            <text:p>7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55" calcext:value-type="float">
            <text:p>3,255</text:p>
          </table:table-cell>
          <table:table-cell table:style-name="ce43" office:value-type="float" office:value="9199" calcext:value-type="float">
            <text:p>9,199</text:p>
          </table:table-cell>
          <table:table-cell table:style-name="ce43" office:value-type="float" office:value="4817" calcext:value-type="float">
            <text:p>4,817</text:p>
          </table:table-cell>
          <table:table-cell table:style-name="ce59" office:value-type="float" office:value="4382" calcext:value-type="float">
            <text:p>4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38" calcext:value-type="float">
            <text:p>6,638</text:p>
          </table:table-cell>
          <table:table-cell table:style-name="ce43" office:value-type="float" office:value="17768" calcext:value-type="float">
            <text:p>17,768</text:p>
          </table:table-cell>
          <table:table-cell table:style-name="ce43" office:value-type="float" office:value="9477" calcext:value-type="float">
            <text:p>9,477</text:p>
          </table:table-cell>
          <table:table-cell table:style-name="ce59" office:value-type="float" office:value="8291" calcext:value-type="float">
            <text:p>8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6" calcext:value-type="float">
            <text:p>2,526</text:p>
          </table:table-cell>
          <table:table-cell table:style-name="ce43" office:value-type="float" office:value="6649" calcext:value-type="float">
            <text:p>6,649</text:p>
          </table:table-cell>
          <table:table-cell table:style-name="ce43" office:value-type="float" office:value="3456" calcext:value-type="float">
            <text:p>3,456</text:p>
          </table:table-cell>
          <table:table-cell table:style-name="ce59" office:value-type="float" office:value="3193" calcext:value-type="float">
            <text:p>3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6" calcext:value-type="float">
            <text:p>4,616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43" office:value-type="float" office:value="6136" calcext:value-type="float">
            <text:p>6,136</text:p>
          </table:table-cell>
          <table:table-cell table:style-name="ce59" office:value-type="float" office:value="5417" calcext:value-type="float">
            <text:p>5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2" calcext:value-type="float">
            <text:p>3,742</text:p>
          </table:table-cell>
          <table:table-cell table:style-name="ce43" office:value-type="float" office:value="9034" calcext:value-type="float">
            <text:p>9,034</text:p>
          </table:table-cell>
          <table:table-cell table:style-name="ce43" office:value-type="float" office:value="4984" calcext:value-type="float">
            <text:p>4,984</text:p>
          </table:table-cell>
          <table:table-cell table:style-name="ce59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2" calcext:value-type="float">
            <text:p>2,922</text:p>
          </table:table-cell>
          <table:table-cell table:style-name="ce43" office:value-type="float" office:value="7778" calcext:value-type="float">
            <text:p>7,778</text:p>
          </table:table-cell>
          <table:table-cell table:style-name="ce43" office:value-type="float" office:value="4417" calcext:value-type="float">
            <text:p>4,417</text:p>
          </table:table-cell>
          <table:table-cell table:style-name="ce59" office:value-type="float" office:value="3361" calcext:value-type="float">
            <text:p>3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18" calcext:value-type="float">
            <text:p>3,118</text:p>
          </table:table-cell>
          <table:table-cell table:style-name="ce43" office:value-type="float" office:value="8259" calcext:value-type="float">
            <text:p>8,259</text:p>
          </table:table-cell>
          <table:table-cell table:style-name="ce43" office:value-type="float" office:value="4431" calcext:value-type="float">
            <text:p>4,431</text:p>
          </table:table-cell>
          <table:table-cell table:style-name="ce59" office:value-type="float" office:value="3828" calcext:value-type="float">
            <text:p>3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70" calcext:value-type="float">
            <text:p>3,270</text:p>
          </table:table-cell>
          <table:table-cell table:style-name="ce43" office:value-type="float" office:value="8662" calcext:value-type="float">
            <text:p>8,662</text:p>
          </table:table-cell>
          <table:table-cell table:style-name="ce43" office:value-type="float" office:value="4552" calcext:value-type="float">
            <text:p>4,552</text:p>
          </table:table-cell>
          <table:table-cell table:style-name="ce59" office:value-type="float" office:value="4110" calcext:value-type="float">
            <text:p>4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3" office:value-type="float" office:value="3806" calcext:value-type="float">
            <text:p>3,806</text:p>
          </table:table-cell>
          <table:table-cell table:style-name="ce43" office:value-type="float" office:value="2001" calcext:value-type="float">
            <text:p>2,001</text:p>
          </table:table-cell>
          <table:table-cell table:style-name="ce59" office:value-type="float" office:value="1805" calcext:value-type="float">
            <text:p>1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5" calcext:value-type="float">
            <text:p>1,075</text:p>
          </table:table-cell>
          <table:table-cell table:style-name="ce43" office:value-type="float" office:value="3626" calcext:value-type="float">
            <text:p>3,626</text:p>
          </table:table-cell>
          <table:table-cell table:style-name="ce43" office:value-type="float" office:value="1955" calcext:value-type="float">
            <text:p>1,955</text:p>
          </table:table-cell>
          <table:table-cell table:style-name="ce59" office:value-type="float" office:value="1671" calcext:value-type="float">
            <text:p>1,6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3" office:value-type="float" office:value="4388" calcext:value-type="float">
            <text:p>4,388</text:p>
          </table:table-cell>
          <table:table-cell table:style-name="ce43" office:value-type="float" office:value="2367" calcext:value-type="float">
            <text:p>2,367</text:p>
          </table:table-cell>
          <table:table-cell table:style-name="ce59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70" calcext:value-type="float">
            <text:p>1,470</text:p>
          </table:table-cell>
          <table:table-cell table:style-name="ce43" office:value-type="float" office:value="3775" calcext:value-type="float">
            <text:p>3,775</text:p>
          </table:table-cell>
          <table:table-cell table:style-name="ce43" office:value-type="float" office:value="2051" calcext:value-type="float">
            <text:p>2,051</text:p>
          </table:table-cell>
          <table:table-cell table:style-name="ce59" office:value-type="float" office:value="1724" calcext:value-type="float">
            <text:p>1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0" calcext:value-type="float">
            <text:p>1,110</text:p>
          </table:table-cell>
          <table:table-cell table:style-name="ce43" office:value-type="float" office:value="3650" calcext:value-type="float">
            <text:p>3,650</text:p>
          </table:table-cell>
          <table:table-cell table:style-name="ce43" office:value-type="float" office:value="1877" calcext:value-type="float">
            <text:p>1,877</text:p>
          </table:table-cell>
          <table:table-cell table:style-name="ce59" office:value-type="float" office:value="1773" calcext:value-type="float">
            <text:p>1,77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06" calcext:value-type="float">
            <text:p>1,706</text:p>
          </table:table-cell>
          <table:table-cell table:style-name="ce44" office:value-type="float" office:value="4943" calcext:value-type="float">
            <text:p>4,943</text:p>
          </table:table-cell>
          <table:table-cell table:style-name="ce44" office:value-type="float" office:value="2516" calcext:value-type="float">
            <text:p>2,516</text:p>
          </table:table-cell>
          <table:table-cell table:style-name="ce60" office:value-type="float" office:value="2427" calcext:value-type="float">
            <text:p>2,427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3873" calcext:value-type="float">
            <text:p>123,873</text:p>
          </table:table-cell>
          <table:table-cell table:style-name="ce42" office:value-type="float" office:value="333707" calcext:value-type="float">
            <text:p>333,707</text:p>
          </table:table-cell>
          <table:table-cell table:style-name="ce42" office:value-type="float" office:value="170628" calcext:value-type="float">
            <text:p>170,628</text:p>
          </table:table-cell>
          <table:table-cell table:style-name="ce58" office:value-type="float" office:value="163079" calcext:value-type="float">
            <text:p>163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01" calcext:value-type="float">
            <text:p>41,201</text:p>
          </table:table-cell>
          <table:table-cell table:style-name="ce43" office:value-type="float" office:value="106574" calcext:value-type="float">
            <text:p>106,574</text:p>
          </table:table-cell>
          <table:table-cell table:style-name="ce43" office:value-type="float" office:value="51815" calcext:value-type="float">
            <text:p>51,815</text:p>
          </table:table-cell>
          <table:table-cell table:style-name="ce59" office:value-type="float" office:value="54759" calcext:value-type="float">
            <text:p>54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9" calcext:value-type="float">
            <text:p>4,429</text:p>
          </table:table-cell>
          <table:table-cell table:style-name="ce43" office:value-type="float" office:value="11317" calcext:value-type="float">
            <text:p>11,317</text:p>
          </table:table-cell>
          <table:table-cell table:style-name="ce43" office:value-type="float" office:value="5959" calcext:value-type="float">
            <text:p>5,959</text:p>
          </table:table-cell>
          <table:table-cell table:style-name="ce59" office:value-type="float" office:value="5358" calcext:value-type="float">
            <text:p>5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8" calcext:value-type="float">
            <text:p>8,918</text:p>
          </table:table-cell>
          <table:table-cell table:style-name="ce43" office:value-type="float" office:value="25545" calcext:value-type="float">
            <text:p>25,545</text:p>
          </table:table-cell>
          <table:table-cell table:style-name="ce43" office:value-type="float" office:value="13695" calcext:value-type="float">
            <text:p>13,695</text:p>
          </table:table-cell>
          <table:table-cell table:style-name="ce59" office:value-type="float" office:value="11850" calcext:value-type="float">
            <text:p>11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496" calcext:value-type="float">
            <text:p>7,496</text:p>
          </table:table-cell>
          <table:table-cell table:style-name="ce43" office:value-type="float" office:value="20237" calcext:value-type="float">
            <text:p>20,237</text:p>
          </table:table-cell>
          <table:table-cell table:style-name="ce43" office:value-type="float" office:value="10459" calcext:value-type="float">
            <text:p>10,459</text:p>
          </table:table-cell>
          <table:table-cell table:style-name="ce59" office:value-type="float" office:value="9778" calcext:value-type="float">
            <text:p>9,7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857" calcext:value-type="float">
            <text:p>30,857</text:p>
          </table:table-cell>
          <table:table-cell table:style-name="ce43" office:value-type="float" office:value="82233" calcext:value-type="float">
            <text:p>82,233</text:p>
          </table:table-cell>
          <table:table-cell table:style-name="ce43" office:value-type="float" office:value="41776" calcext:value-type="float">
            <text:p>41,776</text:p>
          </table:table-cell>
          <table:table-cell table:style-name="ce59" office:value-type="float" office:value="40457" calcext:value-type="float">
            <text:p>40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78" calcext:value-type="float">
            <text:p>6,978</text:p>
          </table:table-cell>
          <table:table-cell table:style-name="ce43" office:value-type="float" office:value="18240" calcext:value-type="float">
            <text:p>18,240</text:p>
          </table:table-cell>
          <table:table-cell table:style-name="ce43" office:value-type="float" office:value="9776" calcext:value-type="float">
            <text:p>9,776</text:p>
          </table:table-cell>
          <table:table-cell table:style-name="ce59" office:value-type="float" office:value="8464" calcext:value-type="float">
            <text:p>8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0" calcext:value-type="float">
            <text:p>5,050</text:p>
          </table:table-cell>
          <table:table-cell table:style-name="ce43" office:value-type="float" office:value="13475" calcext:value-type="float">
            <text:p>13,475</text:p>
          </table:table-cell>
          <table:table-cell table:style-name="ce43" office:value-type="float" office:value="7172" calcext:value-type="float">
            <text:p>7,172</text:p>
          </table:table-cell>
          <table:table-cell table:style-name="ce59" office:value-type="float" office:value="6303" calcext:value-type="float">
            <text:p>6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54" calcext:value-type="float">
            <text:p>1,754</text:p>
          </table:table-cell>
          <table:table-cell table:style-name="ce43" office:value-type="float" office:value="4796" calcext:value-type="float">
            <text:p>4,796</text:p>
          </table:table-cell>
          <table:table-cell table:style-name="ce43" office:value-type="float" office:value="2647" calcext:value-type="float">
            <text:p>2,647</text:p>
          </table:table-cell>
          <table:table-cell table:style-name="ce59" office:value-type="float" office:value="2149" calcext:value-type="float">
            <text:p>2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0" calcext:value-type="float">
            <text:p>4,660</text:p>
          </table:table-cell>
          <table:table-cell table:style-name="ce43" office:value-type="float" office:value="12219" calcext:value-type="float">
            <text:p>12,219</text:p>
          </table:table-cell>
          <table:table-cell table:style-name="ce43" office:value-type="float" office:value="6551" calcext:value-type="float">
            <text:p>6,551</text:p>
          </table:table-cell>
          <table:table-cell table:style-name="ce59" office:value-type="float" office:value="5668" calcext:value-type="float">
            <text:p>5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5" calcext:value-type="float">
            <text:p>4,005</text:p>
          </table:table-cell>
          <table:table-cell table:style-name="ce43" office:value-type="float" office:value="10948" calcext:value-type="float">
            <text:p>10,948</text:p>
          </table:table-cell>
          <table:table-cell table:style-name="ce43" office:value-type="float" office:value="5958" calcext:value-type="float">
            <text:p>5,958</text:p>
          </table:table-cell>
          <table:table-cell table:style-name="ce59" office:value-type="float" office:value="4990" calcext:value-type="float">
            <text:p>4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0" calcext:value-type="float">
            <text:p>4,770</text:p>
          </table:table-cell>
          <table:table-cell table:style-name="ce43" office:value-type="float" office:value="15399" calcext:value-type="float">
            <text:p>15,399</text:p>
          </table:table-cell>
          <table:table-cell table:style-name="ce43" office:value-type="float" office:value="7956" calcext:value-type="float">
            <text:p>7,956</text:p>
          </table:table-cell>
          <table:table-cell table:style-name="ce59" office:value-type="float" office:value="7443" calcext:value-type="float">
            <text:p>7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0" calcext:value-type="float">
            <text:p>2,080</text:p>
          </table:table-cell>
          <table:table-cell table:style-name="ce43" office:value-type="float" office:value="6501" calcext:value-type="float">
            <text:p>6,501</text:p>
          </table:table-cell>
          <table:table-cell table:style-name="ce43" office:value-type="float" office:value="3450" calcext:value-type="float">
            <text:p>3,450</text:p>
          </table:table-cell>
          <table:table-cell table:style-name="ce59" office:value-type="float" office:value="3051" calcext:value-type="float">
            <text:p>3,05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5" calcext:value-type="float">
            <text:p>1,675</text:p>
          </table:table-cell>
          <table:table-cell table:style-name="ce44" office:value-type="float" office:value="6223" calcext:value-type="float">
            <text:p>6,223</text:p>
          </table:table-cell>
          <table:table-cell table:style-name="ce44" office:value-type="float" office:value="3414" calcext:value-type="float">
            <text:p>3,414</text:p>
          </table:table-cell>
          <table:table-cell table:style-name="ce60" office:value-type="float" office:value="2809" calcext:value-type="float">
            <text:p>2,80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365" calcext:value-type="float">
            <text:p>37,365</text:p>
          </table:table-cell>
          <table:table-cell table:style-name="ce42" office:value-type="float" office:value="101176" calcext:value-type="float">
            <text:p>101,176</text:p>
          </table:table-cell>
          <table:table-cell table:style-name="ce42" office:value-type="float" office:value="52077" calcext:value-type="float">
            <text:p>52,077</text:p>
          </table:table-cell>
          <table:table-cell table:style-name="ce58" office:value-type="float" office:value="49099" calcext:value-type="float">
            <text:p>49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490" calcext:value-type="float">
            <text:p>22,490</text:p>
          </table:table-cell>
          <table:table-cell table:style-name="ce43" office:value-type="float" office:value="59732" calcext:value-type="float">
            <text:p>59,732</text:p>
          </table:table-cell>
          <table:table-cell table:style-name="ce43" office:value-type="float" office:value="30343" calcext:value-type="float">
            <text:p>30,343</text:p>
          </table:table-cell>
          <table:table-cell table:style-name="ce59" office:value-type="float" office:value="29389" calcext:value-type="float">
            <text:p>29,3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04" calcext:value-type="float">
            <text:p>5,304</text:p>
          </table:table-cell>
          <table:table-cell table:style-name="ce43" office:value-type="float" office:value="14294" calcext:value-type="float">
            <text:p>14,294</text:p>
          </table:table-cell>
          <table:table-cell table:style-name="ce43" office:value-type="float" office:value="7536" calcext:value-type="float">
            <text:p>7,536</text:p>
          </table:table-cell>
          <table:table-cell table:style-name="ce59" office:value-type="float" office:value="6758" calcext:value-type="float">
            <text:p>6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16" calcext:value-type="float">
            <text:p>3,316</text:p>
          </table:table-cell>
          <table:table-cell table:style-name="ce43" office:value-type="float" office:value="9751" calcext:value-type="float">
            <text:p>9,751</text:p>
          </table:table-cell>
          <table:table-cell table:style-name="ce43" office:value-type="float" office:value="5113" calcext:value-type="float">
            <text:p>5,113</text:p>
          </table:table-cell>
          <table:table-cell table:style-name="ce59" office:value-type="float" office:value="4638" calcext:value-type="float">
            <text:p>4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0" calcext:value-type="float">
            <text:p>2,940</text:p>
          </table:table-cell>
          <table:table-cell table:style-name="ce43" office:value-type="float" office:value="8486" calcext:value-type="float">
            <text:p>8,486</text:p>
          </table:table-cell>
          <table:table-cell table:style-name="ce43" office:value-type="float" office:value="4356" calcext:value-type="float">
            <text:p>4,356</text:p>
          </table:table-cell>
          <table:table-cell table:style-name="ce59" office:value-type="float" office:value="4130" calcext:value-type="float">
            <text:p>4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120" calcext:value-type="float">
            <text:p>5,120</text:p>
          </table:table-cell>
          <table:table-cell table:style-name="ce43" office:value-type="float" office:value="2746" calcext:value-type="float">
            <text:p>2,746</text:p>
          </table:table-cell>
          <table:table-cell table:style-name="ce59" office:value-type="float" office:value="2374" calcext:value-type="float">
            <text:p>2,3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5" calcext:value-type="float">
            <text:p>1,325</text:p>
          </table:table-cell>
          <table:table-cell table:style-name="ce44" office:value-type="float" office:value="3793" calcext:value-type="float">
            <text:p>3,793</text:p>
          </table:table-cell>
          <table:table-cell table:style-name="ce44" office:value-type="float" office:value="1983" calcext:value-type="float">
            <text:p>1,983</text:p>
          </table:table-cell>
          <table:table-cell table:style-name="ce60" office:value-type="float" office:value="1810" calcext:value-type="float">
            <text:p>1,8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50135" calcext:value-type="float">
            <text:p>150,135</text:p>
          </table:table-cell>
          <table:table-cell table:style-name="ce42" office:value-type="float" office:value="373702" calcext:value-type="float">
            <text:p>373,702</text:p>
          </table:table-cell>
          <table:table-cell table:style-name="ce42" office:value-type="float" office:value="187941" calcext:value-type="float">
            <text:p>187,941</text:p>
          </table:table-cell>
          <table:table-cell table:style-name="ce58" office:value-type="float" office:value="185761" calcext:value-type="float">
            <text:p>185,76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364" calcext:value-type="float">
            <text:p>22,364</text:p>
          </table:table-cell>
          <table:table-cell table:style-name="ce43" office:value-type="float" office:value="53185" calcext:value-type="float">
            <text:p>53,185</text:p>
          </table:table-cell>
          <table:table-cell table:style-name="ce43" office:value-type="float" office:value="27231" calcext:value-type="float">
            <text:p>27,231</text:p>
          </table:table-cell>
          <table:table-cell table:style-name="ce59" office:value-type="float" office:value="25954" calcext:value-type="float">
            <text:p>25,95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822" calcext:value-type="float">
            <text:p>20,822</text:p>
          </table:table-cell>
          <table:table-cell table:style-name="ce43" office:value-type="float" office:value="53926" calcext:value-type="float">
            <text:p>53,926</text:p>
          </table:table-cell>
          <table:table-cell table:style-name="ce43" office:value-type="float" office:value="27292" calcext:value-type="float">
            <text:p>27,292</text:p>
          </table:table-cell>
          <table:table-cell table:style-name="ce59" office:value-type="float" office:value="26634" calcext:value-type="float">
            <text:p>26,63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109" calcext:value-type="float">
            <text:p>15,109</text:p>
          </table:table-cell>
          <table:table-cell table:style-name="ce43" office:value-type="float" office:value="38102" calcext:value-type="float">
            <text:p>38,102</text:p>
          </table:table-cell>
          <table:table-cell table:style-name="ce43" office:value-type="float" office:value="19252" calcext:value-type="float">
            <text:p>19,252</text:p>
          </table:table-cell>
          <table:table-cell table:style-name="ce59" office:value-type="float" office:value="18850" calcext:value-type="float">
            <text:p>18,85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27" calcext:value-type="float">
            <text:p>19,527</text:p>
          </table:table-cell>
          <table:table-cell table:style-name="ce43" office:value-type="float" office:value="46701" calcext:value-type="float">
            <text:p>46,701</text:p>
          </table:table-cell>
          <table:table-cell table:style-name="ce43" office:value-type="float" office:value="23016" calcext:value-type="float">
            <text:p>23,016</text:p>
          </table:table-cell>
          <table:table-cell table:style-name="ce59" office:value-type="float" office:value="23685" calcext:value-type="float">
            <text:p>23,68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291" calcext:value-type="float">
            <text:p>19,291</text:p>
          </table:table-cell>
          <table:table-cell table:style-name="ce43" office:value-type="float" office:value="48831" calcext:value-type="float">
            <text:p>48,831</text:p>
          </table:table-cell>
          <table:table-cell table:style-name="ce43" office:value-type="float" office:value="24870" calcext:value-type="float">
            <text:p>24,870</text:p>
          </table:table-cell>
          <table:table-cell table:style-name="ce59" office:value-type="float" office:value="23961" calcext:value-type="float">
            <text:p>23,96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198" calcext:value-type="float">
            <text:p>32,198</text:p>
          </table:table-cell>
          <table:table-cell table:style-name="ce43" office:value-type="float" office:value="81754" calcext:value-type="float">
            <text:p>81,754</text:p>
          </table:table-cell>
          <table:table-cell table:style-name="ce43" office:value-type="float" office:value="40725" calcext:value-type="float">
            <text:p>40,725</text:p>
          </table:table-cell>
          <table:table-cell table:style-name="ce59" office:value-type="float" office:value="41029" calcext:value-type="float">
            <text:p>41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24" calcext:value-type="float">
            <text:p>20,824</text:p>
          </table:table-cell>
          <table:table-cell table:style-name="ce44" office:value-type="float" office:value="51203" calcext:value-type="float">
            <text:p>51,203</text:p>
          </table:table-cell>
          <table:table-cell table:style-name="ce44" office:value-type="float" office:value="25555" calcext:value-type="float">
            <text:p>25,555</text:p>
          </table:table-cell>
          <table:table-cell table:style-name="ce60" office:value-type="float" office:value="25648" calcext:value-type="float">
            <text:p>25,648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3849" calcext:value-type="float">
            <text:p>153,849</text:p>
          </table:table-cell>
          <table:table-cell table:style-name="ce42" office:value-type="float" office:value="430295" calcext:value-type="float">
            <text:p>430,295</text:p>
          </table:table-cell>
          <table:table-cell table:style-name="ce42" office:value-type="float" office:value="213046" calcext:value-type="float">
            <text:p>213,046</text:p>
          </table:table-cell>
          <table:table-cell table:style-name="ce58" office:value-type="float" office:value="217249" calcext:value-type="float">
            <text:p>217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415" calcext:value-type="float">
            <text:p>74,415</text:p>
          </table:table-cell>
          <table:table-cell table:style-name="ce43" office:value-type="float" office:value="205954" calcext:value-type="float">
            <text:p>205,954</text:p>
          </table:table-cell>
          <table:table-cell table:style-name="ce43" office:value-type="float" office:value="101489" calcext:value-type="float">
            <text:p>101,489</text:p>
          </table:table-cell>
          <table:table-cell table:style-name="ce59" office:value-type="float" office:value="104465" calcext:value-type="float">
            <text:p>104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3994" calcext:value-type="float">
            <text:p>53,994</text:p>
          </table:table-cell>
          <table:table-cell table:style-name="ce43" office:value-type="float" office:value="148310" calcext:value-type="float">
            <text:p>148,310</text:p>
          </table:table-cell>
          <table:table-cell table:style-name="ce43" office:value-type="float" office:value="72805" calcext:value-type="float">
            <text:p>72,805</text:p>
          </table:table-cell>
          <table:table-cell table:style-name="ce59" office:value-type="float" office:value="75505" calcext:value-type="float">
            <text:p>75,50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440" calcext:value-type="float">
            <text:p>25,440</text:p>
          </table:table-cell>
          <table:table-cell table:style-name="ce44" office:value-type="float" office:value="76031" calcext:value-type="float">
            <text:p>76,031</text:p>
          </table:table-cell>
          <table:table-cell table:style-name="ce44" office:value-type="float" office:value="38752" calcext:value-type="float">
            <text:p>38,752</text:p>
          </table:table-cell>
          <table:table-cell table:style-name="ce60" office:value-type="float" office:value="37279" calcext:value-type="float">
            <text:p>37,27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7940" calcext:value-type="float">
            <text:p>97,940</text:p>
          </table:table-cell>
          <table:table-cell table:style-name="ce42" office:value-type="float" office:value="270818" calcext:value-type="float">
            <text:p>270,818</text:p>
          </table:table-cell>
          <table:table-cell table:style-name="ce42" office:value-type="float" office:value="132427" calcext:value-type="float">
            <text:p>132,427</text:p>
          </table:table-cell>
          <table:table-cell table:style-name="ce58" office:value-type="float" office:value="138391" calcext:value-type="float">
            <text:p>138,3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048" calcext:value-type="float">
            <text:p>45,048</text:p>
          </table:table-cell>
          <table:table-cell table:style-name="ce43" office:value-type="float" office:value="123540" calcext:value-type="float">
            <text:p>123,540</text:p>
          </table:table-cell>
          <table:table-cell table:style-name="ce43" office:value-type="float" office:value="59995" calcext:value-type="float">
            <text:p>59,995</text:p>
          </table:table-cell>
          <table:table-cell table:style-name="ce59" office:value-type="float" office:value="63545" calcext:value-type="float">
            <text:p>63,54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2892" calcext:value-type="float">
            <text:p>52,892</text:p>
          </table:table-cell>
          <table:table-cell table:style-name="ce44" office:value-type="float" office:value="147278" calcext:value-type="float">
            <text:p>147,278</text:p>
          </table:table-cell>
          <table:table-cell table:style-name="ce44" office:value-type="float" office:value="72432" calcext:value-type="float">
            <text:p>72,432</text:p>
          </table:table-cell>
          <table:table-cell table:style-name="ce60" office:value-type="float" office:value="74846" calcext:value-type="float">
            <text:p>74,84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266" calcext:value-type="float">
            <text:p>37,266</text:p>
          </table:table-cell>
          <table:table-cell table:style-name="ce42" office:value-type="float" office:value="124616" calcext:value-type="float">
            <text:p>124,616</text:p>
          </table:table-cell>
          <table:table-cell table:style-name="ce42" office:value-type="float" office:value="62562" calcext:value-type="float">
            <text:p>62,562</text:p>
          </table:table-cell>
          <table:table-cell table:style-name="ce58" office:value-type="float" office:value="62054" calcext:value-type="float">
            <text:p>62,0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364" calcext:value-type="float">
            <text:p>12,364</text:p>
          </table:table-cell>
          <table:table-cell table:style-name="ce43" office:value-type="float" office:value="40241" calcext:value-type="float">
            <text:p>40,241</text:p>
          </table:table-cell>
          <table:table-cell table:style-name="ce43" office:value-type="float" office:value="20199" calcext:value-type="float">
            <text:p>20,199</text:p>
          </table:table-cell>
          <table:table-cell table:style-name="ce59" office:value-type="float" office:value="20042" calcext:value-type="float">
            <text:p>20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52" calcext:value-type="float">
            <text:p>8,252</text:p>
          </table:table-cell>
          <table:table-cell table:style-name="ce43" office:value-type="float" office:value="26875" calcext:value-type="float">
            <text:p>26,875</text:p>
          </table:table-cell>
          <table:table-cell table:style-name="ce43" office:value-type="float" office:value="13580" calcext:value-type="float">
            <text:p>13,580</text:p>
          </table:table-cell>
          <table:table-cell table:style-name="ce59" office:value-type="float" office:value="13295" calcext:value-type="float">
            <text:p>13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00" calcext:value-type="float">
            <text:p>6,000</text:p>
          </table:table-cell>
          <table:table-cell table:style-name="ce43" office:value-type="float" office:value="19141" calcext:value-type="float">
            <text:p>19,141</text:p>
          </table:table-cell>
          <table:table-cell table:style-name="ce43" office:value-type="float" office:value="9504" calcext:value-type="float">
            <text:p>9,504</text:p>
          </table:table-cell>
          <table:table-cell table:style-name="ce59" office:value-type="float" office:value="9637" calcext:value-type="float">
            <text:p>9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534" calcext:value-type="float">
            <text:p>7,534</text:p>
          </table:table-cell>
          <table:table-cell table:style-name="ce43" office:value-type="float" office:value="26022" calcext:value-type="float">
            <text:p>26,022</text:p>
          </table:table-cell>
          <table:table-cell table:style-name="ce43" office:value-type="float" office:value="13181" calcext:value-type="float">
            <text:p>13,181</text:p>
          </table:table-cell>
          <table:table-cell table:style-name="ce59" office:value-type="float" office:value="12841" calcext:value-type="float">
            <text:p>12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82" calcext:value-type="float">
            <text:p>2,982</text:p>
          </table:table-cell>
          <table:table-cell table:style-name="ce43" office:value-type="float" office:value="11671" calcext:value-type="float">
            <text:p>11,671</text:p>
          </table:table-cell>
          <table:table-cell table:style-name="ce43" office:value-type="float" office:value="5763" calcext:value-type="float">
            <text:p>5,763</text:p>
          </table:table-cell>
          <table:table-cell table:style-name="ce59" office:value-type="float" office:value="5908" calcext:value-type="float">
            <text:p>5,9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6" calcext:value-type="float">
            <text:p>666</text:p>
          </table:table-cell>
          <table:table-cell table:style-name="ce44" office:value-type="float" office:value="335" calcext:value-type="float">
            <text:p>335</text:p>
          </table:table-cell>
          <table:table-cell table:style-name="ce60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7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58" calcext:value-type="float">
            <text:p>2,458</text:p>
          </table:table-cell>
          <table:table-cell table:style-name="ce42" office:value-type="float" office:value="12461" calcext:value-type="float">
            <text:p>12,461</text:p>
          </table:table-cell>
          <table:table-cell table:style-name="ce42" office:value-type="float" office:value="7129" calcext:value-type="float">
            <text:p>7,129</text:p>
          </table:table-cell>
          <table:table-cell table:style-name="ce58" office:value-type="float" office:value="5332" calcext:value-type="float">
            <text:p>5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16" calcext:value-type="float">
            <text:p>1,416</text:p>
          </table:table-cell>
          <table:table-cell table:style-name="ce43" office:value-type="float" office:value="7504" calcext:value-type="float">
            <text:p>7,504</text:p>
          </table:table-cell>
          <table:table-cell table:style-name="ce43" office:value-type="float" office:value="4292" calcext:value-type="float">
            <text:p>4,292</text:p>
          </table:table-cell>
          <table:table-cell table:style-name="ce59" office:value-type="float" office:value="3212" calcext:value-type="float">
            <text:p>3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3" calcext:value-type="float">
            <text:p>473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1281" calcext:value-type="float">
            <text:p>1,281</text:p>
          </table:table-cell>
          <table:table-cell table:style-name="ce59" office:value-type="float" office:value="1039" calcext:value-type="float">
            <text:p>1,0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2" calcext:value-type="float">
            <text:p>272</text:p>
          </table:table-cell>
          <table:table-cell table:style-name="ce43" office:value-type="float" office:value="1418" calcext:value-type="float">
            <text:p>1,418</text:p>
          </table:table-cell>
          <table:table-cell table:style-name="ce43" office:value-type="float" office:value="827" calcext:value-type="float">
            <text:p>827</text:p>
          </table:table-cell>
          <table:table-cell table:style-name="ce59" office:value-type="float" office:value="591" calcext:value-type="float">
            <text:p>59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7" calcext:value-type="float">
            <text:p>297</text:p>
          </table:table-cell>
          <table:table-cell table:style-name="ce44" office:value-type="float" office:value="1219" calcext:value-type="float">
            <text:p>1,219</text:p>
          </table:table-cell>
          <table:table-cell table:style-name="ce44" office:value-type="float" office:value="729" calcext:value-type="float">
            <text:p>729</text:p>
          </table:table-cell>
          <table:table-cell table:style-name="ce60" office:value-type="float" office:value="490" calcext:value-type="float">
            <text:p>49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9-04T19:36:21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